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579d1c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600"/>
    </style:style>
    <style:style style:name="ce9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579d1c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15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6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8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600"/>
    </style:style>
    <style:style style:name="ce19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1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22" style:family="table-cell" style:parent-style-name="Default" style:data-style-name="N3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3" style:family="table-cell" style:parent-style-name="Default" style:data-style-name="N4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4" style:family="table-cell" style:parent-style-name="Default" style:data-style-name="N40">
      <style:table-cell-properties style:cell-protect="protected formula-hidden" style:print-content="true" style:text-align-source="fix" style:repeat-content="false" fo:border="none"/>
      <style:paragraph-properties fo:text-align="start" fo:margin-left="0cm"/>
      <style:text-properties fo:color="#579d1c" fo:font-weight="bold" style:font-weight-asian="bold" style:font-weight-complex="bold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30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31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2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3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c5000b" fo:font-weight="bold" style:font-weight-asian="bold" style:font-weight-complex="600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600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600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1" table:allow-empty-cell="true" table:base-cell-address="Tabelle1.B4">
          <table:error-message table:message-type="stop" table:display="true"/>
        </table:content-validation>
        <table:content-validation table:name="val2" table:condition="of:cell-content-is-date() and cell-content-is-between(36526,73050)" table:allow-empty-cell="false" table:base-cell-address="Tabelle1.E388">
          <table:error-message table:message-type="stop" table:display="true"/>
        </table:content-validation>
        <table:content-validation table:name="val3" table:condition="of:cell-content-is-time() and cell-content-is-between(0,0.999305555555556)" table:allow-empty-cell="false" table:base-cell-address="Tabelle1.E391">
          <table:error-message table:message-type="stop" table:display="true"/>
        </table:content-validation>
        <table:content-validation table:name="val4" table:condition="of:cell-content-is-time() and cell-content-is-between(0.125,0.625)" table:allow-empty-cell="false" table:base-cell-address="Tabelle1.E393">
          <table:error-message table:message-type="stop" table:display="true"/>
        </table:content-validation>
        <table:content-validation table:name="val5" table:condition="of:cell-content-is-time() and cell-content-is-between(0.458333333333333,0.958333333333333)" table:allow-empty-cell="false" table:base-cell-address="Tabelle1.E395">
          <table:error-message table:message-type="stop" table:display="true"/>
        </table:content-validation>
        <table:content-validation table:name="val6" table:condition="of:cell-content-is-whole-number() and cell-content-is-between(20,31)" table:allow-empty-cell="false" table:base-cell-address="Tabelle1.E398">
          <table:error-message table:message-type="stop" table:display="true"/>
        </table:content-validation>
      </table:content-validations>
      <table:table table:name="Tabelle1" table:style-name="ta1" table:protected="true">
        <table:table-protection table:select-protected-cells="true" table:select-unprotected-cells="true"/>
        <table:table-column table:style-name="co1" table:default-cell-style-name="ce7"/>
        <table:table-column table:style-name="co1" table:number-columns-repeated="6" table:default-cell-style-name="ce13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1012" table:default-cell-style-name="ce7"/>
        <table:table-row table:style-name="ro1">
          <table:table-cell table:style-name="ce1" office:value-type="string" calcext:value-type="string">
            <text:p>Bit6</text:p>
          </table:table-cell>
          <table:table-cell table:style-name="ce8" office:value-type="string" calcext:value-type="string">
            <text:p>Bit5</text:p>
          </table:table-cell>
          <table:table-cell table:style-name="ce8" office:value-type="string" calcext:value-type="string">
            <text:p>Bit4</text:p>
          </table:table-cell>
          <table:table-cell table:style-name="ce8" office:value-type="string" calcext:value-type="string">
            <text:p>Bit3</text:p>
          </table:table-cell>
          <table:table-cell table:style-name="ce8" office:value-type="string" calcext:value-type="string">
            <text:p>Bit2</text:p>
          </table:table-cell>
          <table:table-cell table:style-name="ce8" office:value-type="string" calcext:value-type="string">
            <text:p>Bit1</text:p>
          </table:table-cell>
          <table:table-cell table:style-name="ce8" office:value-type="string" calcext:value-type="string">
            <text:p>Bit0</text:p>
          </table:table-cell>
          <table:table-cell office:value-type="string" calcext:value-type="string">
            <text:p>Datum / Bedeutung</text:p>
          </table:table-cell>
          <table:table-cell table:number-columns-repeated="4" table:style-name="ce35" office:value-type="string" calcext:value-type="string">
            <text:p>EEP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D6</text:p>
          </table:table-cell>
          <table:table-cell table:style-name="ce8" office:value-type="string" calcext:value-type="string">
            <text:p>LED5</text:p>
          </table:table-cell>
          <table:table-cell table:style-name="ce8" office:value-type="string" calcext:value-type="string">
            <text:p>LED4</text:p>
          </table:table-cell>
          <table:table-cell table:style-name="ce8" office:value-type="string" calcext:value-type="string">
            <text:p>LED3</text:p>
          </table:table-cell>
          <table:table-cell table:style-name="ce8" office:value-type="string" calcext:value-type="string">
            <text:p>LED2</text:p>
          </table:table-cell>
          <table:table-cell table:style-name="ce8" office:value-type="string" calcext:value-type="string">
            <text:p>LED1</text:p>
          </table:table-cell>
          <table:table-cell table:style-name="ce8" office:value-type="string" calcext:value-type="string">
            <text:p>LED0</text:p>
          </table:table-cell>
          <table:table-cell/>
          <table:table-cell table:style-name="ce35" office:value-type="string" calcext:value-type="string">
            <text:p>Adresse</text:p>
          </table:table-cell>
          <table:table-cell table:style-name="ce35" office:value-type="string" calcext:value-type="string">
            <text:p>Datenbyte</text:p>
          </table:table-cell>
          <table:table-cell table:style-name="ce35" office:value-type="string" calcext:value-type="string">
            <text:p>Adresse</text:p>
          </table:table-cell>
          <table:table-cell table:style-name="ce35" office:value-type="string" calcext:value-type="string">
            <text:p>Datenby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nne X</text:p>
          </table:table-cell>
          <table:table-cell table:style-name="ce2" office:value-type="string" calcext:value-type="string">
            <text:p>Tonne Y</text:p>
          </table:table-cell>
          <table:table-cell table:style-name="ce2" office:value-type="string" calcext:value-type="string">
            <text:p>Tonne Z</text:p>
          </table:table-cell>
          <table:table-cell table:style-name="ce2" office:value-type="string" calcext:value-type="string">
            <text:p>Restmüll</text:p>
          </table:table-cell>
          <table:table-cell table:style-name="ce2" office:value-type="string" calcext:value-type="string">
            <text:p>Papier</text:p>
          </table:table-cell>
          <table:table-cell table:style-name="ce2" office:value-type="string" calcext:value-type="string">
            <text:p>Biotonne</text:p>
          </table:table-cell>
          <table:table-cell table:style-name="ce2" office:value-type="string" calcext:value-type="string">
            <text:p>Gelb</text:p>
          </table:table-cell>
          <table:table-cell/>
          <table:table-cell table:number-columns-repeated="2" table:style-name="ce35" office:value-type="string" calcext:value-type="string">
            <text:p>Dez.</text:p>
          </table:table-cell>
          <table:table-cell table:number-columns-repeated="2" table:style-name="ce35" office:value-type="string" calcext:value-type="string">
            <text:p>Hex.</text:p>
          </table:table-cell>
          <table:table-cell table:number-columns-repeated="1012"/>
        </table:table-row>
        <table:table-row table:style-name="ro1">
          <table:table-cell table:style-name="ce3" table:content-validation-name="val1"/>
          <table:table-cell table:style-name="ce9" table:content-validation-name="val1" table:number-columns-repeated="3"/>
          <table:table-cell table:style-name="ce9" table:content-validation-name="val1" office:value-type="float" office:value="1" calcext:value-type="float">
            <text:p>1</text:p>
          </table:table-cell>
          <table:table-cell table:style-name="ce9" table:content-validation-name="val1"/>
          <table:table-cell table:style-name="ce27" table:content-validation-name="val1"/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formula="of:=SUM([.A4] *64;[.B4] *32;[.C4] *16;[.D4] *8;[.E4] * 4;[.F4] * 2;[.G4] * 1)" office:value-type="float" office:value="4" calcext:value-type="float">
            <text:p>4</text:p>
          </table:table-cell>
          <table:table-cell table:formula="of:=DEC2HEX([.I4];4)" office:value-type="string" office:string-value="0000" calcext:value-type="string">
            <text:p>0000</text:p>
          </table:table-cell>
          <table:table-cell table:formula="of:=DEC2HEX([.J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table:formula="of:=SUM([.A5] *64;[.B5] *32;[.C5] *16;[.D5] *8;[.E5] * 4;[.F5] * 2;[.G5] * 1)" office:value-type="float" office:value="1" calcext:value-type="float">
            <text:p>1</text:p>
          </table:table-cell>
          <table:table-cell table:formula="of:=DEC2HEX([.I5];4)" office:value-type="string" office:string-value="0001" calcext:value-type="string">
            <text:p>0001</text:p>
          </table:table-cell>
          <table:table-cell table:formula="of:=DEC2HEX([.J5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table:formula="of:=SUM([.A6] *64;[.B6] *32;[.C6] *16;[.D6] *8;[.E6] * 4;[.F6] * 2;[.G6] * 1)" office:value-type="float" office:value="0" calcext:value-type="float">
            <text:p>0</text:p>
          </table:table-cell>
          <table:table-cell table:formula="of:=DEC2HEX([.I6];4)" office:value-type="string" office:string-value="0002" calcext:value-type="string">
            <text:p>0002</text:p>
          </table:table-cell>
          <table:table-cell table:formula="of:=DEC2HEX([.J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table:formula="of:=SUM([.A7] *64;[.B7] *32;[.C7] *16;[.D7] *8;[.E7] * 4;[.F7] * 2;[.G7] * 1)" office:value-type="float" office:value="0" calcext:value-type="float">
            <text:p>0</text:p>
          </table:table-cell>
          <table:table-cell table:formula="of:=DEC2HEX([.I7];4)" office:value-type="string" office:string-value="0003" calcext:value-type="string">
            <text:p>0003</text:p>
          </table:table-cell>
          <table:table-cell table:formula="of:=DEC2HEX([.J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table:formula="of:=SUM([.A8] *64;[.B8] *32;[.C8] *16;[.D8] *8;[.E8] * 4;[.F8] * 2;[.G8] * 1)" office:value-type="float" office:value="0" calcext:value-type="float">
            <text:p>0</text:p>
          </table:table-cell>
          <table:table-cell table:formula="of:=DEC2HEX([.I8];4)" office:value-type="string" office:string-value="0004" calcext:value-type="string">
            <text:p>0004</text:p>
          </table:table-cell>
          <table:table-cell table:formula="of:=DEC2HEX([.J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  <table:table-cell table:formula="of:=SUM([.A9] *64;[.B9] *32;[.C9] *16;[.D9] *8;[.E9] * 4;[.F9] * 2;[.G9] * 1)" office:value-type="float" office:value="0" calcext:value-type="float">
            <text:p>0</text:p>
          </table:table-cell>
          <table:table-cell table:formula="of:=DEC2HEX([.I9];4)" office:value-type="string" office:string-value="0005" calcext:value-type="string">
            <text:p>0005</text:p>
          </table:table-cell>
          <table:table-cell table:formula="of:=DEC2HEX([.J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</text:p>
          </table:table-cell>
          <table:table-cell office:value-type="float" office:value="6" calcext:value-type="float">
            <text:p>6</text:p>
          </table:table-cell>
          <table:table-cell table:formula="of:=SUM([.A10] *64;[.B10] *32;[.C10] *16;[.D10] *8;[.E10] * 4;[.F10] * 2;[.G10] * 1)" office:value-type="float" office:value="0" calcext:value-type="float">
            <text:p>0</text:p>
          </table:table-cell>
          <table:table-cell table:formula="of:=DEC2HEX([.I10];4)" office:value-type="string" office:string-value="0006" calcext:value-type="string">
            <text:p>0006</text:p>
          </table:table-cell>
          <table:table-cell table:formula="of:=DEC2HEX([.J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8.1</text:p>
          </table:table-cell>
          <table:table-cell office:value-type="float" office:value="7" calcext:value-type="float">
            <text:p>7</text:p>
          </table:table-cell>
          <table:table-cell table:formula="of:=SUM([.A11] *64;[.B11] *32;[.C11] *16;[.D11] *8;[.E11] * 4;[.F11] * 2;[.G11] * 1)" office:value-type="float" office:value="2" calcext:value-type="float">
            <text:p>2</text:p>
          </table:table-cell>
          <table:table-cell table:formula="of:=DEC2HEX([.I11];4)" office:value-type="string" office:string-value="0007" calcext:value-type="string">
            <text:p>0007</text:p>
          </table:table-cell>
          <table:table-cell table:formula="of:=DEC2HEX([.J1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</text:p>
          </table:table-cell>
          <table:table-cell office:value-type="float" office:value="8" calcext:value-type="float">
            <text:p>8</text:p>
          </table:table-cell>
          <table:table-cell table:formula="of:=SUM([.A12] *64;[.B12] *32;[.C12] *16;[.D12] *8;[.E12] * 4;[.F12] * 2;[.G12] * 1)" office:value-type="float" office:value="0" calcext:value-type="float">
            <text:p>0</text:p>
          </table:table-cell>
          <table:table-cell table:formula="of:=DEC2HEX([.I12];4)" office:value-type="string" office:string-value="0008" calcext:value-type="string">
            <text:p>0008</text:p>
          </table:table-cell>
          <table:table-cell table:formula="of:=DEC2HEX([.J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</text:p>
          </table:table-cell>
          <table:table-cell office:value-type="float" office:value="9" calcext:value-type="float">
            <text:p>9</text:p>
          </table:table-cell>
          <table:table-cell table:formula="of:=SUM([.A13] *64;[.B13] *32;[.C13] *16;[.D13] *8;[.E13] * 4;[.F13] * 2;[.G13] * 1)" office:value-type="float" office:value="0" calcext:value-type="float">
            <text:p>0</text:p>
          </table:table-cell>
          <table:table-cell table:formula="of:=DEC2HEX([.I13];4)" office:value-type="string" office:string-value="0009" calcext:value-type="string">
            <text:p>0009</text:p>
          </table:table-cell>
          <table:table-cell table:formula="of:=DEC2HEX([.J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</text:p>
          </table:table-cell>
          <table:table-cell office:value-type="float" office:value="10" calcext:value-type="float">
            <text:p>10</text:p>
          </table:table-cell>
          <table:table-cell table:formula="of:=SUM([.A14] *64;[.B14] *32;[.C14] *16;[.D14] *8;[.E14] * 4;[.F14] * 2;[.G14] * 1)" office:value-type="float" office:value="0" calcext:value-type="float">
            <text:p>0</text:p>
          </table:table-cell>
          <table:table-cell table:formula="of:=DEC2HEX([.I14];4)" office:value-type="string" office:string-value="000A" calcext:value-type="string">
            <text:p>000A</text:p>
          </table:table-cell>
          <table:table-cell table:formula="of:=DEC2HEX([.J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</text:p>
          </table:table-cell>
          <table:table-cell office:value-type="float" office:value="11" calcext:value-type="float">
            <text:p>11</text:p>
          </table:table-cell>
          <table:table-cell table:formula="of:=SUM([.A15] *64;[.B15] *32;[.C15] *16;[.D15] *8;[.E15] * 4;[.F15] * 2;[.G15] * 1)" office:value-type="float" office:value="0" calcext:value-type="float">
            <text:p>0</text:p>
          </table:table-cell>
          <table:table-cell table:formula="of:=DEC2HEX([.I15];4)" office:value-type="string" office:string-value="000B" calcext:value-type="string">
            <text:p>000B</text:p>
          </table:table-cell>
          <table:table-cell table:formula="of:=DEC2HEX([.J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A16] *64;[.B16] *32;[.C16] *16;[.D16] *8;[.E16] * 4;[.F16] * 2;[.G16] * 1)" office:value-type="float" office:value="0" calcext:value-type="float">
            <text:p>0</text:p>
          </table:table-cell>
          <table:table-cell table:formula="of:=DEC2HEX([.I16];4)" office:value-type="string" office:string-value="000C" calcext:value-type="string">
            <text:p>000C</text:p>
          </table:table-cell>
          <table:table-cell table:formula="of:=DEC2HEX([.J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float" office:value="13" calcext:value-type="float">
            <text:p>13</text:p>
          </table:table-cell>
          <table:table-cell table:formula="of:=SUM([.A17] *64;[.B17] *32;[.C17] *16;[.D17] *8;[.E17] * 4;[.F17] * 2;[.G17] * 1)" office:value-type="float" office:value="1" calcext:value-type="float">
            <text:p>1</text:p>
          </table:table-cell>
          <table:table-cell table:formula="of:=DEC2HEX([.I17];4)" office:value-type="string" office:string-value="000D" calcext:value-type="string">
            <text:p>000D</text:p>
          </table:table-cell>
          <table:table-cell table:formula="of:=DEC2HEX([.J1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5.1</text:p>
          </table:table-cell>
          <table:table-cell office:value-type="float" office:value="14" calcext:value-type="float">
            <text:p>14</text:p>
          </table:table-cell>
          <table:table-cell table:formula="of:=SUM([.A18] *64;[.B18] *32;[.C18] *16;[.D18] *8;[.E18] * 4;[.F18] * 2;[.G18] * 1)" office:value-type="float" office:value="8" calcext:value-type="float">
            <text:p>8</text:p>
          </table:table-cell>
          <table:table-cell table:formula="of:=DEC2HEX([.I18];4)" office:value-type="string" office:string-value="000E" calcext:value-type="string">
            <text:p>000E</text:p>
          </table:table-cell>
          <table:table-cell table:formula="of:=DEC2HEX([.J1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</text:p>
          </table:table-cell>
          <table:table-cell office:value-type="float" office:value="15" calcext:value-type="float">
            <text:p>15</text:p>
          </table:table-cell>
          <table:table-cell table:formula="of:=SUM([.A19] *64;[.B19] *32;[.C19] *16;[.D19] *8;[.E19] * 4;[.F19] * 2;[.G19] * 1)" office:value-type="float" office:value="0" calcext:value-type="float">
            <text:p>0</text:p>
          </table:table-cell>
          <table:table-cell table:formula="of:=DEC2HEX([.I19];4)" office:value-type="string" office:string-value="000F" calcext:value-type="string">
            <text:p>000F</text:p>
          </table:table-cell>
          <table:table-cell table:formula="of:=DEC2HEX([.J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</text:p>
          </table:table-cell>
          <table:table-cell office:value-type="float" office:value="16" calcext:value-type="float">
            <text:p>16</text:p>
          </table:table-cell>
          <table:table-cell table:formula="of:=SUM([.A20] *64;[.B20] *32;[.C20] *16;[.D20] *8;[.E20] * 4;[.F20] * 2;[.G20] * 1)" office:value-type="float" office:value="0" calcext:value-type="float">
            <text:p>0</text:p>
          </table:table-cell>
          <table:table-cell table:formula="of:=DEC2HEX([.I20];4)" office:value-type="string" office:string-value="0010" calcext:value-type="string">
            <text:p>0010</text:p>
          </table:table-cell>
          <table:table-cell table:formula="of:=DEC2HEX([.J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</text:p>
          </table:table-cell>
          <table:table-cell office:value-type="float" office:value="17" calcext:value-type="float">
            <text:p>17</text:p>
          </table:table-cell>
          <table:table-cell table:formula="of:=SUM([.A21] *64;[.B21] *32;[.C21] *16;[.D21] *8;[.E21] * 4;[.F21] * 2;[.G21] * 1)" office:value-type="float" office:value="0" calcext:value-type="float">
            <text:p>0</text:p>
          </table:table-cell>
          <table:table-cell table:formula="of:=DEC2HEX([.I21];4)" office:value-type="string" office:string-value="0011" calcext:value-type="string">
            <text:p>0011</text:p>
          </table:table-cell>
          <table:table-cell table:formula="of:=DEC2HEX([.J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</text:p>
          </table:table-cell>
          <table:table-cell office:value-type="float" office:value="18" calcext:value-type="float">
            <text:p>18</text:p>
          </table:table-cell>
          <table:table-cell table:formula="of:=SUM([.A22] *64;[.B22] *32;[.C22] *16;[.D22] *8;[.E22] * 4;[.F22] * 2;[.G22] * 1)" office:value-type="float" office:value="0" calcext:value-type="float">
            <text:p>0</text:p>
          </table:table-cell>
          <table:table-cell table:formula="of:=DEC2HEX([.I22];4)" office:value-type="string" office:string-value="0012" calcext:value-type="string">
            <text:p>0012</text:p>
          </table:table-cell>
          <table:table-cell table:formula="of:=DEC2HEX([.J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</text:p>
          </table:table-cell>
          <table:table-cell office:value-type="float" office:value="19" calcext:value-type="float">
            <text:p>19</text:p>
          </table:table-cell>
          <table:table-cell table:formula="of:=SUM([.A23] *64;[.B23] *32;[.C23] *16;[.D23] *8;[.E23] * 4;[.F23] * 2;[.G23] * 1)" office:value-type="float" office:value="0" calcext:value-type="float">
            <text:p>0</text:p>
          </table:table-cell>
          <table:table-cell table:formula="of:=DEC2HEX([.I23];4)" office:value-type="string" office:string-value="0013" calcext:value-type="string">
            <text:p>0013</text:p>
          </table:table-cell>
          <table:table-cell table:formula="of:=DEC2HEX([.J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</text:p>
          </table:table-cell>
          <table:table-cell office:value-type="float" office:value="20" calcext:value-type="float">
            <text:p>20</text:p>
          </table:table-cell>
          <table:table-cell table:formula="of:=SUM([.A24] *64;[.B24] *32;[.C24] *16;[.D24] *8;[.E24] * 4;[.F24] * 2;[.G24] * 1)" office:value-type="float" office:value="0" calcext:value-type="float">
            <text:p>0</text:p>
          </table:table-cell>
          <table:table-cell table:formula="of:=DEC2HEX([.I24];4)" office:value-type="string" office:string-value="0014" calcext:value-type="string">
            <text:p>0014</text:p>
          </table:table-cell>
          <table:table-cell table:formula="of:=DEC2HEX([.J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2.1</text:p>
          </table:table-cell>
          <table:table-cell office:value-type="float" office:value="21" calcext:value-type="float">
            <text:p>21</text:p>
          </table:table-cell>
          <table:table-cell table:formula="of:=SUM([.A25] *64;[.B25] *32;[.C25] *16;[.D25] *8;[.E25] * 4;[.F25] * 2;[.G25] * 1)" office:value-type="float" office:value="2" calcext:value-type="float">
            <text:p>2</text:p>
          </table:table-cell>
          <table:table-cell table:formula="of:=DEC2HEX([.I25];4)" office:value-type="string" office:string-value="0015" calcext:value-type="string">
            <text:p>0015</text:p>
          </table:table-cell>
          <table:table-cell table:formula="of:=DEC2HEX([.J2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</text:p>
          </table:table-cell>
          <table:table-cell office:value-type="float" office:value="22" calcext:value-type="float">
            <text:p>22</text:p>
          </table:table-cell>
          <table:table-cell table:formula="of:=SUM([.A26] *64;[.B26] *32;[.C26] *16;[.D26] *8;[.E26] * 4;[.F26] * 2;[.G26] * 1)" office:value-type="float" office:value="0" calcext:value-type="float">
            <text:p>0</text:p>
          </table:table-cell>
          <table:table-cell table:formula="of:=DEC2HEX([.I26];4)" office:value-type="string" office:string-value="0016" calcext:value-type="string">
            <text:p>0016</text:p>
          </table:table-cell>
          <table:table-cell table:formula="of:=DEC2HEX([.J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</text:p>
          </table:table-cell>
          <table:table-cell office:value-type="float" office:value="23" calcext:value-type="float">
            <text:p>23</text:p>
          </table:table-cell>
          <table:table-cell table:formula="of:=SUM([.A27] *64;[.B27] *32;[.C27] *16;[.D27] *8;[.E27] * 4;[.F27] * 2;[.G27] * 1)" office:value-type="float" office:value="0" calcext:value-type="float">
            <text:p>0</text:p>
          </table:table-cell>
          <table:table-cell table:formula="of:=DEC2HEX([.I27];4)" office:value-type="string" office:string-value="0017" calcext:value-type="string">
            <text:p>0017</text:p>
          </table:table-cell>
          <table:table-cell table:formula="of:=DEC2HEX([.J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</text:p>
          </table:table-cell>
          <table:table-cell office:value-type="float" office:value="24" calcext:value-type="float">
            <text:p>24</text:p>
          </table:table-cell>
          <table:table-cell table:formula="of:=SUM([.A28] *64;[.B28] *32;[.C28] *16;[.D28] *8;[.E28] * 4;[.F28] * 2;[.G28] * 1)" office:value-type="float" office:value="0" calcext:value-type="float">
            <text:p>0</text:p>
          </table:table-cell>
          <table:table-cell table:formula="of:=DEC2HEX([.I28];4)" office:value-type="string" office:string-value="0018" calcext:value-type="string">
            <text:p>0018</text:p>
          </table:table-cell>
          <table:table-cell table:formula="of:=DEC2HEX([.J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6.1</text:p>
          </table:table-cell>
          <table:table-cell office:value-type="float" office:value="25" calcext:value-type="float">
            <text:p>25</text:p>
          </table:table-cell>
          <table:table-cell table:formula="of:=SUM([.A29] *64;[.B29] *32;[.C29] *16;[.D29] *8;[.E29] * 4;[.F29] * 2;[.G29] * 1)" office:value-type="float" office:value="12" calcext:value-type="float">
            <text:p>12</text:p>
          </table:table-cell>
          <table:table-cell table:formula="of:=DEC2HEX([.I29];4)" office:value-type="string" office:string-value="0019" calcext:value-type="string">
            <text:p>0019</text:p>
          </table:table-cell>
          <table:table-cell table:formula="of:=DEC2HEX([.J29];2)" office:value-type="string" office:string-value="0C" calcext:value-type="string">
            <text:p>0C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7.1</text:p>
          </table:table-cell>
          <table:table-cell office:value-type="float" office:value="26" calcext:value-type="float">
            <text:p>26</text:p>
          </table:table-cell>
          <table:table-cell table:formula="of:=SUM([.A30] *64;[.B30] *32;[.C30] *16;[.D30] *8;[.E30] * 4;[.F30] * 2;[.G30] * 1)" office:value-type="float" office:value="3" calcext:value-type="float">
            <text:p>3</text:p>
          </table:table-cell>
          <table:table-cell table:formula="of:=DEC2HEX([.I30];4)" office:value-type="string" office:string-value="001A" calcext:value-type="string">
            <text:p>001A</text:p>
          </table:table-cell>
          <table:table-cell table:formula="of:=DEC2HEX([.J30];2)" office:value-type="string" office:string-value="03" calcext:value-type="string">
            <text:p>03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8.1</text:p>
          </table:table-cell>
          <table:table-cell office:value-type="float" office:value="27" calcext:value-type="float">
            <text:p>27</text:p>
          </table:table-cell>
          <table:table-cell table:formula="of:=SUM([.A31] *64;[.B31] *32;[.C31] *16;[.D31] *8;[.E31] * 4;[.F31] * 2;[.G31] * 1)" office:value-type="float" office:value="5" calcext:value-type="float">
            <text:p>5</text:p>
          </table:table-cell>
          <table:table-cell table:formula="of:=DEC2HEX([.I31];4)" office:value-type="string" office:string-value="001B" calcext:value-type="string">
            <text:p>001B</text:p>
          </table:table-cell>
          <table:table-cell table:formula="of:=DEC2HEX([.J31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9.1</text:p>
          </table:table-cell>
          <table:table-cell office:value-type="float" office:value="28" calcext:value-type="float">
            <text:p>28</text:p>
          </table:table-cell>
          <table:table-cell table:formula="of:=SUM([.A32] *64;[.B32] *32;[.C32] *16;[.D32] *8;[.E32] * 4;[.F32] * 2;[.G32] * 1)" office:value-type="float" office:value="8" calcext:value-type="float">
            <text:p>8</text:p>
          </table:table-cell>
          <table:table-cell table:formula="of:=DEC2HEX([.I32];4)" office:value-type="string" office:string-value="001C" calcext:value-type="string">
            <text:p>001C</text:p>
          </table:table-cell>
          <table:table-cell table:formula="of:=DEC2HEX([.J3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</text:p>
          </table:table-cell>
          <table:table-cell office:value-type="float" office:value="29" calcext:value-type="float">
            <text:p>29</text:p>
          </table:table-cell>
          <table:table-cell table:formula="of:=SUM([.A33] *64;[.B33] *32;[.C33] *16;[.D33] *8;[.E33] * 4;[.F33] * 2;[.G33] * 1)" office:value-type="float" office:value="0" calcext:value-type="float">
            <text:p>0</text:p>
          </table:table-cell>
          <table:table-cell table:formula="of:=DEC2HEX([.I33];4)" office:value-type="string" office:string-value="001D" calcext:value-type="string">
            <text:p>001D</text:p>
          </table:table-cell>
          <table:table-cell table:formula="of:=DEC2HEX([.J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</text:p>
          </table:table-cell>
          <table:table-cell office:value-type="float" office:value="30" calcext:value-type="float">
            <text:p>30</text:p>
          </table:table-cell>
          <table:table-cell table:formula="of:=SUM([.A34] *64;[.B34] *32;[.C34] *16;[.D34] *8;[.E34] * 4;[.F34] * 2;[.G34] * 1)" office:value-type="float" office:value="0" calcext:value-type="float">
            <text:p>0</text:p>
          </table:table-cell>
          <table:table-cell table:formula="of:=DEC2HEX([.I34];4)" office:value-type="string" office:string-value="001E" calcext:value-type="string">
            <text:p>001E</text:p>
          </table:table-cell>
          <table:table-cell table:formula="of:=DEC2HEX([.J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1" calcext:value-type="float">
            <text:p>31</text:p>
          </table:table-cell>
          <table:table-cell table:formula="of:=SUM([.A35] *64;[.B35] *32;[.C35] *16;[.D35] *8;[.E35] * 4;[.F35] * 2;[.G35] * 1)" office:value-type="float" office:value="0" calcext:value-type="float">
            <text:p>0</text:p>
          </table:table-cell>
          <table:table-cell table:formula="of:=DEC2HEX([.I35];4)" office:value-type="string" office:string-value="001F" calcext:value-type="string">
            <text:p>001F</text:p>
          </table:table-cell>
          <table:table-cell table:formula="of:=DEC2HEX([.J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formula="of:=SUM([.A36] *64;[.B36] *32;[.C36] *16;[.D36] *8;[.E36] * 4;[.F36] * 2;[.G36] * 1)" office:value-type="float" office:value="0" calcext:value-type="float">
            <text:p>0</text:p>
          </table:table-cell>
          <table:table-cell table:formula="of:=DEC2HEX([.I36];4)" office:value-type="string" office:string-value="0020" calcext:value-type="string">
            <text:p>0020</text:p>
          </table:table-cell>
          <table:table-cell table:formula="of:=DEC2HEX([.J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table:formula="of:=SUM([.A37] *64;[.B37] *32;[.C37] *16;[.D37] *8;[.E37] * 4;[.F37] * 2;[.G37] * 1)" office:value-type="float" office:value="0" calcext:value-type="float">
            <text:p>0</text:p>
          </table:table-cell>
          <table:table-cell table:formula="of:=DEC2HEX([.I37];4)" office:value-type="string" office:string-value="0021" calcext:value-type="string">
            <text:p>0021</text:p>
          </table:table-cell>
          <table:table-cell table:formula="of:=DEC2HEX([.J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2</text:p>
          </table:table-cell>
          <table:table-cell office:value-type="float" office:value="34" calcext:value-type="float">
            <text:p>34</text:p>
          </table:table-cell>
          <table:table-cell table:formula="of:=SUM([.A38] *64;[.B38] *32;[.C38] *16;[.D38] *8;[.E38] * 4;[.F38] * 2;[.G38] * 1)" office:value-type="float" office:value="0" calcext:value-type="float">
            <text:p>0</text:p>
          </table:table-cell>
          <table:table-cell table:formula="of:=DEC2HEX([.I38];4)" office:value-type="string" office:string-value="0022" calcext:value-type="string">
            <text:p>0022</text:p>
          </table:table-cell>
          <table:table-cell table:formula="of:=DEC2HEX([.J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formula="of:=SUM([.A39] *64;[.B39] *32;[.C39] *16;[.D39] *8;[.E39] * 4;[.F39] * 2;[.G39] * 1)" office:value-type="float" office:value="0" calcext:value-type="float">
            <text:p>0</text:p>
          </table:table-cell>
          <table:table-cell table:formula="of:=DEC2HEX([.I39];4)" office:value-type="string" office:string-value="0023" calcext:value-type="string">
            <text:p>0023</text:p>
          </table:table-cell>
          <table:table-cell table:formula="of:=DEC2HEX([.J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5.2</text:p>
          </table:table-cell>
          <table:table-cell office:value-type="float" office:value="36" calcext:value-type="float">
            <text:p>36</text:p>
          </table:table-cell>
          <table:table-cell table:formula="of:=SUM([.A40] *64;[.B40] *32;[.C40] *16;[.D40] *8;[.E40] * 4;[.F40] * 2;[.G40] * 1)" office:value-type="float" office:value="2" calcext:value-type="float">
            <text:p>2</text:p>
          </table:table-cell>
          <table:table-cell table:formula="of:=DEC2HEX([.I40];4)" office:value-type="string" office:string-value="0024" calcext:value-type="string">
            <text:p>0024</text:p>
          </table:table-cell>
          <table:table-cell table:formula="of:=DEC2HEX([.J4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2</text:p>
          </table:table-cell>
          <table:table-cell office:value-type="float" office:value="37" calcext:value-type="float">
            <text:p>37</text:p>
          </table:table-cell>
          <table:table-cell table:formula="of:=SUM([.A41] *64;[.B41] *32;[.C41] *16;[.D41] *8;[.E41] * 4;[.F41] * 2;[.G41] * 1)" office:value-type="float" office:value="0" calcext:value-type="float">
            <text:p>0</text:p>
          </table:table-cell>
          <table:table-cell table:formula="of:=DEC2HEX([.I41];4)" office:value-type="string" office:string-value="0025" calcext:value-type="string">
            <text:p>0025</text:p>
          </table:table-cell>
          <table:table-cell table:formula="of:=DEC2HEX([.J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2</text:p>
          </table:table-cell>
          <table:table-cell office:value-type="float" office:value="38" calcext:value-type="float">
            <text:p>38</text:p>
          </table:table-cell>
          <table:table-cell table:formula="of:=SUM([.A42] *64;[.B42] *32;[.C42] *16;[.D42] *8;[.E42] * 4;[.F42] * 2;[.G42] * 1)" office:value-type="float" office:value="0" calcext:value-type="float">
            <text:p>0</text:p>
          </table:table-cell>
          <table:table-cell table:formula="of:=DEC2HEX([.I42];4)" office:value-type="string" office:string-value="0026" calcext:value-type="string">
            <text:p>0026</text:p>
          </table:table-cell>
          <table:table-cell table:formula="of:=DEC2HEX([.J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2</text:p>
          </table:table-cell>
          <table:table-cell office:value-type="float" office:value="39" calcext:value-type="float">
            <text:p>39</text:p>
          </table:table-cell>
          <table:table-cell table:formula="of:=SUM([.A43] *64;[.B43] *32;[.C43] *16;[.D43] *8;[.E43] * 4;[.F43] * 2;[.G43] * 1)" office:value-type="float" office:value="0" calcext:value-type="float">
            <text:p>0</text:p>
          </table:table-cell>
          <table:table-cell table:formula="of:=DEC2HEX([.I43];4)" office:value-type="string" office:string-value="0027" calcext:value-type="string">
            <text:p>0027</text:p>
          </table:table-cell>
          <table:table-cell table:formula="of:=DEC2HEX([.J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2</text:p>
          </table:table-cell>
          <table:table-cell office:value-type="float" office:value="40" calcext:value-type="float">
            <text:p>40</text:p>
          </table:table-cell>
          <table:table-cell table:formula="of:=SUM([.A44] *64;[.B44] *32;[.C44] *16;[.D44] *8;[.E44] * 4;[.F44] * 2;[.G44] * 1)" office:value-type="float" office:value="0" calcext:value-type="float">
            <text:p>0</text:p>
          </table:table-cell>
          <table:table-cell table:formula="of:=DEC2HEX([.I44];4)" office:value-type="string" office:string-value="0028" calcext:value-type="string">
            <text:p>0028</text:p>
          </table:table-cell>
          <table:table-cell table:formula="of:=DEC2HEX([.J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2</text:p>
          </table:table-cell>
          <table:table-cell office:value-type="float" office:value="41" calcext:value-type="float">
            <text:p>41</text:p>
          </table:table-cell>
          <table:table-cell table:formula="of:=SUM([.A45] *64;[.B45] *32;[.C45] *16;[.D45] *8;[.E45] * 4;[.F45] * 2;[.G45] * 1)" office:value-type="float" office:value="0" calcext:value-type="float">
            <text:p>0</text:p>
          </table:table-cell>
          <table:table-cell table:formula="of:=DEC2HEX([.I45];4)" office:value-type="string" office:string-value="0029" calcext:value-type="string">
            <text:p>0029</text:p>
          </table:table-cell>
          <table:table-cell table:formula="of:=DEC2HEX([.J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table:formula="of:=SUM([.A46] *64;[.B46] *32;[.C46] *16;[.D46] *8;[.E46] * 4;[.F46] * 2;[.G46] * 1)" office:value-type="float" office:value="0" calcext:value-type="float">
            <text:p>0</text:p>
          </table:table-cell>
          <table:table-cell table:formula="of:=DEC2HEX([.I46];4)" office:value-type="string" office:string-value="002A" calcext:value-type="string">
            <text:p>002A</text:p>
          </table:table-cell>
          <table:table-cell table:formula="of:=DEC2HEX([.J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float" office:value="43" calcext:value-type="float">
            <text:p>43</text:p>
          </table:table-cell>
          <table:table-cell table:formula="of:=SUM([.A47] *64;[.B47] *32;[.C47] *16;[.D47] *8;[.E47] * 4;[.F47] * 2;[.G47] * 1)" office:value-type="float" office:value="1" calcext:value-type="float">
            <text:p>1</text:p>
          </table:table-cell>
          <table:table-cell table:formula="of:=DEC2HEX([.I47];4)" office:value-type="string" office:string-value="002B" calcext:value-type="string">
            <text:p>002B</text:p>
          </table:table-cell>
          <table:table-cell table:formula="of:=DEC2HEX([.J4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3.2</text:p>
          </table:table-cell>
          <table:table-cell office:value-type="float" office:value="44" calcext:value-type="float">
            <text:p>44</text:p>
          </table:table-cell>
          <table:table-cell table:formula="of:=SUM([.A48] *64;[.B48] *32;[.C48] *16;[.D48] *8;[.E48] * 4;[.F48] * 2;[.G48] * 1)" office:value-type="float" office:value="8" calcext:value-type="float">
            <text:p>8</text:p>
          </table:table-cell>
          <table:table-cell table:formula="of:=DEC2HEX([.I48];4)" office:value-type="string" office:string-value="002C" calcext:value-type="string">
            <text:p>002C</text:p>
          </table:table-cell>
          <table:table-cell table:formula="of:=DEC2HEX([.J4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2</text:p>
          </table:table-cell>
          <table:table-cell office:value-type="float" office:value="45" calcext:value-type="float">
            <text:p>45</text:p>
          </table:table-cell>
          <table:table-cell table:formula="of:=SUM([.A49] *64;[.B49] *32;[.C49] *16;[.D49] *8;[.E49] * 4;[.F49] * 2;[.G49] * 1)" office:value-type="float" office:value="0" calcext:value-type="float">
            <text:p>0</text:p>
          </table:table-cell>
          <table:table-cell table:formula="of:=DEC2HEX([.I49];4)" office:value-type="string" office:string-value="002D" calcext:value-type="string">
            <text:p>002D</text:p>
          </table:table-cell>
          <table:table-cell table:formula="of:=DEC2HEX([.J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2</text:p>
          </table:table-cell>
          <table:table-cell office:value-type="float" office:value="46" calcext:value-type="float">
            <text:p>46</text:p>
          </table:table-cell>
          <table:table-cell table:formula="of:=SUM([.A50] *64;[.B50] *32;[.C50] *16;[.D50] *8;[.E50] * 4;[.F50] * 2;[.G50] * 1)" office:value-type="float" office:value="0" calcext:value-type="float">
            <text:p>0</text:p>
          </table:table-cell>
          <table:table-cell table:formula="of:=DEC2HEX([.I50];4)" office:value-type="string" office:string-value="002E" calcext:value-type="string">
            <text:p>002E</text:p>
          </table:table-cell>
          <table:table-cell table:formula="of:=DEC2HEX([.J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2</text:p>
          </table:table-cell>
          <table:table-cell office:value-type="float" office:value="47" calcext:value-type="float">
            <text:p>47</text:p>
          </table:table-cell>
          <table:table-cell table:formula="of:=SUM([.A51] *64;[.B51] *32;[.C51] *16;[.D51] *8;[.E51] * 4;[.F51] * 2;[.G51] * 1)" office:value-type="float" office:value="0" calcext:value-type="float">
            <text:p>0</text:p>
          </table:table-cell>
          <table:table-cell table:formula="of:=DEC2HEX([.I51];4)" office:value-type="string" office:string-value="002F" calcext:value-type="string">
            <text:p>002F</text:p>
          </table:table-cell>
          <table:table-cell table:formula="of:=DEC2HEX([.J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2</text:p>
          </table:table-cell>
          <table:table-cell office:value-type="float" office:value="48" calcext:value-type="float">
            <text:p>48</text:p>
          </table:table-cell>
          <table:table-cell table:formula="of:=SUM([.A52] *64;[.B52] *32;[.C52] *16;[.D52] *8;[.E52] * 4;[.F52] * 2;[.G52] * 1)" office:value-type="float" office:value="0" calcext:value-type="float">
            <text:p>0</text:p>
          </table:table-cell>
          <table:table-cell table:formula="of:=DEC2HEX([.I52];4)" office:value-type="string" office:string-value="0030" calcext:value-type="string">
            <text:p>0030</text:p>
          </table:table-cell>
          <table:table-cell table:formula="of:=DEC2HEX([.J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2</text:p>
          </table:table-cell>
          <table:table-cell office:value-type="float" office:value="49" calcext:value-type="float">
            <text:p>49</text:p>
          </table:table-cell>
          <table:table-cell table:formula="of:=SUM([.A53] *64;[.B53] *32;[.C53] *16;[.D53] *8;[.E53] * 4;[.F53] * 2;[.G53] * 1)" office:value-type="float" office:value="0" calcext:value-type="float">
            <text:p>0</text:p>
          </table:table-cell>
          <table:table-cell table:formula="of:=DEC2HEX([.I53];4)" office:value-type="string" office:string-value="0031" calcext:value-type="string">
            <text:p>0031</text:p>
          </table:table-cell>
          <table:table-cell table:formula="of:=DEC2HEX([.J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9.2</text:p>
          </table:table-cell>
          <table:table-cell office:value-type="float" office:value="50" calcext:value-type="float">
            <text:p>50</text:p>
          </table:table-cell>
          <table:table-cell table:formula="of:=SUM([.A54] *64;[.B54] *32;[.C54] *16;[.D54] *8;[.E54] * 4;[.F54] * 2;[.G54] * 1)" office:value-type="float" office:value="2" calcext:value-type="float">
            <text:p>2</text:p>
          </table:table-cell>
          <table:table-cell table:formula="of:=DEC2HEX([.I54];4)" office:value-type="string" office:string-value="0032" calcext:value-type="string">
            <text:p>0032</text:p>
          </table:table-cell>
          <table:table-cell table:formula="of:=DEC2HEX([.J5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2</text:p>
          </table:table-cell>
          <table:table-cell office:value-type="float" office:value="51" calcext:value-type="float">
            <text:p>51</text:p>
          </table:table-cell>
          <table:table-cell table:formula="of:=SUM([.A55] *64;[.B55] *32;[.C55] *16;[.D55] *8;[.E55] * 4;[.F55] * 2;[.G55] * 1)" office:value-type="float" office:value="0" calcext:value-type="float">
            <text:p>0</text:p>
          </table:table-cell>
          <table:table-cell table:formula="of:=DEC2HEX([.I55];4)" office:value-type="string" office:string-value="0033" calcext:value-type="string">
            <text:p>0033</text:p>
          </table:table-cell>
          <table:table-cell table:formula="of:=DEC2HEX([.J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2</text:p>
          </table:table-cell>
          <table:table-cell office:value-type="float" office:value="52" calcext:value-type="float">
            <text:p>52</text:p>
          </table:table-cell>
          <table:table-cell table:formula="of:=SUM([.A56] *64;[.B56] *32;[.C56] *16;[.D56] *8;[.E56] * 4;[.F56] * 2;[.G56] * 1)" office:value-type="float" office:value="0" calcext:value-type="float">
            <text:p>0</text:p>
          </table:table-cell>
          <table:table-cell table:formula="of:=DEC2HEX([.I56];4)" office:value-type="string" office:string-value="0034" calcext:value-type="string">
            <text:p>0034</text:p>
          </table:table-cell>
          <table:table-cell table:formula="of:=DEC2HEX([.J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2</text:p>
          </table:table-cell>
          <table:table-cell office:value-type="float" office:value="53" calcext:value-type="float">
            <text:p>53</text:p>
          </table:table-cell>
          <table:table-cell table:formula="of:=SUM([.A57] *64;[.B57] *32;[.C57] *16;[.D57] *8;[.E57] * 4;[.F57] * 2;[.G57] * 1)" office:value-type="float" office:value="0" calcext:value-type="float">
            <text:p>0</text:p>
          </table:table-cell>
          <table:table-cell table:formula="of:=DEC2HEX([.I57];4)" office:value-type="string" office:string-value="0035" calcext:value-type="string">
            <text:p>0035</text:p>
          </table:table-cell>
          <table:table-cell table:formula="of:=DEC2HEX([.J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2</text:p>
          </table:table-cell>
          <table:table-cell office:value-type="float" office:value="54" calcext:value-type="float">
            <text:p>54</text:p>
          </table:table-cell>
          <table:table-cell table:formula="of:=SUM([.A58] *64;[.B58] *32;[.C58] *16;[.D58] *8;[.E58] * 4;[.F58] * 2;[.G58] * 1)" office:value-type="float" office:value="0" calcext:value-type="float">
            <text:p>0</text:p>
          </table:table-cell>
          <table:table-cell table:formula="of:=DEC2HEX([.I58];4)" office:value-type="string" office:string-value="0036" calcext:value-type="string">
            <text:p>0036</text:p>
          </table:table-cell>
          <table:table-cell table:formula="of:=DEC2HEX([.J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2</text:p>
          </table:table-cell>
          <table:table-cell office:value-type="float" office:value="55" calcext:value-type="float">
            <text:p>55</text:p>
          </table:table-cell>
          <table:table-cell table:formula="of:=SUM([.A59] *64;[.B59] *32;[.C59] *16;[.D59] *8;[.E59] * 4;[.F59] * 2;[.G59] * 1)" office:value-type="float" office:value="0" calcext:value-type="float">
            <text:p>0</text:p>
          </table:table-cell>
          <table:table-cell table:formula="of:=DEC2HEX([.I59];4)" office:value-type="string" office:string-value="0037" calcext:value-type="string">
            <text:p>0037</text:p>
          </table:table-cell>
          <table:table-cell table:formula="of:=DEC2HEX([.J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56" calcext:value-type="float">
            <text:p>56</text:p>
          </table:table-cell>
          <table:table-cell table:formula="of:=SUM([.A60] *64;[.B60] *32;[.C60] *16;[.D60] *8;[.E60] * 4;[.F60] * 2;[.G60] * 1)" office:value-type="float" office:value="1" calcext:value-type="float">
            <text:p>1</text:p>
          </table:table-cell>
          <table:table-cell table:formula="of:=DEC2HEX([.I60];4)" office:value-type="string" office:string-value="0038" calcext:value-type="string">
            <text:p>0038</text:p>
          </table:table-cell>
          <table:table-cell table:formula="of:=DEC2HEX([.J6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6.2</text:p>
          </table:table-cell>
          <table:table-cell office:value-type="float" office:value="57" calcext:value-type="float">
            <text:p>57</text:p>
          </table:table-cell>
          <table:table-cell table:formula="of:=SUM([.A61] *64;[.B61] *32;[.C61] *16;[.D61] *8;[.E61] * 4;[.F61] * 2;[.G61] * 1)" office:value-type="float" office:value="8" calcext:value-type="float">
            <text:p>8</text:p>
          </table:table-cell>
          <table:table-cell table:formula="of:=DEC2HEX([.I61];4)" office:value-type="string" office:string-value="0039" calcext:value-type="string">
            <text:p>0039</text:p>
          </table:table-cell>
          <table:table-cell table:formula="of:=DEC2HEX([.J61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2</text:p>
          </table:table-cell>
          <table:table-cell office:value-type="float" office:value="58" calcext:value-type="float">
            <text:p>58</text:p>
          </table:table-cell>
          <table:table-cell table:formula="of:=SUM([.A62] *64;[.B62] *32;[.C62] *16;[.D62] *8;[.E62] * 4;[.F62] * 2;[.G62] * 1)" office:value-type="float" office:value="0" calcext:value-type="float">
            <text:p>0</text:p>
          </table:table-cell>
          <table:table-cell table:formula="of:=DEC2HEX([.I62];4)" office:value-type="string" office:string-value="003A" calcext:value-type="string">
            <text:p>003A</text:p>
          </table:table-cell>
          <table:table-cell table:formula="of:=DEC2HEX([.J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8.2</text:p>
          </table:table-cell>
          <table:table-cell office:value-type="float" office:value="59" calcext:value-type="float">
            <text:p>59</text:p>
          </table:table-cell>
          <table:table-cell table:formula="of:=SUM([.A63] *64;[.B63] *32;[.C63] *16;[.D63] *8;[.E63] * 4;[.F63] * 2;[.G63] * 1)" office:value-type="float" office:value="4" calcext:value-type="float">
            <text:p>4</text:p>
          </table:table-cell>
          <table:table-cell table:formula="of:=DEC2HEX([.I63];4)" office:value-type="string" office:string-value="003B" calcext:value-type="string">
            <text:p>003B</text:p>
          </table:table-cell>
          <table:table-cell table:formula="of:=DEC2HEX([.J63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2</text:p>
          </table:table-cell>
          <table:table-cell office:value-type="float" office:value="60" calcext:value-type="float">
            <text:p>60</text:p>
          </table:table-cell>
          <table:table-cell table:formula="of:=SUM([.A64] *64;[.B64] *32;[.C64] *16;[.D64] *8;[.E64] * 4;[.F64] * 2;[.G64] * 1)" office:value-type="float" office:value="0" calcext:value-type="float">
            <text:p>0</text:p>
          </table:table-cell>
          <table:table-cell table:formula="of:=DEC2HEX([.I64];4)" office:value-type="string" office:string-value="003C" calcext:value-type="string">
            <text:p>003C</text:p>
          </table:table-cell>
          <table:table-cell table:formula="of:=DEC2HEX([.J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1" calcext:value-type="float">
            <text:p>61</text:p>
          </table:table-cell>
          <table:table-cell table:formula="of:=SUM([.A65] *64;[.B65] *32;[.C65] *16;[.D65] *8;[.E65] * 4;[.F65] * 2;[.G65] * 1)" office:value-type="float" office:value="0" calcext:value-type="float">
            <text:p>0</text:p>
          </table:table-cell>
          <table:table-cell table:formula="of:=DEC2HEX([.I65];4)" office:value-type="string" office:string-value="003D" calcext:value-type="string">
            <text:p>003D</text:p>
          </table:table-cell>
          <table:table-cell table:formula="of:=DEC2HEX([.J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2" calcext:value-type="float">
            <text:p>62</text:p>
          </table:table-cell>
          <table:table-cell table:formula="of:=SUM([.A66] *64;[.B66] *32;[.C66] *16;[.D66] *8;[.E66] * 4;[.F66] * 2;[.G66] * 1)" office:value-type="float" office:value="0" calcext:value-type="float">
            <text:p>0</text:p>
          </table:table-cell>
          <table:table-cell table:formula="of:=DEC2HEX([.I66];4)" office:value-type="string" office:string-value="003E" calcext:value-type="string">
            <text:p>003E</text:p>
          </table:table-cell>
          <table:table-cell table:formula="of:=DEC2HEX([.J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63" calcext:value-type="float">
            <text:p>63</text:p>
          </table:table-cell>
          <table:table-cell table:formula="of:=SUM([.A67] *64;[.B67] *32;[.C67] *16;[.D67] *8;[.E67] * 4;[.F67] * 2;[.G67] * 1)" office:value-type="float" office:value="0" calcext:value-type="float">
            <text:p>0</text:p>
          </table:table-cell>
          <table:table-cell table:formula="of:=DEC2HEX([.I67];4)" office:value-type="string" office:string-value="003F" calcext:value-type="string">
            <text:p>003F</text:p>
          </table:table-cell>
          <table:table-cell table:formula="of:=DEC2HEX([.J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3</text:p>
          </table:table-cell>
          <table:table-cell office:value-type="float" office:value="64" calcext:value-type="float">
            <text:p>64</text:p>
          </table:table-cell>
          <table:table-cell table:formula="of:=SUM([.A68] *64;[.B68] *32;[.C68] *16;[.D68] *8;[.E68] * 4;[.F68] * 2;[.G68] * 1)" office:value-type="float" office:value="0" calcext:value-type="float">
            <text:p>0</text:p>
          </table:table-cell>
          <table:table-cell table:formula="of:=DEC2HEX([.I68];4)" office:value-type="string" office:string-value="0040" calcext:value-type="string">
            <text:p>0040</text:p>
          </table:table-cell>
          <table:table-cell table:formula="of:=DEC2HEX([.J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3</text:p>
          </table:table-cell>
          <table:table-cell office:value-type="float" office:value="65" calcext:value-type="float">
            <text:p>65</text:p>
          </table:table-cell>
          <table:table-cell table:formula="of:=SUM([.A69] *64;[.B69] *32;[.C69] *16;[.D69] *8;[.E69] * 4;[.F69] * 2;[.G69] * 1)" office:value-type="float" office:value="0" calcext:value-type="float">
            <text:p>0</text:p>
          </table:table-cell>
          <table:table-cell table:formula="of:=DEC2HEX([.I69];4)" office:value-type="string" office:string-value="0041" calcext:value-type="string">
            <text:p>0041</text:p>
          </table:table-cell>
          <table:table-cell table:formula="of:=DEC2HEX([.J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3</text:p>
          </table:table-cell>
          <table:table-cell office:value-type="float" office:value="66" calcext:value-type="float">
            <text:p>66</text:p>
          </table:table-cell>
          <table:table-cell table:formula="of:=SUM([.A70] *64;[.B70] *32;[.C70] *16;[.D70] *8;[.E70] * 4;[.F70] * 2;[.G70] * 1)" office:value-type="float" office:value="0" calcext:value-type="float">
            <text:p>0</text:p>
          </table:table-cell>
          <table:table-cell table:formula="of:=DEC2HEX([.I70];4)" office:value-type="string" office:string-value="0042" calcext:value-type="string">
            <text:p>0042</text:p>
          </table:table-cell>
          <table:table-cell table:formula="of:=DEC2HEX([.J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3</text:p>
          </table:table-cell>
          <table:table-cell office:value-type="float" office:value="67" calcext:value-type="float">
            <text:p>67</text:p>
          </table:table-cell>
          <table:table-cell table:formula="of:=SUM([.A71] *64;[.B71] *32;[.C71] *16;[.D71] *8;[.E71] * 4;[.F71] * 2;[.G71] * 1)" office:value-type="float" office:value="0" calcext:value-type="float">
            <text:p>0</text:p>
          </table:table-cell>
          <table:table-cell table:formula="of:=DEC2HEX([.I71];4)" office:value-type="string" office:string-value="0043" calcext:value-type="string">
            <text:p>0043</text:p>
          </table:table-cell>
          <table:table-cell table:formula="of:=DEC2HEX([.J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5.3</text:p>
          </table:table-cell>
          <table:table-cell office:value-type="float" office:value="68" calcext:value-type="float">
            <text:p>68</text:p>
          </table:table-cell>
          <table:table-cell table:formula="of:=SUM([.A72] *64;[.B72] *32;[.C72] *16;[.D72] *8;[.E72] * 4;[.F72] * 2;[.G72] * 1)" office:value-type="float" office:value="2" calcext:value-type="float">
            <text:p>2</text:p>
          </table:table-cell>
          <table:table-cell table:formula="of:=DEC2HEX([.I72];4)" office:value-type="string" office:string-value="0044" calcext:value-type="string">
            <text:p>0044</text:p>
          </table:table-cell>
          <table:table-cell table:formula="of:=DEC2HEX([.J7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3</text:p>
          </table:table-cell>
          <table:table-cell office:value-type="float" office:value="69" calcext:value-type="float">
            <text:p>69</text:p>
          </table:table-cell>
          <table:table-cell table:formula="of:=SUM([.A73] *64;[.B73] *32;[.C73] *16;[.D73] *8;[.E73] * 4;[.F73] * 2;[.G73] * 1)" office:value-type="float" office:value="0" calcext:value-type="float">
            <text:p>0</text:p>
          </table:table-cell>
          <table:table-cell table:formula="of:=DEC2HEX([.I73];4)" office:value-type="string" office:string-value="0045" calcext:value-type="string">
            <text:p>0045</text:p>
          </table:table-cell>
          <table:table-cell table:formula="of:=DEC2HEX([.J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3</text:p>
          </table:table-cell>
          <table:table-cell office:value-type="float" office:value="70" calcext:value-type="float">
            <text:p>70</text:p>
          </table:table-cell>
          <table:table-cell table:formula="of:=SUM([.A74] *64;[.B74] *32;[.C74] *16;[.D74] *8;[.E74] * 4;[.F74] * 2;[.G74] * 1)" office:value-type="float" office:value="0" calcext:value-type="float">
            <text:p>0</text:p>
          </table:table-cell>
          <table:table-cell table:formula="of:=DEC2HEX([.I74];4)" office:value-type="string" office:string-value="0046" calcext:value-type="string">
            <text:p>0046</text:p>
          </table:table-cell>
          <table:table-cell table:formula="of:=DEC2HEX([.J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3</text:p>
          </table:table-cell>
          <table:table-cell office:value-type="float" office:value="71" calcext:value-type="float">
            <text:p>71</text:p>
          </table:table-cell>
          <table:table-cell table:formula="of:=SUM([.A75] *64;[.B75] *32;[.C75] *16;[.D75] *8;[.E75] * 4;[.F75] * 2;[.G75] * 1)" office:value-type="float" office:value="0" calcext:value-type="float">
            <text:p>0</text:p>
          </table:table-cell>
          <table:table-cell table:formula="of:=DEC2HEX([.I75];4)" office:value-type="string" office:string-value="0047" calcext:value-type="string">
            <text:p>0047</text:p>
          </table:table-cell>
          <table:table-cell table:formula="of:=DEC2HEX([.J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3</text:p>
          </table:table-cell>
          <table:table-cell office:value-type="float" office:value="72" calcext:value-type="float">
            <text:p>72</text:p>
          </table:table-cell>
          <table:table-cell table:formula="of:=SUM([.A76] *64;[.B76] *32;[.C76] *16;[.D76] *8;[.E76] * 4;[.F76] * 2;[.G76] * 1)" office:value-type="float" office:value="0" calcext:value-type="float">
            <text:p>0</text:p>
          </table:table-cell>
          <table:table-cell table:formula="of:=DEC2HEX([.I76];4)" office:value-type="string" office:string-value="0048" calcext:value-type="string">
            <text:p>0048</text:p>
          </table:table-cell>
          <table:table-cell table:formula="of:=DEC2HEX([.J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3</text:p>
          </table:table-cell>
          <table:table-cell office:value-type="float" office:value="73" calcext:value-type="float">
            <text:p>73</text:p>
          </table:table-cell>
          <table:table-cell table:formula="of:=SUM([.A77] *64;[.B77] *32;[.C77] *16;[.D77] *8;[.E77] * 4;[.F77] * 2;[.G77] * 1)" office:value-type="float" office:value="0" calcext:value-type="float">
            <text:p>0</text:p>
          </table:table-cell>
          <table:table-cell table:formula="of:=DEC2HEX([.I77];4)" office:value-type="string" office:string-value="0049" calcext:value-type="string">
            <text:p>0049</text:p>
          </table:table-cell>
          <table:table-cell table:formula="of:=DEC2HEX([.J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74" calcext:value-type="float">
            <text:p>74</text:p>
          </table:table-cell>
          <table:table-cell table:formula="of:=SUM([.A78] *64;[.B78] *32;[.C78] *16;[.D78] *8;[.E78] * 4;[.F78] * 2;[.G78] * 1)" office:value-type="float" office:value="1" calcext:value-type="float">
            <text:p>1</text:p>
          </table:table-cell>
          <table:table-cell table:formula="of:=DEC2HEX([.I78];4)" office:value-type="string" office:string-value="004A" calcext:value-type="string">
            <text:p>004A</text:p>
          </table:table-cell>
          <table:table-cell table:formula="of:=DEC2HEX([.J7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2.3</text:p>
          </table:table-cell>
          <table:table-cell office:value-type="float" office:value="75" calcext:value-type="float">
            <text:p>75</text:p>
          </table:table-cell>
          <table:table-cell table:formula="of:=SUM([.A79] *64;[.B79] *32;[.C79] *16;[.D79] *8;[.E79] * 4;[.F79] * 2;[.G79] * 1)" office:value-type="float" office:value="8" calcext:value-type="float">
            <text:p>8</text:p>
          </table:table-cell>
          <table:table-cell table:formula="of:=DEC2HEX([.I79];4)" office:value-type="string" office:string-value="004B" calcext:value-type="string">
            <text:p>004B</text:p>
          </table:table-cell>
          <table:table-cell table:formula="of:=DEC2HEX([.J7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3</text:p>
          </table:table-cell>
          <table:table-cell office:value-type="float" office:value="76" calcext:value-type="float">
            <text:p>76</text:p>
          </table:table-cell>
          <table:table-cell table:formula="of:=SUM([.A80] *64;[.B80] *32;[.C80] *16;[.D80] *8;[.E80] * 4;[.F80] * 2;[.G80] * 1)" office:value-type="float" office:value="0" calcext:value-type="float">
            <text:p>0</text:p>
          </table:table-cell>
          <table:table-cell table:formula="of:=DEC2HEX([.I80];4)" office:value-type="string" office:string-value="004C" calcext:value-type="string">
            <text:p>004C</text:p>
          </table:table-cell>
          <table:table-cell table:formula="of:=DEC2HEX([.J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3</text:p>
          </table:table-cell>
          <table:table-cell office:value-type="float" office:value="77" calcext:value-type="float">
            <text:p>77</text:p>
          </table:table-cell>
          <table:table-cell table:formula="of:=SUM([.A81] *64;[.B81] *32;[.C81] *16;[.D81] *8;[.E81] * 4;[.F81] * 2;[.G81] * 1)" office:value-type="float" office:value="0" calcext:value-type="float">
            <text:p>0</text:p>
          </table:table-cell>
          <table:table-cell table:formula="of:=DEC2HEX([.I81];4)" office:value-type="string" office:string-value="004D" calcext:value-type="string">
            <text:p>004D</text:p>
          </table:table-cell>
          <table:table-cell table:formula="of:=DEC2HEX([.J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3</text:p>
          </table:table-cell>
          <table:table-cell office:value-type="float" office:value="78" calcext:value-type="float">
            <text:p>78</text:p>
          </table:table-cell>
          <table:table-cell table:formula="of:=SUM([.A82] *64;[.B82] *32;[.C82] *16;[.D82] *8;[.E82] * 4;[.F82] * 2;[.G82] * 1)" office:value-type="float" office:value="0" calcext:value-type="float">
            <text:p>0</text:p>
          </table:table-cell>
          <table:table-cell table:formula="of:=DEC2HEX([.I82];4)" office:value-type="string" office:string-value="004E" calcext:value-type="string">
            <text:p>004E</text:p>
          </table:table-cell>
          <table:table-cell table:formula="of:=DEC2HEX([.J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3</text:p>
          </table:table-cell>
          <table:table-cell office:value-type="float" office:value="79" calcext:value-type="float">
            <text:p>79</text:p>
          </table:table-cell>
          <table:table-cell table:formula="of:=SUM([.A83] *64;[.B83] *32;[.C83] *16;[.D83] *8;[.E83] * 4;[.F83] * 2;[.G83] * 1)" office:value-type="float" office:value="0" calcext:value-type="float">
            <text:p>0</text:p>
          </table:table-cell>
          <table:table-cell table:formula="of:=DEC2HEX([.I83];4)" office:value-type="string" office:string-value="004F" calcext:value-type="string">
            <text:p>004F</text:p>
          </table:table-cell>
          <table:table-cell table:formula="of:=DEC2HEX([.J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table:formula="of:=SUM([.A84] *64;[.B84] *32;[.C84] *16;[.D84] *8;[.E84] * 4;[.F84] * 2;[.G84] * 1)" office:value-type="float" office:value="0" calcext:value-type="float">
            <text:p>0</text:p>
          </table:table-cell>
          <table:table-cell table:formula="of:=DEC2HEX([.I84];4)" office:value-type="string" office:string-value="0050" calcext:value-type="string">
            <text:p>0050</text:p>
          </table:table-cell>
          <table:table-cell table:formula="of:=DEC2HEX([.J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table:formula="of:=SUM([.A85] *64;[.B85] *32;[.C85] *16;[.D85] *8;[.E85] * 4;[.F85] * 2;[.G85] * 1)" office:value-type="float" office:value="0" calcext:value-type="float">
            <text:p>0</text:p>
          </table:table-cell>
          <table:table-cell table:formula="of:=DEC2HEX([.I85];4)" office:value-type="string" office:string-value="0051" calcext:value-type="string">
            <text:p>0051</text:p>
          </table:table-cell>
          <table:table-cell table:formula="of:=DEC2HEX([.J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9.3</text:p>
          </table:table-cell>
          <table:table-cell office:value-type="float" office:value="82" calcext:value-type="float">
            <text:p>82</text:p>
          </table:table-cell>
          <table:table-cell table:formula="of:=SUM([.A86] *64;[.B86] *32;[.C86] *16;[.D86] *8;[.E86] * 4;[.F86] * 2;[.G86] * 1)" office:value-type="float" office:value="2" calcext:value-type="float">
            <text:p>2</text:p>
          </table:table-cell>
          <table:table-cell table:formula="of:=DEC2HEX([.I86];4)" office:value-type="string" office:string-value="0052" calcext:value-type="string">
            <text:p>0052</text:p>
          </table:table-cell>
          <table:table-cell table:formula="of:=DEC2HEX([.J8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3</text:p>
          </table:table-cell>
          <table:table-cell office:value-type="float" office:value="83" calcext:value-type="float">
            <text:p>83</text:p>
          </table:table-cell>
          <table:table-cell table:formula="of:=SUM([.A87] *64;[.B87] *32;[.C87] *16;[.D87] *8;[.E87] * 4;[.F87] * 2;[.G87] * 1)" office:value-type="float" office:value="0" calcext:value-type="float">
            <text:p>0</text:p>
          </table:table-cell>
          <table:table-cell table:formula="of:=DEC2HEX([.I87];4)" office:value-type="string" office:string-value="0053" calcext:value-type="string">
            <text:p>0053</text:p>
          </table:table-cell>
          <table:table-cell table:formula="of:=DEC2HEX([.J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3</text:p>
          </table:table-cell>
          <table:table-cell office:value-type="float" office:value="84" calcext:value-type="float">
            <text:p>84</text:p>
          </table:table-cell>
          <table:table-cell table:formula="of:=SUM([.A88] *64;[.B88] *32;[.C88] *16;[.D88] *8;[.E88] * 4;[.F88] * 2;[.G88] * 1)" office:value-type="float" office:value="0" calcext:value-type="float">
            <text:p>0</text:p>
          </table:table-cell>
          <table:table-cell table:formula="of:=DEC2HEX([.I88];4)" office:value-type="string" office:string-value="0054" calcext:value-type="string">
            <text:p>0054</text:p>
          </table:table-cell>
          <table:table-cell table:formula="of:=DEC2HEX([.J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3</text:p>
          </table:table-cell>
          <table:table-cell office:value-type="float" office:value="85" calcext:value-type="float">
            <text:p>85</text:p>
          </table:table-cell>
          <table:table-cell table:formula="of:=SUM([.A89] *64;[.B89] *32;[.C89] *16;[.D89] *8;[.E89] * 4;[.F89] * 2;[.G89] * 1)" office:value-type="float" office:value="0" calcext:value-type="float">
            <text:p>0</text:p>
          </table:table-cell>
          <table:table-cell table:formula="of:=DEC2HEX([.I89];4)" office:value-type="string" office:string-value="0055" calcext:value-type="string">
            <text:p>0055</text:p>
          </table:table-cell>
          <table:table-cell table:formula="of:=DEC2HEX([.J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3</text:p>
          </table:table-cell>
          <table:table-cell office:value-type="float" office:value="86" calcext:value-type="float">
            <text:p>86</text:p>
          </table:table-cell>
          <table:table-cell table:formula="of:=SUM([.A90] *64;[.B90] *32;[.C90] *16;[.D90] *8;[.E90] * 4;[.F90] * 2;[.G90] * 1)" office:value-type="float" office:value="0" calcext:value-type="float">
            <text:p>0</text:p>
          </table:table-cell>
          <table:table-cell table:formula="of:=DEC2HEX([.I90];4)" office:value-type="string" office:string-value="0056" calcext:value-type="string">
            <text:p>0056</text:p>
          </table:table-cell>
          <table:table-cell table:formula="of:=DEC2HEX([.J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3</text:p>
          </table:table-cell>
          <table:table-cell office:value-type="float" office:value="87" calcext:value-type="float">
            <text:p>87</text:p>
          </table:table-cell>
          <table:table-cell table:formula="of:=SUM([.A91] *64;[.B91] *32;[.C91] *16;[.D91] *8;[.E91] * 4;[.F91] * 2;[.G91] * 1)" office:value-type="float" office:value="0" calcext:value-type="float">
            <text:p>0</text:p>
          </table:table-cell>
          <table:table-cell table:formula="of:=DEC2HEX([.I91];4)" office:value-type="string" office:string-value="0057" calcext:value-type="string">
            <text:p>0057</text:p>
          </table:table-cell>
          <table:table-cell table:formula="of:=DEC2HEX([.J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float" office:value="88" calcext:value-type="float">
            <text:p>88</text:p>
          </table:table-cell>
          <table:table-cell table:formula="of:=SUM([.A92] *64;[.B92] *32;[.C92] *16;[.D92] *8;[.E92] * 4;[.F92] * 2;[.G92] * 1)" office:value-type="float" office:value="1" calcext:value-type="float">
            <text:p>1</text:p>
          </table:table-cell>
          <table:table-cell table:formula="of:=DEC2HEX([.I92];4)" office:value-type="string" office:string-value="0058" calcext:value-type="string">
            <text:p>0058</text:p>
          </table:table-cell>
          <table:table-cell table:formula="of:=DEC2HEX([.J9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6.3</text:p>
          </table:table-cell>
          <table:table-cell office:value-type="float" office:value="89" calcext:value-type="float">
            <text:p>89</text:p>
          </table:table-cell>
          <table:table-cell table:formula="of:=SUM([.A93] *64;[.B93] *32;[.C93] *16;[.D93] *8;[.E93] * 4;[.F93] * 2;[.G93] * 1)" office:value-type="float" office:value="8" calcext:value-type="float">
            <text:p>8</text:p>
          </table:table-cell>
          <table:table-cell table:formula="of:=DEC2HEX([.I93];4)" office:value-type="string" office:string-value="0059" calcext:value-type="string">
            <text:p>0059</text:p>
          </table:table-cell>
          <table:table-cell table:formula="of:=DEC2HEX([.J9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3</text:p>
          </table:table-cell>
          <table:table-cell office:value-type="float" office:value="90" calcext:value-type="float">
            <text:p>90</text:p>
          </table:table-cell>
          <table:table-cell table:formula="of:=SUM([.A94] *64;[.B94] *32;[.C94] *16;[.D94] *8;[.E94] * 4;[.F94] * 2;[.G94] * 1)" office:value-type="float" office:value="0" calcext:value-type="float">
            <text:p>0</text:p>
          </table:table-cell>
          <table:table-cell table:formula="of:=DEC2HEX([.I94];4)" office:value-type="string" office:string-value="005A" calcext:value-type="string">
            <text:p>005A</text:p>
          </table:table-cell>
          <table:table-cell table:formula="of:=DEC2HEX([.J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8.3</text:p>
          </table:table-cell>
          <table:table-cell office:value-type="float" office:value="91" calcext:value-type="float">
            <text:p>91</text:p>
          </table:table-cell>
          <table:table-cell table:formula="of:=SUM([.A95] *64;[.B95] *32;[.C95] *16;[.D95] *8;[.E95] * 4;[.F95] * 2;[.G95] * 1)" office:value-type="float" office:value="4" calcext:value-type="float">
            <text:p>4</text:p>
          </table:table-cell>
          <table:table-cell table:formula="of:=DEC2HEX([.I95];4)" office:value-type="string" office:string-value="005B" calcext:value-type="string">
            <text:p>005B</text:p>
          </table:table-cell>
          <table:table-cell table:formula="of:=DEC2HEX([.J9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3</text:p>
          </table:table-cell>
          <table:table-cell office:value-type="float" office:value="92" calcext:value-type="float">
            <text:p>92</text:p>
          </table:table-cell>
          <table:table-cell table:formula="of:=SUM([.A96] *64;[.B96] *32;[.C96] *16;[.D96] *8;[.E96] * 4;[.F96] * 2;[.G96] * 1)" office:value-type="float" office:value="0" calcext:value-type="float">
            <text:p>0</text:p>
          </table:table-cell>
          <table:table-cell table:formula="of:=DEC2HEX([.I96];4)" office:value-type="string" office:string-value="005C" calcext:value-type="string">
            <text:p>005C</text:p>
          </table:table-cell>
          <table:table-cell table:formula="of:=DEC2HEX([.J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3</text:p>
          </table:table-cell>
          <table:table-cell office:value-type="float" office:value="93" calcext:value-type="float">
            <text:p>93</text:p>
          </table:table-cell>
          <table:table-cell table:formula="of:=SUM([.A97] *64;[.B97] *32;[.C97] *16;[.D97] *8;[.E97] * 4;[.F97] * 2;[.G97] * 1)" office:value-type="float" office:value="0" calcext:value-type="float">
            <text:p>0</text:p>
          </table:table-cell>
          <table:table-cell table:formula="of:=DEC2HEX([.I97];4)" office:value-type="string" office:string-value="005D" calcext:value-type="string">
            <text:p>005D</text:p>
          </table:table-cell>
          <table:table-cell table:formula="of:=DEC2HEX([.J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3</text:p>
          </table:table-cell>
          <table:table-cell office:value-type="float" office:value="94" calcext:value-type="float">
            <text:p>94</text:p>
          </table:table-cell>
          <table:table-cell table:formula="of:=SUM([.A98] *64;[.B98] *32;[.C98] *16;[.D98] *8;[.E98] * 4;[.F98] * 2;[.G98] * 1)" office:value-type="float" office:value="0" calcext:value-type="float">
            <text:p>0</text:p>
          </table:table-cell>
          <table:table-cell table:formula="of:=DEC2HEX([.I98];4)" office:value-type="string" office:string-value="005E" calcext:value-type="string">
            <text:p>005E</text:p>
          </table:table-cell>
          <table:table-cell table:formula="of:=DEC2HEX([.J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95" calcext:value-type="float">
            <text:p>95</text:p>
          </table:table-cell>
          <table:table-cell table:formula="of:=SUM([.A99] *64;[.B99] *32;[.C99] *16;[.D99] *8;[.E99] * 4;[.F99] * 2;[.G99] * 1)" office:value-type="float" office:value="0" calcext:value-type="float">
            <text:p>0</text:p>
          </table:table-cell>
          <table:table-cell table:formula="of:=DEC2HEX([.I99];4)" office:value-type="string" office:string-value="005F" calcext:value-type="string">
            <text:p>005F</text:p>
          </table:table-cell>
          <table:table-cell table:formula="of:=DEC2HEX([.J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4</text:p>
          </table:table-cell>
          <table:table-cell office:value-type="float" office:value="96" calcext:value-type="float">
            <text:p>96</text:p>
          </table:table-cell>
          <table:table-cell table:formula="of:=SUM([.A100] *64;[.B100] *32;[.C100] *16;[.D100] *8;[.E100] * 4;[.F100] * 2;[.G100] * 1)" office:value-type="float" office:value="0" calcext:value-type="float">
            <text:p>0</text:p>
          </table:table-cell>
          <table:table-cell table:formula="of:=DEC2HEX([.I100];4)" office:value-type="string" office:string-value="0060" calcext:value-type="string">
            <text:p>0060</text:p>
          </table:table-cell>
          <table:table-cell table:formula="of:=DEC2HEX([.J1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4</text:p>
          </table:table-cell>
          <table:table-cell office:value-type="float" office:value="97" calcext:value-type="float">
            <text:p>97</text:p>
          </table:table-cell>
          <table:table-cell table:formula="of:=SUM([.A101] *64;[.B101] *32;[.C101] *16;[.D101] *8;[.E101] * 4;[.F101] * 2;[.G101] * 1)" office:value-type="float" office:value="0" calcext:value-type="float">
            <text:p>0</text:p>
          </table:table-cell>
          <table:table-cell table:formula="of:=DEC2HEX([.I101];4)" office:value-type="string" office:string-value="0061" calcext:value-type="string">
            <text:p>0061</text:p>
          </table:table-cell>
          <table:table-cell table:formula="of:=DEC2HEX([.J1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3.4</text:p>
          </table:table-cell>
          <table:table-cell office:value-type="float" office:value="98" calcext:value-type="float">
            <text:p>98</text:p>
          </table:table-cell>
          <table:table-cell table:formula="of:=SUM([.A102] *64;[.B102] *32;[.C102] *16;[.D102] *8;[.E102] * 4;[.F102] * 2;[.G102] * 1)" office:value-type="float" office:value="2" calcext:value-type="float">
            <text:p>2</text:p>
          </table:table-cell>
          <table:table-cell table:formula="of:=DEC2HEX([.I102];4)" office:value-type="string" office:string-value="0062" calcext:value-type="string">
            <text:p>0062</text:p>
          </table:table-cell>
          <table:table-cell table:formula="of:=DEC2HEX([.J10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4</text:p>
          </table:table-cell>
          <table:table-cell office:value-type="float" office:value="99" calcext:value-type="float">
            <text:p>99</text:p>
          </table:table-cell>
          <table:table-cell table:formula="of:=SUM([.A103] *64;[.B103] *32;[.C103] *16;[.D103] *8;[.E103] * 4;[.F103] * 2;[.G103] * 1)" office:value-type="float" office:value="0" calcext:value-type="float">
            <text:p>0</text:p>
          </table:table-cell>
          <table:table-cell table:formula="of:=DEC2HEX([.I103];4)" office:value-type="string" office:string-value="0063" calcext:value-type="string">
            <text:p>0063</text:p>
          </table:table-cell>
          <table:table-cell table:formula="of:=DEC2HEX([.J1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4</text:p>
          </table:table-cell>
          <table:table-cell office:value-type="float" office:value="100" calcext:value-type="float">
            <text:p>100</text:p>
          </table:table-cell>
          <table:table-cell table:formula="of:=SUM([.A104] *64;[.B104] *32;[.C104] *16;[.D104] *8;[.E104] * 4;[.F104] * 2;[.G104] * 1)" office:value-type="float" office:value="0" calcext:value-type="float">
            <text:p>0</text:p>
          </table:table-cell>
          <table:table-cell table:formula="of:=DEC2HEX([.I104];4)" office:value-type="string" office:string-value="0064" calcext:value-type="string">
            <text:p>0064</text:p>
          </table:table-cell>
          <table:table-cell table:formula="of:=DEC2HEX([.J1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4</text:p>
          </table:table-cell>
          <table:table-cell office:value-type="float" office:value="101" calcext:value-type="float">
            <text:p>101</text:p>
          </table:table-cell>
          <table:table-cell table:formula="of:=SUM([.A105] *64;[.B105] *32;[.C105] *16;[.D105] *8;[.E105] * 4;[.F105] * 2;[.G105] * 1)" office:value-type="float" office:value="0" calcext:value-type="float">
            <text:p>0</text:p>
          </table:table-cell>
          <table:table-cell table:formula="of:=DEC2HEX([.I105];4)" office:value-type="string" office:string-value="0065" calcext:value-type="string">
            <text:p>0065</text:p>
          </table:table-cell>
          <table:table-cell table:formula="of:=DEC2HEX([.J1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4</text:p>
          </table:table-cell>
          <table:table-cell office:value-type="float" office:value="102" calcext:value-type="float">
            <text:p>102</text:p>
          </table:table-cell>
          <table:table-cell table:formula="of:=SUM([.A106] *64;[.B106] *32;[.C106] *16;[.D106] *8;[.E106] * 4;[.F106] * 2;[.G106] * 1)" office:value-type="float" office:value="0" calcext:value-type="float">
            <text:p>0</text:p>
          </table:table-cell>
          <table:table-cell table:formula="of:=DEC2HEX([.I106];4)" office:value-type="string" office:string-value="0066" calcext:value-type="string">
            <text:p>0066</text:p>
          </table:table-cell>
          <table:table-cell table:formula="of:=DEC2HEX([.J1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float" office:value="103" calcext:value-type="float">
            <text:p>103</text:p>
          </table:table-cell>
          <table:table-cell table:formula="of:=SUM([.A107] *64;[.B107] *32;[.C107] *16;[.D107] *8;[.E107] * 4;[.F107] * 2;[.G107] * 1)" office:value-type="float" office:value="1" calcext:value-type="float">
            <text:p>1</text:p>
          </table:table-cell>
          <table:table-cell table:formula="of:=DEC2HEX([.I107];4)" office:value-type="string" office:string-value="0067" calcext:value-type="string">
            <text:p>0067</text:p>
          </table:table-cell>
          <table:table-cell table:formula="of:=DEC2HEX([.J10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9.4</text:p>
          </table:table-cell>
          <table:table-cell office:value-type="float" office:value="104" calcext:value-type="float">
            <text:p>104</text:p>
          </table:table-cell>
          <table:table-cell table:formula="of:=SUM([.A108] *64;[.B108] *32;[.C108] *16;[.D108] *8;[.E108] * 4;[.F108] * 2;[.G108] * 1)" office:value-type="float" office:value="8" calcext:value-type="float">
            <text:p>8</text:p>
          </table:table-cell>
          <table:table-cell table:formula="of:=DEC2HEX([.I108];4)" office:value-type="string" office:string-value="0068" calcext:value-type="string">
            <text:p>0068</text:p>
          </table:table-cell>
          <table:table-cell table:formula="of:=DEC2HEX([.J10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4</text:p>
          </table:table-cell>
          <table:table-cell office:value-type="float" office:value="105" calcext:value-type="float">
            <text:p>105</text:p>
          </table:table-cell>
          <table:table-cell table:formula="of:=SUM([.A109] *64;[.B109] *32;[.C109] *16;[.D109] *8;[.E109] * 4;[.F109] * 2;[.G109] * 1)" office:value-type="float" office:value="0" calcext:value-type="float">
            <text:p>0</text:p>
          </table:table-cell>
          <table:table-cell table:formula="of:=DEC2HEX([.I109];4)" office:value-type="string" office:string-value="0069" calcext:value-type="string">
            <text:p>0069</text:p>
          </table:table-cell>
          <table:table-cell table:formula="of:=DEC2HEX([.J1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4</text:p>
          </table:table-cell>
          <table:table-cell office:value-type="float" office:value="106" calcext:value-type="float">
            <text:p>106</text:p>
          </table:table-cell>
          <table:table-cell table:formula="of:=SUM([.A110] *64;[.B110] *32;[.C110] *16;[.D110] *8;[.E110] * 4;[.F110] * 2;[.G110] * 1)" office:value-type="float" office:value="0" calcext:value-type="float">
            <text:p>0</text:p>
          </table:table-cell>
          <table:table-cell table:formula="of:=DEC2HEX([.I110];4)" office:value-type="string" office:string-value="006A" calcext:value-type="string">
            <text:p>006A</text:p>
          </table:table-cell>
          <table:table-cell table:formula="of:=DEC2HEX([.J1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4</text:p>
          </table:table-cell>
          <table:table-cell office:value-type="float" office:value="107" calcext:value-type="float">
            <text:p>107</text:p>
          </table:table-cell>
          <table:table-cell table:formula="of:=SUM([.A111] *64;[.B111] *32;[.C111] *16;[.D111] *8;[.E111] * 4;[.F111] * 2;[.G111] * 1)" office:value-type="float" office:value="0" calcext:value-type="float">
            <text:p>0</text:p>
          </table:table-cell>
          <table:table-cell table:formula="of:=DEC2HEX([.I111];4)" office:value-type="string" office:string-value="006B" calcext:value-type="string">
            <text:p>006B</text:p>
          </table:table-cell>
          <table:table-cell table:formula="of:=DEC2HEX([.J1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4</text:p>
          </table:table-cell>
          <table:table-cell office:value-type="float" office:value="108" calcext:value-type="float">
            <text:p>108</text:p>
          </table:table-cell>
          <table:table-cell table:formula="of:=SUM([.A112] *64;[.B112] *32;[.C112] *16;[.D112] *8;[.E112] * 4;[.F112] * 2;[.G112] * 1)" office:value-type="float" office:value="0" calcext:value-type="float">
            <text:p>0</text:p>
          </table:table-cell>
          <table:table-cell table:formula="of:=DEC2HEX([.I112];4)" office:value-type="string" office:string-value="006C" calcext:value-type="string">
            <text:p>006C</text:p>
          </table:table-cell>
          <table:table-cell table:formula="of:=DEC2HEX([.J1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4</text:p>
          </table:table-cell>
          <table:table-cell office:value-type="float" office:value="109" calcext:value-type="float">
            <text:p>109</text:p>
          </table:table-cell>
          <table:table-cell table:formula="of:=SUM([.A113] *64;[.B113] *32;[.C113] *16;[.D113] *8;[.E113] * 4;[.F113] * 2;[.G113] * 1)" office:value-type="float" office:value="0" calcext:value-type="float">
            <text:p>0</text:p>
          </table:table-cell>
          <table:table-cell table:formula="of:=DEC2HEX([.I113];4)" office:value-type="string" office:string-value="006D" calcext:value-type="string">
            <text:p>006D</text:p>
          </table:table-cell>
          <table:table-cell table:formula="of:=DEC2HEX([.J1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4</text:p>
          </table:table-cell>
          <table:table-cell office:value-type="float" office:value="110" calcext:value-type="float">
            <text:p>110</text:p>
          </table:table-cell>
          <table:table-cell table:formula="of:=SUM([.A114] *64;[.B114] *32;[.C114] *16;[.D114] *8;[.E114] * 4;[.F114] * 2;[.G114] * 1)" office:value-type="float" office:value="0" calcext:value-type="float">
            <text:p>0</text:p>
          </table:table-cell>
          <table:table-cell table:formula="of:=DEC2HEX([.I114];4)" office:value-type="string" office:string-value="006E" calcext:value-type="string">
            <text:p>006E</text:p>
          </table:table-cell>
          <table:table-cell table:formula="of:=DEC2HEX([.J1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6.4</text:p>
          </table:table-cell>
          <table:table-cell office:value-type="float" office:value="111" calcext:value-type="float">
            <text:p>111</text:p>
          </table:table-cell>
          <table:table-cell table:formula="of:=SUM([.A115] *64;[.B115] *32;[.C115] *16;[.D115] *8;[.E115] * 4;[.F115] * 2;[.G115] * 1)" office:value-type="float" office:value="2" calcext:value-type="float">
            <text:p>2</text:p>
          </table:table-cell>
          <table:table-cell table:formula="of:=DEC2HEX([.I115];4)" office:value-type="string" office:string-value="006F" calcext:value-type="string">
            <text:p>006F</text:p>
          </table:table-cell>
          <table:table-cell table:formula="of:=DEC2HEX([.J11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4</text:p>
          </table:table-cell>
          <table:table-cell office:value-type="float" office:value="112" calcext:value-type="float">
            <text:p>112</text:p>
          </table:table-cell>
          <table:table-cell table:formula="of:=SUM([.A116] *64;[.B116] *32;[.C116] *16;[.D116] *8;[.E116] * 4;[.F116] * 2;[.G116] * 1)" office:value-type="float" office:value="0" calcext:value-type="float">
            <text:p>0</text:p>
          </table:table-cell>
          <table:table-cell table:formula="of:=DEC2HEX([.I116];4)" office:value-type="string" office:string-value="0070" calcext:value-type="string">
            <text:p>0070</text:p>
          </table:table-cell>
          <table:table-cell table:formula="of:=DEC2HEX([.J1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4</text:p>
          </table:table-cell>
          <table:table-cell office:value-type="float" office:value="113" calcext:value-type="float">
            <text:p>113</text:p>
          </table:table-cell>
          <table:table-cell table:formula="of:=SUM([.A117] *64;[.B117] *32;[.C117] *16;[.D117] *8;[.E117] * 4;[.F117] * 2;[.G117] * 1)" office:value-type="float" office:value="0" calcext:value-type="float">
            <text:p>0</text:p>
          </table:table-cell>
          <table:table-cell table:formula="of:=DEC2HEX([.I117];4)" office:value-type="string" office:string-value="0071" calcext:value-type="string">
            <text:p>0071</text:p>
          </table:table-cell>
          <table:table-cell table:formula="of:=DEC2HEX([.J1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4</text:p>
          </table:table-cell>
          <table:table-cell office:value-type="float" office:value="114" calcext:value-type="float">
            <text:p>114</text:p>
          </table:table-cell>
          <table:table-cell table:formula="of:=SUM([.A118] *64;[.B118] *32;[.C118] *16;[.D118] *8;[.E118] * 4;[.F118] * 2;[.G118] * 1)" office:value-type="float" office:value="0" calcext:value-type="float">
            <text:p>0</text:p>
          </table:table-cell>
          <table:table-cell table:formula="of:=DEC2HEX([.I118];4)" office:value-type="string" office:string-value="0072" calcext:value-type="string">
            <text:p>0072</text:p>
          </table:table-cell>
          <table:table-cell table:formula="of:=DEC2HEX([.J1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4</text:p>
          </table:table-cell>
          <table:table-cell office:value-type="float" office:value="115" calcext:value-type="float">
            <text:p>115</text:p>
          </table:table-cell>
          <table:table-cell table:formula="of:=SUM([.A119] *64;[.B119] *32;[.C119] *16;[.D119] *8;[.E119] * 4;[.F119] * 2;[.G119] * 1)" office:value-type="float" office:value="0" calcext:value-type="float">
            <text:p>0</text:p>
          </table:table-cell>
          <table:table-cell table:formula="of:=DEC2HEX([.I119];4)" office:value-type="string" office:string-value="0073" calcext:value-type="string">
            <text:p>0073</text:p>
          </table:table-cell>
          <table:table-cell table:formula="of:=DEC2HEX([.J1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4</text:p>
          </table:table-cell>
          <table:table-cell office:value-type="float" office:value="116" calcext:value-type="float">
            <text:p>116</text:p>
          </table:table-cell>
          <table:table-cell table:formula="of:=SUM([.A120] *64;[.B120] *32;[.C120] *16;[.D120] *8;[.E120] * 4;[.F120] * 2;[.G120] * 1)" office:value-type="float" office:value="0" calcext:value-type="float">
            <text:p>0</text:p>
          </table:table-cell>
          <table:table-cell table:formula="of:=DEC2HEX([.I120];4)" office:value-type="string" office:string-value="0074" calcext:value-type="string">
            <text:p>0074</text:p>
          </table:table-cell>
          <table:table-cell table:formula="of:=DEC2HEX([.J1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float" office:value="117" calcext:value-type="float">
            <text:p>117</text:p>
          </table:table-cell>
          <table:table-cell table:formula="of:=SUM([.A121] *64;[.B121] *32;[.C121] *16;[.D121] *8;[.E121] * 4;[.F121] * 2;[.G121] * 1)" office:value-type="float" office:value="1" calcext:value-type="float">
            <text:p>1</text:p>
          </table:table-cell>
          <table:table-cell table:formula="of:=DEC2HEX([.I121];4)" office:value-type="string" office:string-value="0075" calcext:value-type="string">
            <text:p>0075</text:p>
          </table:table-cell>
          <table:table-cell table:formula="of:=DEC2HEX([.J12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3.4</text:p>
          </table:table-cell>
          <table:table-cell office:value-type="float" office:value="118" calcext:value-type="float">
            <text:p>118</text:p>
          </table:table-cell>
          <table:table-cell table:formula="of:=SUM([.A122] *64;[.B122] *32;[.C122] *16;[.D122] *8;[.E122] * 4;[.F122] * 2;[.G122] * 1)" office:value-type="float" office:value="8" calcext:value-type="float">
            <text:p>8</text:p>
          </table:table-cell>
          <table:table-cell table:formula="of:=DEC2HEX([.I122];4)" office:value-type="string" office:string-value="0076" calcext:value-type="string">
            <text:p>0076</text:p>
          </table:table-cell>
          <table:table-cell table:formula="of:=DEC2HEX([.J12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4</text:p>
          </table:table-cell>
          <table:table-cell office:value-type="float" office:value="119" calcext:value-type="float">
            <text:p>119</text:p>
          </table:table-cell>
          <table:table-cell table:formula="of:=SUM([.A123] *64;[.B123] *32;[.C123] *16;[.D123] *8;[.E123] * 4;[.F123] * 2;[.G123] * 1)" office:value-type="float" office:value="0" calcext:value-type="float">
            <text:p>0</text:p>
          </table:table-cell>
          <table:table-cell table:formula="of:=DEC2HEX([.I123];4)" office:value-type="string" office:string-value="0077" calcext:value-type="string">
            <text:p>0077</text:p>
          </table:table-cell>
          <table:table-cell table:formula="of:=DEC2HEX([.J1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4</text:p>
          </table:table-cell>
          <table:table-cell office:value-type="float" office:value="120" calcext:value-type="float">
            <text:p>120</text:p>
          </table:table-cell>
          <table:table-cell table:formula="of:=SUM([.A124] *64;[.B124] *32;[.C124] *16;[.D124] *8;[.E124] * 4;[.F124] * 2;[.G124] * 1)" office:value-type="float" office:value="0" calcext:value-type="float">
            <text:p>0</text:p>
          </table:table-cell>
          <table:table-cell table:formula="of:=DEC2HEX([.I124];4)" office:value-type="string" office:string-value="0078" calcext:value-type="string">
            <text:p>0078</text:p>
          </table:table-cell>
          <table:table-cell table:formula="of:=DEC2HEX([.J1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4</text:p>
          </table:table-cell>
          <table:table-cell office:value-type="float" office:value="121" calcext:value-type="float">
            <text:p>121</text:p>
          </table:table-cell>
          <table:table-cell table:formula="of:=SUM([.A125] *64;[.B125] *32;[.C125] *16;[.D125] *8;[.E125] * 4;[.F125] * 2;[.G125] * 1)" office:value-type="float" office:value="0" calcext:value-type="float">
            <text:p>0</text:p>
          </table:table-cell>
          <table:table-cell table:formula="of:=DEC2HEX([.I125];4)" office:value-type="string" office:string-value="0079" calcext:value-type="string">
            <text:p>0079</text:p>
          </table:table-cell>
          <table:table-cell table:formula="of:=DEC2HEX([.J1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4</text:p>
          </table:table-cell>
          <table:table-cell office:value-type="float" office:value="122" calcext:value-type="float">
            <text:p>122</text:p>
          </table:table-cell>
          <table:table-cell table:formula="of:=SUM([.A126] *64;[.B126] *32;[.C126] *16;[.D126] *8;[.E126] * 4;[.F126] * 2;[.G126] * 1)" office:value-type="float" office:value="0" calcext:value-type="float">
            <text:p>0</text:p>
          </table:table-cell>
          <table:table-cell table:formula="of:=DEC2HEX([.I126];4)" office:value-type="string" office:string-value="007A" calcext:value-type="string">
            <text:p>007A</text:p>
          </table:table-cell>
          <table:table-cell table:formula="of:=DEC2HEX([.J1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4</text:p>
          </table:table-cell>
          <table:table-cell office:value-type="float" office:value="123" calcext:value-type="float">
            <text:p>123</text:p>
          </table:table-cell>
          <table:table-cell table:formula="of:=SUM([.A127] *64;[.B127] *32;[.C127] *16;[.D127] *8;[.E127] * 4;[.F127] * 2;[.G127] * 1)" office:value-type="float" office:value="0" calcext:value-type="float">
            <text:p>0</text:p>
          </table:table-cell>
          <table:table-cell table:formula="of:=DEC2HEX([.I127];4)" office:value-type="string" office:string-value="007B" calcext:value-type="string">
            <text:p>007B</text:p>
          </table:table-cell>
          <table:table-cell table:formula="of:=DEC2HEX([.J1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9.4</text:p>
          </table:table-cell>
          <table:table-cell office:value-type="float" office:value="124" calcext:value-type="float">
            <text:p>124</text:p>
          </table:table-cell>
          <table:table-cell table:formula="of:=SUM([.A128] *64;[.B128] *32;[.C128] *16;[.D128] *8;[.E128] * 4;[.F128] * 2;[.G128] * 1)" office:value-type="float" office:value="4" calcext:value-type="float">
            <text:p>4</text:p>
          </table:table-cell>
          <table:table-cell table:formula="of:=DEC2HEX([.I128];4)" office:value-type="string" office:string-value="007C" calcext:value-type="string">
            <text:p>007C</text:p>
          </table:table-cell>
          <table:table-cell table:formula="of:=DEC2HEX([.J12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4</text:p>
          </table:table-cell>
          <table:table-cell office:value-type="float" office:value="125" calcext:value-type="float">
            <text:p>125</text:p>
          </table:table-cell>
          <table:table-cell table:formula="of:=SUM([.A129] *64;[.B129] *32;[.C129] *16;[.D129] *8;[.E129] * 4;[.F129] * 2;[.G129] * 1)" office:value-type="float" office:value="0" calcext:value-type="float">
            <text:p>0</text:p>
          </table:table-cell>
          <table:table-cell table:formula="of:=DEC2HEX([.I129];4)" office:value-type="string" office:string-value="007D" calcext:value-type="string">
            <text:p>007D</text:p>
          </table:table-cell>
          <table:table-cell table:formula="of:=DEC2HEX([.J1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26" calcext:value-type="float">
            <text:p>126</text:p>
          </table:table-cell>
          <table:table-cell table:formula="of:=SUM([.A130] *64;[.B130] *32;[.C130] *16;[.D130] *8;[.E130] * 4;[.F130] * 2;[.G130] * 1)" office:value-type="float" office:value="0" calcext:value-type="float">
            <text:p>0</text:p>
          </table:table-cell>
          <table:table-cell table:formula="of:=DEC2HEX([.I130];4)" office:value-type="string" office:string-value="007E" calcext:value-type="string">
            <text:p>007E</text:p>
          </table:table-cell>
          <table:table-cell table:formula="of:=DEC2HEX([.J1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27" calcext:value-type="float">
            <text:p>127</text:p>
          </table:table-cell>
          <table:table-cell table:formula="of:=SUM([.A131] *64;[.B131] *32;[.C131] *16;[.D131] *8;[.E131] * 4;[.F131] * 2;[.G131] * 1)" office:value-type="float" office:value="0" calcext:value-type="float">
            <text:p>0</text:p>
          </table:table-cell>
          <table:table-cell table:formula="of:=DEC2HEX([.I131];4)" office:value-type="string" office:string-value="007F" calcext:value-type="string">
            <text:p>007F</text:p>
          </table:table-cell>
          <table:table-cell table:formula="of:=DEC2HEX([.J1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.5</text:p>
          </table:table-cell>
          <table:table-cell office:value-type="float" office:value="128" calcext:value-type="float">
            <text:p>128</text:p>
          </table:table-cell>
          <table:table-cell table:formula="of:=SUM([.A132] *64;[.B132] *32;[.C132] *16;[.D132] *8;[.E132] * 4;[.F132] * 2;[.G132] * 1)" office:value-type="float" office:value="2" calcext:value-type="float">
            <text:p>2</text:p>
          </table:table-cell>
          <table:table-cell table:formula="of:=DEC2HEX([.I132];4)" office:value-type="string" office:string-value="0080" calcext:value-type="string">
            <text:p>0080</text:p>
          </table:table-cell>
          <table:table-cell table:formula="of:=DEC2HEX([.J13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5</text:p>
          </table:table-cell>
          <table:table-cell office:value-type="float" office:value="129" calcext:value-type="float">
            <text:p>129</text:p>
          </table:table-cell>
          <table:table-cell table:formula="of:=SUM([.A133] *64;[.B133] *32;[.C133] *16;[.D133] *8;[.E133] * 4;[.F133] * 2;[.G133] * 1)" office:value-type="float" office:value="0" calcext:value-type="float">
            <text:p>0</text:p>
          </table:table-cell>
          <table:table-cell table:formula="of:=DEC2HEX([.I133];4)" office:value-type="string" office:string-value="0081" calcext:value-type="string">
            <text:p>0081</text:p>
          </table:table-cell>
          <table:table-cell table:formula="of:=DEC2HEX([.J1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5</text:p>
          </table:table-cell>
          <table:table-cell office:value-type="float" office:value="130" calcext:value-type="float">
            <text:p>130</text:p>
          </table:table-cell>
          <table:table-cell table:formula="of:=SUM([.A134] *64;[.B134] *32;[.C134] *16;[.D134] *8;[.E134] * 4;[.F134] * 2;[.G134] * 1)" office:value-type="float" office:value="0" calcext:value-type="float">
            <text:p>0</text:p>
          </table:table-cell>
          <table:table-cell table:formula="of:=DEC2HEX([.I134];4)" office:value-type="string" office:string-value="0082" calcext:value-type="string">
            <text:p>0082</text:p>
          </table:table-cell>
          <table:table-cell table:formula="of:=DEC2HEX([.J1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5</text:p>
          </table:table-cell>
          <table:table-cell office:value-type="float" office:value="131" calcext:value-type="float">
            <text:p>131</text:p>
          </table:table-cell>
          <table:table-cell table:formula="of:=SUM([.A135] *64;[.B135] *32;[.C135] *16;[.D135] *8;[.E135] * 4;[.F135] * 2;[.G135] * 1)" office:value-type="float" office:value="0" calcext:value-type="float">
            <text:p>0</text:p>
          </table:table-cell>
          <table:table-cell table:formula="of:=DEC2HEX([.I135];4)" office:value-type="string" office:string-value="0083" calcext:value-type="string">
            <text:p>0083</text:p>
          </table:table-cell>
          <table:table-cell table:formula="of:=DEC2HEX([.J1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5</text:p>
          </table:table-cell>
          <table:table-cell office:value-type="float" office:value="132" calcext:value-type="float">
            <text:p>132</text:p>
          </table:table-cell>
          <table:table-cell table:formula="of:=SUM([.A136] *64;[.B136] *32;[.C136] *16;[.D136] *8;[.E136] * 4;[.F136] * 2;[.G136] * 1)" office:value-type="float" office:value="0" calcext:value-type="float">
            <text:p>0</text:p>
          </table:table-cell>
          <table:table-cell table:formula="of:=DEC2HEX([.I136];4)" office:value-type="string" office:string-value="0084" calcext:value-type="string">
            <text:p>0084</text:p>
          </table:table-cell>
          <table:table-cell table:formula="of:=DEC2HEX([.J1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float" office:value="133" calcext:value-type="float">
            <text:p>133</text:p>
          </table:table-cell>
          <table:table-cell table:formula="of:=SUM([.A137] *64;[.B137] *32;[.C137] *16;[.D137] *8;[.E137] * 4;[.F137] * 2;[.G137] * 1)" office:value-type="float" office:value="1" calcext:value-type="float">
            <text:p>1</text:p>
          </table:table-cell>
          <table:table-cell table:formula="of:=DEC2HEX([.I137];4)" office:value-type="string" office:string-value="0085" calcext:value-type="string">
            <text:p>0085</text:p>
          </table:table-cell>
          <table:table-cell table:formula="of:=DEC2HEX([.J13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7.5</text:p>
          </table:table-cell>
          <table:table-cell office:value-type="float" office:value="134" calcext:value-type="float">
            <text:p>134</text:p>
          </table:table-cell>
          <table:table-cell table:formula="of:=SUM([.A138] *64;[.B138] *32;[.C138] *16;[.D138] *8;[.E138] * 4;[.F138] * 2;[.G138] * 1)" office:value-type="float" office:value="8" calcext:value-type="float">
            <text:p>8</text:p>
          </table:table-cell>
          <table:table-cell table:formula="of:=DEC2HEX([.I138];4)" office:value-type="string" office:string-value="0086" calcext:value-type="string">
            <text:p>0086</text:p>
          </table:table-cell>
          <table:table-cell table:formula="of:=DEC2HEX([.J13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5</text:p>
          </table:table-cell>
          <table:table-cell office:value-type="float" office:value="135" calcext:value-type="float">
            <text:p>135</text:p>
          </table:table-cell>
          <table:table-cell table:formula="of:=SUM([.A139] *64;[.B139] *32;[.C139] *16;[.D139] *8;[.E139] * 4;[.F139] * 2;[.G139] * 1)" office:value-type="float" office:value="0" calcext:value-type="float">
            <text:p>0</text:p>
          </table:table-cell>
          <table:table-cell table:formula="of:=DEC2HEX([.I139];4)" office:value-type="string" office:string-value="0087" calcext:value-type="string">
            <text:p>0087</text:p>
          </table:table-cell>
          <table:table-cell table:formula="of:=DEC2HEX([.J1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5</text:p>
          </table:table-cell>
          <table:table-cell office:value-type="float" office:value="136" calcext:value-type="float">
            <text:p>136</text:p>
          </table:table-cell>
          <table:table-cell table:formula="of:=SUM([.A140] *64;[.B140] *32;[.C140] *16;[.D140] *8;[.E140] * 4;[.F140] * 2;[.G140] * 1)" office:value-type="float" office:value="0" calcext:value-type="float">
            <text:p>0</text:p>
          </table:table-cell>
          <table:table-cell table:formula="of:=DEC2HEX([.I140];4)" office:value-type="string" office:string-value="0088" calcext:value-type="string">
            <text:p>0088</text:p>
          </table:table-cell>
          <table:table-cell table:formula="of:=DEC2HEX([.J1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5</text:p>
          </table:table-cell>
          <table:table-cell office:value-type="float" office:value="137" calcext:value-type="float">
            <text:p>137</text:p>
          </table:table-cell>
          <table:table-cell table:formula="of:=SUM([.A141] *64;[.B141] *32;[.C141] *16;[.D141] *8;[.E141] * 4;[.F141] * 2;[.G141] * 1)" office:value-type="float" office:value="0" calcext:value-type="float">
            <text:p>0</text:p>
          </table:table-cell>
          <table:table-cell table:formula="of:=DEC2HEX([.I141];4)" office:value-type="string" office:string-value="0089" calcext:value-type="string">
            <text:p>0089</text:p>
          </table:table-cell>
          <table:table-cell table:formula="of:=DEC2HEX([.J1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5</text:p>
          </table:table-cell>
          <table:table-cell office:value-type="float" office:value="138" calcext:value-type="float">
            <text:p>138</text:p>
          </table:table-cell>
          <table:table-cell table:formula="of:=SUM([.A142] *64;[.B142] *32;[.C142] *16;[.D142] *8;[.E142] * 4;[.F142] * 2;[.G142] * 1)" office:value-type="float" office:value="0" calcext:value-type="float">
            <text:p>0</text:p>
          </table:table-cell>
          <table:table-cell table:formula="of:=DEC2HEX([.I142];4)" office:value-type="string" office:string-value="008A" calcext:value-type="string">
            <text:p>008A</text:p>
          </table:table-cell>
          <table:table-cell table:formula="of:=DEC2HEX([.J1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5</text:p>
          </table:table-cell>
          <table:table-cell office:value-type="float" office:value="139" calcext:value-type="float">
            <text:p>139</text:p>
          </table:table-cell>
          <table:table-cell table:formula="of:=SUM([.A143] *64;[.B143] *32;[.C143] *16;[.D143] *8;[.E143] * 4;[.F143] * 2;[.G143] * 1)" office:value-type="float" office:value="0" calcext:value-type="float">
            <text:p>0</text:p>
          </table:table-cell>
          <table:table-cell table:formula="of:=DEC2HEX([.I143];4)" office:value-type="string" office:string-value="008B" calcext:value-type="string">
            <text:p>008B</text:p>
          </table:table-cell>
          <table:table-cell table:formula="of:=DEC2HEX([.J1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5</text:p>
          </table:table-cell>
          <table:table-cell office:value-type="float" office:value="140" calcext:value-type="float">
            <text:p>140</text:p>
          </table:table-cell>
          <table:table-cell table:formula="of:=SUM([.A144] *64;[.B144] *32;[.C144] *16;[.D144] *8;[.E144] * 4;[.F144] * 2;[.G144] * 1)" office:value-type="float" office:value="0" calcext:value-type="float">
            <text:p>0</text:p>
          </table:table-cell>
          <table:table-cell table:formula="of:=DEC2HEX([.I144];4)" office:value-type="string" office:string-value="008C" calcext:value-type="string">
            <text:p>008C</text:p>
          </table:table-cell>
          <table:table-cell table:formula="of:=DEC2HEX([.J1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4.5</text:p>
          </table:table-cell>
          <table:table-cell office:value-type="float" office:value="141" calcext:value-type="float">
            <text:p>141</text:p>
          </table:table-cell>
          <table:table-cell table:formula="of:=SUM([.A145] *64;[.B145] *32;[.C145] *16;[.D145] *8;[.E145] * 4;[.F145] * 2;[.G145] * 1)" office:value-type="float" office:value="2" calcext:value-type="float">
            <text:p>2</text:p>
          </table:table-cell>
          <table:table-cell table:formula="of:=DEC2HEX([.I145];4)" office:value-type="string" office:string-value="008D" calcext:value-type="string">
            <text:p>008D</text:p>
          </table:table-cell>
          <table:table-cell table:formula="of:=DEC2HEX([.J14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5</text:p>
          </table:table-cell>
          <table:table-cell office:value-type="float" office:value="142" calcext:value-type="float">
            <text:p>142</text:p>
          </table:table-cell>
          <table:table-cell table:formula="of:=SUM([.A146] *64;[.B146] *32;[.C146] *16;[.D146] *8;[.E146] * 4;[.F146] * 2;[.G146] * 1)" office:value-type="float" office:value="0" calcext:value-type="float">
            <text:p>0</text:p>
          </table:table-cell>
          <table:table-cell table:formula="of:=DEC2HEX([.I146];4)" office:value-type="string" office:string-value="008E" calcext:value-type="string">
            <text:p>008E</text:p>
          </table:table-cell>
          <table:table-cell table:formula="of:=DEC2HEX([.J1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5</text:p>
          </table:table-cell>
          <table:table-cell office:value-type="float" office:value="143" calcext:value-type="float">
            <text:p>143</text:p>
          </table:table-cell>
          <table:table-cell table:formula="of:=SUM([.A147] *64;[.B147] *32;[.C147] *16;[.D147] *8;[.E147] * 4;[.F147] * 2;[.G147] * 1)" office:value-type="float" office:value="0" calcext:value-type="float">
            <text:p>0</text:p>
          </table:table-cell>
          <table:table-cell table:formula="of:=DEC2HEX([.I147];4)" office:value-type="string" office:string-value="008F" calcext:value-type="string">
            <text:p>008F</text:p>
          </table:table-cell>
          <table:table-cell table:formula="of:=DEC2HEX([.J1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5</text:p>
          </table:table-cell>
          <table:table-cell office:value-type="float" office:value="144" calcext:value-type="float">
            <text:p>144</text:p>
          </table:table-cell>
          <table:table-cell table:formula="of:=SUM([.A148] *64;[.B148] *32;[.C148] *16;[.D148] *8;[.E148] * 4;[.F148] * 2;[.G148] * 1)" office:value-type="float" office:value="0" calcext:value-type="float">
            <text:p>0</text:p>
          </table:table-cell>
          <table:table-cell table:formula="of:=DEC2HEX([.I148];4)" office:value-type="string" office:string-value="0090" calcext:value-type="string">
            <text:p>0090</text:p>
          </table:table-cell>
          <table:table-cell table:formula="of:=DEC2HEX([.J1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5</text:p>
          </table:table-cell>
          <table:table-cell office:value-type="float" office:value="145" calcext:value-type="float">
            <text:p>145</text:p>
          </table:table-cell>
          <table:table-cell table:formula="of:=SUM([.A149] *64;[.B149] *32;[.C149] *16;[.D149] *8;[.E149] * 4;[.F149] * 2;[.G149] * 1)" office:value-type="float" office:value="0" calcext:value-type="float">
            <text:p>0</text:p>
          </table:table-cell>
          <table:table-cell table:formula="of:=DEC2HEX([.I149];4)" office:value-type="string" office:string-value="0091" calcext:value-type="string">
            <text:p>0091</text:p>
          </table:table-cell>
          <table:table-cell table:formula="of:=DEC2HEX([.J1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5</text:p>
          </table:table-cell>
          <table:table-cell office:value-type="float" office:value="146" calcext:value-type="float">
            <text:p>146</text:p>
          </table:table-cell>
          <table:table-cell table:formula="of:=SUM([.A150] *64;[.B150] *32;[.C150] *16;[.D150] *8;[.E150] * 4;[.F150] * 2;[.G150] * 1)" office:value-type="float" office:value="0" calcext:value-type="float">
            <text:p>0</text:p>
          </table:table-cell>
          <table:table-cell table:formula="of:=DEC2HEX([.I150];4)" office:value-type="string" office:string-value="0092" calcext:value-type="string">
            <text:p>0092</text:p>
          </table:table-cell>
          <table:table-cell table:formula="of:=DEC2HEX([.J1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5</text:p>
          </table:table-cell>
          <table:table-cell office:value-type="float" office:value="147" calcext:value-type="float">
            <text:p>147</text:p>
          </table:table-cell>
          <table:table-cell table:formula="of:=SUM([.A151] *64;[.B151] *32;[.C151] *16;[.D151] *8;[.E151] * 4;[.F151] * 2;[.G151] * 1)" office:value-type="float" office:value="0" calcext:value-type="float">
            <text:p>0</text:p>
          </table:table-cell>
          <table:table-cell table:formula="of:=DEC2HEX([.I151];4)" office:value-type="string" office:string-value="0093" calcext:value-type="string">
            <text:p>0093</text:p>
          </table:table-cell>
          <table:table-cell table:formula="of:=DEC2HEX([.J1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float" office:value="148" calcext:value-type="float">
            <text:p>148</text:p>
          </table:table-cell>
          <table:table-cell table:formula="of:=SUM([.A152] *64;[.B152] *32;[.C152] *16;[.D152] *8;[.E152] * 4;[.F152] * 2;[.G152] * 1)" office:value-type="float" office:value="1" calcext:value-type="float">
            <text:p>1</text:p>
          </table:table-cell>
          <table:table-cell table:formula="of:=DEC2HEX([.I152];4)" office:value-type="string" office:string-value="0094" calcext:value-type="string">
            <text:p>0094</text:p>
          </table:table-cell>
          <table:table-cell table:formula="of:=DEC2HEX([.J15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2.5</text:p>
          </table:table-cell>
          <table:table-cell office:value-type="float" office:value="149" calcext:value-type="float">
            <text:p>149</text:p>
          </table:table-cell>
          <table:table-cell table:formula="of:=SUM([.A153] *64;[.B153] *32;[.C153] *16;[.D153] *8;[.E153] * 4;[.F153] * 2;[.G153] * 1)" office:value-type="float" office:value="8" calcext:value-type="float">
            <text:p>8</text:p>
          </table:table-cell>
          <table:table-cell table:formula="of:=DEC2HEX([.I153];4)" office:value-type="string" office:string-value="0095" calcext:value-type="string">
            <text:p>0095</text:p>
          </table:table-cell>
          <table:table-cell table:formula="of:=DEC2HEX([.J15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5</text:p>
          </table:table-cell>
          <table:table-cell office:value-type="float" office:value="150" calcext:value-type="float">
            <text:p>150</text:p>
          </table:table-cell>
          <table:table-cell table:formula="of:=SUM([.A154] *64;[.B154] *32;[.C154] *16;[.D154] *8;[.E154] * 4;[.F154] * 2;[.G154] * 1)" office:value-type="float" office:value="0" calcext:value-type="float">
            <text:p>0</text:p>
          </table:table-cell>
          <table:table-cell table:formula="of:=DEC2HEX([.I154];4)" office:value-type="string" office:string-value="0096" calcext:value-type="string">
            <text:p>0096</text:p>
          </table:table-cell>
          <table:table-cell table:formula="of:=DEC2HEX([.J1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5</text:p>
          </table:table-cell>
          <table:table-cell office:value-type="float" office:value="151" calcext:value-type="float">
            <text:p>151</text:p>
          </table:table-cell>
          <table:table-cell table:formula="of:=SUM([.A155] *64;[.B155] *32;[.C155] *16;[.D155] *8;[.E155] * 4;[.F155] * 2;[.G155] * 1)" office:value-type="float" office:value="0" calcext:value-type="float">
            <text:p>0</text:p>
          </table:table-cell>
          <table:table-cell table:formula="of:=DEC2HEX([.I155];4)" office:value-type="string" office:string-value="0097" calcext:value-type="string">
            <text:p>0097</text:p>
          </table:table-cell>
          <table:table-cell table:formula="of:=DEC2HEX([.J1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5</text:p>
          </table:table-cell>
          <table:table-cell office:value-type="float" office:value="152" calcext:value-type="float">
            <text:p>152</text:p>
          </table:table-cell>
          <table:table-cell table:formula="of:=SUM([.A156] *64;[.B156] *32;[.C156] *16;[.D156] *8;[.E156] * 4;[.F156] * 2;[.G156] * 1)" office:value-type="float" office:value="0" calcext:value-type="float">
            <text:p>0</text:p>
          </table:table-cell>
          <table:table-cell table:formula="of:=DEC2HEX([.I156];4)" office:value-type="string" office:string-value="0098" calcext:value-type="string">
            <text:p>0098</text:p>
          </table:table-cell>
          <table:table-cell table:formula="of:=DEC2HEX([.J1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5</text:p>
          </table:table-cell>
          <table:table-cell office:value-type="float" office:value="153" calcext:value-type="float">
            <text:p>153</text:p>
          </table:table-cell>
          <table:table-cell table:formula="of:=SUM([.A157] *64;[.B157] *32;[.C157] *16;[.D157] *8;[.E157] * 4;[.F157] * 2;[.G157] * 1)" office:value-type="float" office:value="0" calcext:value-type="float">
            <text:p>0</text:p>
          </table:table-cell>
          <table:table-cell table:formula="of:=DEC2HEX([.I157];4)" office:value-type="string" office:string-value="0099" calcext:value-type="string">
            <text:p>0099</text:p>
          </table:table-cell>
          <table:table-cell table:formula="of:=DEC2HEX([.J1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5</text:p>
          </table:table-cell>
          <table:table-cell office:value-type="float" office:value="154" calcext:value-type="float">
            <text:p>154</text:p>
          </table:table-cell>
          <table:table-cell table:formula="of:=SUM([.A158] *64;[.B158] *32;[.C158] *16;[.D158] *8;[.E158] * 4;[.F158] * 2;[.G158] * 1)" office:value-type="float" office:value="0" calcext:value-type="float">
            <text:p>0</text:p>
          </table:table-cell>
          <table:table-cell table:formula="of:=DEC2HEX([.I158];4)" office:value-type="string" office:string-value="009A" calcext:value-type="string">
            <text:p>009A</text:p>
          </table:table-cell>
          <table:table-cell table:formula="of:=DEC2HEX([.J1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8.5</text:p>
          </table:table-cell>
          <table:table-cell office:value-type="float" office:value="155" calcext:value-type="float">
            <text:p>155</text:p>
          </table:table-cell>
          <table:table-cell table:formula="of:=SUM([.A159] *64;[.B159] *32;[.C159] *16;[.D159] *8;[.E159] * 4;[.F159] * 2;[.G159] * 1)" office:value-type="float" office:value="2" calcext:value-type="float">
            <text:p>2</text:p>
          </table:table-cell>
          <table:table-cell table:formula="of:=DEC2HEX([.I159];4)" office:value-type="string" office:string-value="009B" calcext:value-type="string">
            <text:p>009B</text:p>
          </table:table-cell>
          <table:table-cell table:formula="of:=DEC2HEX([.J15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5</text:p>
          </table:table-cell>
          <table:table-cell office:value-type="float" office:value="156" calcext:value-type="float">
            <text:p>156</text:p>
          </table:table-cell>
          <table:table-cell table:formula="of:=SUM([.A160] *64;[.B160] *32;[.C160] *16;[.D160] *8;[.E160] * 4;[.F160] * 2;[.G160] * 1)" office:value-type="float" office:value="0" calcext:value-type="float">
            <text:p>0</text:p>
          </table:table-cell>
          <table:table-cell table:formula="of:=DEC2HEX([.I160];4)" office:value-type="string" office:string-value="009C" calcext:value-type="string">
            <text:p>009C</text:p>
          </table:table-cell>
          <table:table-cell table:formula="of:=DEC2HEX([.J1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5</text:p>
          </table:table-cell>
          <table:table-cell office:value-type="float" office:value="157" calcext:value-type="float">
            <text:p>157</text:p>
          </table:table-cell>
          <table:table-cell table:formula="of:=SUM([.A161] *64;[.B161] *32;[.C161] *16;[.D161] *8;[.E161] * 4;[.F161] * 2;[.G161] * 1)" office:value-type="float" office:value="0" calcext:value-type="float">
            <text:p>0</text:p>
          </table:table-cell>
          <table:table-cell table:formula="of:=DEC2HEX([.I161];4)" office:value-type="string" office:string-value="009D" calcext:value-type="string">
            <text:p>009D</text:p>
          </table:table-cell>
          <table:table-cell table:formula="of:=DEC2HEX([.J1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5</text:p>
          </table:table-cell>
          <table:table-cell office:value-type="float" office:value="158" calcext:value-type="float">
            <text:p>158</text:p>
          </table:table-cell>
          <table:table-cell table:formula="of:=SUM([.A162] *64;[.B162] *32;[.C162] *16;[.D162] *8;[.E162] * 4;[.F162] * 2;[.G162] * 1)" office:value-type="float" office:value="0" calcext:value-type="float">
            <text:p>0</text:p>
          </table:table-cell>
          <table:table-cell table:formula="of:=DEC2HEX([.I162];4)" office:value-type="string" office:string-value="009E" calcext:value-type="string">
            <text:p>009E</text:p>
          </table:table-cell>
          <table:table-cell table:formula="of:=DEC2HEX([.J1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59" calcext:value-type="float">
            <text:p>159</text:p>
          </table:table-cell>
          <table:table-cell table:formula="of:=SUM([.A163] *64;[.B163] *32;[.C163] *16;[.D163] *8;[.E163] * 4;[.F163] * 2;[.G163] * 1)" office:value-type="float" office:value="0" calcext:value-type="float">
            <text:p>0</text:p>
          </table:table-cell>
          <table:table-cell table:formula="of:=DEC2HEX([.I163];4)" office:value-type="string" office:string-value="009F" calcext:value-type="string">
            <text:p>009F</text:p>
          </table:table-cell>
          <table:table-cell table:formula="of:=DEC2HEX([.J1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6</text:p>
          </table:table-cell>
          <table:table-cell office:value-type="float" office:value="160" calcext:value-type="float">
            <text:p>160</text:p>
          </table:table-cell>
          <table:table-cell table:formula="of:=SUM([.A164] *64;[.B164] *32;[.C164] *16;[.D164] *8;[.E164] * 4;[.F164] * 2;[.G164] * 1)" office:value-type="float" office:value="0" calcext:value-type="float">
            <text:p>0</text:p>
          </table:table-cell>
          <table:table-cell table:formula="of:=DEC2HEX([.I164];4)" office:value-type="string" office:string-value="00A0" calcext:value-type="string">
            <text:p>00A0</text:p>
          </table:table-cell>
          <table:table-cell table:formula="of:=DEC2HEX([.J1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6</text:p>
          </table:table-cell>
          <table:table-cell office:value-type="float" office:value="161" calcext:value-type="float">
            <text:p>161</text:p>
          </table:table-cell>
          <table:table-cell table:formula="of:=SUM([.A165] *64;[.B165] *32;[.C165] *16;[.D165] *8;[.E165] * 4;[.F165] * 2;[.G165] * 1)" office:value-type="float" office:value="0" calcext:value-type="float">
            <text:p>0</text:p>
          </table:table-cell>
          <table:table-cell table:formula="of:=DEC2HEX([.I165];4)" office:value-type="string" office:string-value="00A1" calcext:value-type="string">
            <text:p>00A1</text:p>
          </table:table-cell>
          <table:table-cell table:formula="of:=DEC2HEX([.J1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float" office:value="162" calcext:value-type="float">
            <text:p>162</text:p>
          </table:table-cell>
          <table:table-cell table:formula="of:=SUM([.A166] *64;[.B166] *32;[.C166] *16;[.D166] *8;[.E166] * 4;[.F166] * 2;[.G166] * 1)" office:value-type="float" office:value="5" calcext:value-type="float">
            <text:p>5</text:p>
          </table:table-cell>
          <table:table-cell table:formula="of:=DEC2HEX([.I166];4)" office:value-type="string" office:string-value="00A2" calcext:value-type="string">
            <text:p>00A2</text:p>
          </table:table-cell>
          <table:table-cell table:formula="of:=DEC2HEX([.J166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4.6</text:p>
          </table:table-cell>
          <table:table-cell office:value-type="float" office:value="163" calcext:value-type="float">
            <text:p>163</text:p>
          </table:table-cell>
          <table:table-cell table:formula="of:=SUM([.A167] *64;[.B167] *32;[.C167] *16;[.D167] *8;[.E167] * 4;[.F167] * 2;[.G167] * 1)" office:value-type="float" office:value="10" calcext:value-type="float">
            <text:p>10</text:p>
          </table:table-cell>
          <table:table-cell table:formula="of:=DEC2HEX([.I167];4)" office:value-type="string" office:string-value="00A3" calcext:value-type="string">
            <text:p>00A3</text:p>
          </table:table-cell>
          <table:table-cell table:formula="of:=DEC2HEX([.J16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6</text:p>
          </table:table-cell>
          <table:table-cell office:value-type="float" office:value="164" calcext:value-type="float">
            <text:p>164</text:p>
          </table:table-cell>
          <table:table-cell table:formula="of:=SUM([.A168] *64;[.B168] *32;[.C168] *16;[.D168] *8;[.E168] * 4;[.F168] * 2;[.G168] * 1)" office:value-type="float" office:value="0" calcext:value-type="float">
            <text:p>0</text:p>
          </table:table-cell>
          <table:table-cell table:formula="of:=DEC2HEX([.I168];4)" office:value-type="string" office:string-value="00A4" calcext:value-type="string">
            <text:p>00A4</text:p>
          </table:table-cell>
          <table:table-cell table:formula="of:=DEC2HEX([.J1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6</text:p>
          </table:table-cell>
          <table:table-cell office:value-type="float" office:value="165" calcext:value-type="float">
            <text:p>165</text:p>
          </table:table-cell>
          <table:table-cell table:formula="of:=SUM([.A169] *64;[.B169] *32;[.C169] *16;[.D169] *8;[.E169] * 4;[.F169] * 2;[.G169] * 1)" office:value-type="float" office:value="0" calcext:value-type="float">
            <text:p>0</text:p>
          </table:table-cell>
          <table:table-cell table:formula="of:=DEC2HEX([.I169];4)" office:value-type="string" office:string-value="00A5" calcext:value-type="string">
            <text:p>00A5</text:p>
          </table:table-cell>
          <table:table-cell table:formula="of:=DEC2HEX([.J1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6</text:p>
          </table:table-cell>
          <table:table-cell office:value-type="float" office:value="166" calcext:value-type="float">
            <text:p>166</text:p>
          </table:table-cell>
          <table:table-cell table:formula="of:=SUM([.A170] *64;[.B170] *32;[.C170] *16;[.D170] *8;[.E170] * 4;[.F170] * 2;[.G170] * 1)" office:value-type="float" office:value="0" calcext:value-type="float">
            <text:p>0</text:p>
          </table:table-cell>
          <table:table-cell table:formula="of:=DEC2HEX([.I170];4)" office:value-type="string" office:string-value="00A6" calcext:value-type="string">
            <text:p>00A6</text:p>
          </table:table-cell>
          <table:table-cell table:formula="of:=DEC2HEX([.J1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6</text:p>
          </table:table-cell>
          <table:table-cell office:value-type="float" office:value="167" calcext:value-type="float">
            <text:p>167</text:p>
          </table:table-cell>
          <table:table-cell table:formula="of:=SUM([.A171] *64;[.B171] *32;[.C171] *16;[.D171] *8;[.E171] * 4;[.F171] * 2;[.G171] * 1)" office:value-type="float" office:value="0" calcext:value-type="float">
            <text:p>0</text:p>
          </table:table-cell>
          <table:table-cell table:formula="of:=DEC2HEX([.I171];4)" office:value-type="string" office:string-value="00A7" calcext:value-type="string">
            <text:p>00A7</text:p>
          </table:table-cell>
          <table:table-cell table:formula="of:=DEC2HEX([.J1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6</text:p>
          </table:table-cell>
          <table:table-cell office:value-type="float" office:value="168" calcext:value-type="float">
            <text:p>168</text:p>
          </table:table-cell>
          <table:table-cell table:formula="of:=SUM([.A172] *64;[.B172] *32;[.C172] *16;[.D172] *8;[.E172] * 4;[.F172] * 2;[.G172] * 1)" office:value-type="float" office:value="0" calcext:value-type="float">
            <text:p>0</text:p>
          </table:table-cell>
          <table:table-cell table:formula="of:=DEC2HEX([.I172];4)" office:value-type="string" office:string-value="00A8" calcext:value-type="string">
            <text:p>00A8</text:p>
          </table:table-cell>
          <table:table-cell table:formula="of:=DEC2HEX([.J1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6</text:p>
          </table:table-cell>
          <table:table-cell office:value-type="float" office:value="169" calcext:value-type="float">
            <text:p>169</text:p>
          </table:table-cell>
          <table:table-cell table:formula="of:=SUM([.A173] *64;[.B173] *32;[.C173] *16;[.D173] *8;[.E173] * 4;[.F173] * 2;[.G173] * 1)" office:value-type="float" office:value="0" calcext:value-type="float">
            <text:p>0</text:p>
          </table:table-cell>
          <table:table-cell table:formula="of:=DEC2HEX([.I173];4)" office:value-type="string" office:string-value="00A9" calcext:value-type="string">
            <text:p>00A9</text:p>
          </table:table-cell>
          <table:table-cell table:formula="of:=DEC2HEX([.J1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1.6</text:p>
          </table:table-cell>
          <table:table-cell office:value-type="float" office:value="170" calcext:value-type="float">
            <text:p>170</text:p>
          </table:table-cell>
          <table:table-cell table:formula="of:=SUM([.A174] *64;[.B174] *32;[.C174] *16;[.D174] *8;[.E174] * 4;[.F174] * 2;[.G174] * 1)" office:value-type="float" office:value="2" calcext:value-type="float">
            <text:p>2</text:p>
          </table:table-cell>
          <table:table-cell table:formula="of:=DEC2HEX([.I174];4)" office:value-type="string" office:string-value="00AA" calcext:value-type="string">
            <text:p>00AA</text:p>
          </table:table-cell>
          <table:table-cell table:formula="of:=DEC2HEX([.J17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6</text:p>
          </table:table-cell>
          <table:table-cell office:value-type="float" office:value="171" calcext:value-type="float">
            <text:p>171</text:p>
          </table:table-cell>
          <table:table-cell table:formula="of:=SUM([.A175] *64;[.B175] *32;[.C175] *16;[.D175] *8;[.E175] * 4;[.F175] * 2;[.G175] * 1)" office:value-type="float" office:value="0" calcext:value-type="float">
            <text:p>0</text:p>
          </table:table-cell>
          <table:table-cell table:formula="of:=DEC2HEX([.I175];4)" office:value-type="string" office:string-value="00AB" calcext:value-type="string">
            <text:p>00AB</text:p>
          </table:table-cell>
          <table:table-cell table:formula="of:=DEC2HEX([.J1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6</text:p>
          </table:table-cell>
          <table:table-cell office:value-type="float" office:value="172" calcext:value-type="float">
            <text:p>172</text:p>
          </table:table-cell>
          <table:table-cell table:formula="of:=SUM([.A176] *64;[.B176] *32;[.C176] *16;[.D176] *8;[.E176] * 4;[.F176] * 2;[.G176] * 1)" office:value-type="float" office:value="0" calcext:value-type="float">
            <text:p>0</text:p>
          </table:table-cell>
          <table:table-cell table:formula="of:=DEC2HEX([.I176];4)" office:value-type="string" office:string-value="00AC" calcext:value-type="string">
            <text:p>00AC</text:p>
          </table:table-cell>
          <table:table-cell table:formula="of:=DEC2HEX([.J1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6</text:p>
          </table:table-cell>
          <table:table-cell office:value-type="float" office:value="173" calcext:value-type="float">
            <text:p>173</text:p>
          </table:table-cell>
          <table:table-cell table:formula="of:=SUM([.A177] *64;[.B177] *32;[.C177] *16;[.D177] *8;[.E177] * 4;[.F177] * 2;[.G177] * 1)" office:value-type="float" office:value="0" calcext:value-type="float">
            <text:p>0</text:p>
          </table:table-cell>
          <table:table-cell table:formula="of:=DEC2HEX([.I177];4)" office:value-type="string" office:string-value="00AD" calcext:value-type="string">
            <text:p>00AD</text:p>
          </table:table-cell>
          <table:table-cell table:formula="of:=DEC2HEX([.J1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6</text:p>
          </table:table-cell>
          <table:table-cell office:value-type="float" office:value="174" calcext:value-type="float">
            <text:p>174</text:p>
          </table:table-cell>
          <table:table-cell table:formula="of:=SUM([.A178] *64;[.B178] *32;[.C178] *16;[.D178] *8;[.E178] * 4;[.F178] * 2;[.G178] * 1)" office:value-type="float" office:value="0" calcext:value-type="float">
            <text:p>0</text:p>
          </table:table-cell>
          <table:table-cell table:formula="of:=DEC2HEX([.I178];4)" office:value-type="string" office:string-value="00AE" calcext:value-type="string">
            <text:p>00AE</text:p>
          </table:table-cell>
          <table:table-cell table:formula="of:=DEC2HEX([.J1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6</text:p>
          </table:table-cell>
          <table:table-cell office:value-type="float" office:value="175" calcext:value-type="float">
            <text:p>175</text:p>
          </table:table-cell>
          <table:table-cell table:formula="of:=SUM([.A179] *64;[.B179] *32;[.C179] *16;[.D179] *8;[.E179] * 4;[.F179] * 2;[.G179] * 1)" office:value-type="float" office:value="0" calcext:value-type="float">
            <text:p>0</text:p>
          </table:table-cell>
          <table:table-cell table:formula="of:=DEC2HEX([.I179];4)" office:value-type="string" office:string-value="00AF" calcext:value-type="string">
            <text:p>00AF</text:p>
          </table:table-cell>
          <table:table-cell table:formula="of:=DEC2HEX([.J1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7.6</text:p>
          </table:table-cell>
          <table:table-cell office:value-type="float" office:value="176" calcext:value-type="float">
            <text:p>176</text:p>
          </table:table-cell>
          <table:table-cell table:formula="of:=SUM([.A180] *64;[.B180] *32;[.C180] *16;[.D180] *8;[.E180] * 4;[.F180] * 2;[.G180] * 1)" office:value-type="float" office:value="1" calcext:value-type="float">
            <text:p>1</text:p>
          </table:table-cell>
          <table:table-cell table:formula="of:=DEC2HEX([.I180];4)" office:value-type="string" office:string-value="00B0" calcext:value-type="string">
            <text:p>00B0</text:p>
          </table:table-cell>
          <table:table-cell table:formula="of:=DEC2HEX([.J18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8.6</text:p>
          </table:table-cell>
          <table:table-cell office:value-type="float" office:value="177" calcext:value-type="float">
            <text:p>177</text:p>
          </table:table-cell>
          <table:table-cell table:formula="of:=SUM([.A181] *64;[.B181] *32;[.C181] *16;[.D181] *8;[.E181] * 4;[.F181] * 2;[.G181] * 1)" office:value-type="float" office:value="10" calcext:value-type="float">
            <text:p>10</text:p>
          </table:table-cell>
          <table:table-cell table:formula="of:=DEC2HEX([.I181];4)" office:value-type="string" office:string-value="00B1" calcext:value-type="string">
            <text:p>00B1</text:p>
          </table:table-cell>
          <table:table-cell table:formula="of:=DEC2HEX([.J18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6</text:p>
          </table:table-cell>
          <table:table-cell office:value-type="float" office:value="178" calcext:value-type="float">
            <text:p>178</text:p>
          </table:table-cell>
          <table:table-cell table:formula="of:=SUM([.A182] *64;[.B182] *32;[.C182] *16;[.D182] *8;[.E182] * 4;[.F182] * 2;[.G182] * 1)" office:value-type="float" office:value="0" calcext:value-type="float">
            <text:p>0</text:p>
          </table:table-cell>
          <table:table-cell table:formula="of:=DEC2HEX([.I182];4)" office:value-type="string" office:string-value="00B2" calcext:value-type="string">
            <text:p>00B2</text:p>
          </table:table-cell>
          <table:table-cell table:formula="of:=DEC2HEX([.J1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6</text:p>
          </table:table-cell>
          <table:table-cell office:value-type="float" office:value="179" calcext:value-type="float">
            <text:p>179</text:p>
          </table:table-cell>
          <table:table-cell table:formula="of:=SUM([.A183] *64;[.B183] *32;[.C183] *16;[.D183] *8;[.E183] * 4;[.F183] * 2;[.G183] * 1)" office:value-type="float" office:value="0" calcext:value-type="float">
            <text:p>0</text:p>
          </table:table-cell>
          <table:table-cell table:formula="of:=DEC2HEX([.I183];4)" office:value-type="string" office:string-value="00B3" calcext:value-type="string">
            <text:p>00B3</text:p>
          </table:table-cell>
          <table:table-cell table:formula="of:=DEC2HEX([.J1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6</text:p>
          </table:table-cell>
          <table:table-cell office:value-type="float" office:value="180" calcext:value-type="float">
            <text:p>180</text:p>
          </table:table-cell>
          <table:table-cell table:formula="of:=SUM([.A184] *64;[.B184] *32;[.C184] *16;[.D184] *8;[.E184] * 4;[.F184] * 2;[.G184] * 1)" office:value-type="float" office:value="0" calcext:value-type="float">
            <text:p>0</text:p>
          </table:table-cell>
          <table:table-cell table:formula="of:=DEC2HEX([.I184];4)" office:value-type="string" office:string-value="00B4" calcext:value-type="string">
            <text:p>00B4</text:p>
          </table:table-cell>
          <table:table-cell table:formula="of:=DEC2HEX([.J1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6</text:p>
          </table:table-cell>
          <table:table-cell office:value-type="float" office:value="181" calcext:value-type="float">
            <text:p>181</text:p>
          </table:table-cell>
          <table:table-cell table:formula="of:=SUM([.A185] *64;[.B185] *32;[.C185] *16;[.D185] *8;[.E185] * 4;[.F185] * 2;[.G185] * 1)" office:value-type="float" office:value="0" calcext:value-type="float">
            <text:p>0</text:p>
          </table:table-cell>
          <table:table-cell table:formula="of:=DEC2HEX([.I185];4)" office:value-type="string" office:string-value="00B5" calcext:value-type="string">
            <text:p>00B5</text:p>
          </table:table-cell>
          <table:table-cell table:formula="of:=DEC2HEX([.J1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6</text:p>
          </table:table-cell>
          <table:table-cell office:value-type="float" office:value="182" calcext:value-type="float">
            <text:p>182</text:p>
          </table:table-cell>
          <table:table-cell table:formula="of:=SUM([.A186] *64;[.B186] *32;[.C186] *16;[.D186] *8;[.E186] * 4;[.F186] * 2;[.G186] * 1)" office:value-type="float" office:value="0" calcext:value-type="float">
            <text:p>0</text:p>
          </table:table-cell>
          <table:table-cell table:formula="of:=DEC2HEX([.I186];4)" office:value-type="string" office:string-value="00B6" calcext:value-type="string">
            <text:p>00B6</text:p>
          </table:table-cell>
          <table:table-cell table:formula="of:=DEC2HEX([.J1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6</text:p>
          </table:table-cell>
          <table:table-cell office:value-type="float" office:value="183" calcext:value-type="float">
            <text:p>183</text:p>
          </table:table-cell>
          <table:table-cell table:formula="of:=SUM([.A187] *64;[.B187] *32;[.C187] *16;[.D187] *8;[.E187] * 4;[.F187] * 2;[.G187] * 1)" office:value-type="float" office:value="0" calcext:value-type="float">
            <text:p>0</text:p>
          </table:table-cell>
          <table:table-cell table:formula="of:=DEC2HEX([.I187];4)" office:value-type="string" office:string-value="00B7" calcext:value-type="string">
            <text:p>00B7</text:p>
          </table:table-cell>
          <table:table-cell table:formula="of:=DEC2HEX([.J1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5.6</text:p>
          </table:table-cell>
          <table:table-cell office:value-type="float" office:value="184" calcext:value-type="float">
            <text:p>184</text:p>
          </table:table-cell>
          <table:table-cell table:formula="of:=SUM([.A188] *64;[.B188] *32;[.C188] *16;[.D188] *8;[.E188] * 4;[.F188] * 2;[.G188] * 1)" office:value-type="float" office:value="2" calcext:value-type="float">
            <text:p>2</text:p>
          </table:table-cell>
          <table:table-cell table:formula="of:=DEC2HEX([.I188];4)" office:value-type="string" office:string-value="00B8" calcext:value-type="string">
            <text:p>00B8</text:p>
          </table:table-cell>
          <table:table-cell table:formula="of:=DEC2HEX([.J18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6</text:p>
          </table:table-cell>
          <table:table-cell office:value-type="float" office:value="185" calcext:value-type="float">
            <text:p>185</text:p>
          </table:table-cell>
          <table:table-cell table:formula="of:=SUM([.A189] *64;[.B189] *32;[.C189] *16;[.D189] *8;[.E189] * 4;[.F189] * 2;[.G189] * 1)" office:value-type="float" office:value="0" calcext:value-type="float">
            <text:p>0</text:p>
          </table:table-cell>
          <table:table-cell table:formula="of:=DEC2HEX([.I189];4)" office:value-type="string" office:string-value="00B9" calcext:value-type="string">
            <text:p>00B9</text:p>
          </table:table-cell>
          <table:table-cell table:formula="of:=DEC2HEX([.J1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6</text:p>
          </table:table-cell>
          <table:table-cell office:value-type="float" office:value="186" calcext:value-type="float">
            <text:p>186</text:p>
          </table:table-cell>
          <table:table-cell table:formula="of:=SUM([.A190] *64;[.B190] *32;[.C190] *16;[.D190] *8;[.E190] * 4;[.F190] * 2;[.G190] * 1)" office:value-type="float" office:value="0" calcext:value-type="float">
            <text:p>0</text:p>
          </table:table-cell>
          <table:table-cell table:formula="of:=DEC2HEX([.I190];4)" office:value-type="string" office:string-value="00BA" calcext:value-type="string">
            <text:p>00BA</text:p>
          </table:table-cell>
          <table:table-cell table:formula="of:=DEC2HEX([.J1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6</text:p>
          </table:table-cell>
          <table:table-cell office:value-type="float" office:value="187" calcext:value-type="float">
            <text:p>187</text:p>
          </table:table-cell>
          <table:table-cell table:formula="of:=SUM([.A191] *64;[.B191] *32;[.C191] *16;[.D191] *8;[.E191] * 4;[.F191] * 2;[.G191] * 1)" office:value-type="float" office:value="0" calcext:value-type="float">
            <text:p>0</text:p>
          </table:table-cell>
          <table:table-cell table:formula="of:=DEC2HEX([.I191];4)" office:value-type="string" office:string-value="00BB" calcext:value-type="string">
            <text:p>00BB</text:p>
          </table:table-cell>
          <table:table-cell table:formula="of:=DEC2HEX([.J1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6</text:p>
          </table:table-cell>
          <table:table-cell office:value-type="float" office:value="188" calcext:value-type="float">
            <text:p>188</text:p>
          </table:table-cell>
          <table:table-cell table:formula="of:=SUM([.A192] *64;[.B192] *32;[.C192] *16;[.D192] *8;[.E192] * 4;[.F192] * 2;[.G192] * 1)" office:value-type="float" office:value="0" calcext:value-type="float">
            <text:p>0</text:p>
          </table:table-cell>
          <table:table-cell table:formula="of:=DEC2HEX([.I192];4)" office:value-type="string" office:string-value="00BC" calcext:value-type="string">
            <text:p>00BC</text:p>
          </table:table-cell>
          <table:table-cell table:formula="of:=DEC2HEX([.J1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6</text:p>
          </table:table-cell>
          <table:table-cell office:value-type="float" office:value="189" calcext:value-type="float">
            <text:p>189</text:p>
          </table:table-cell>
          <table:table-cell table:formula="of:=SUM([.A193] *64;[.B193] *32;[.C193] *16;[.D193] *8;[.E193] * 4;[.F193] * 2;[.G193] * 1)" office:value-type="float" office:value="0" calcext:value-type="float">
            <text:p>0</text:p>
          </table:table-cell>
          <table:table-cell table:formula="of:=DEC2HEX([.I193];4)" office:value-type="string" office:string-value="00BD" calcext:value-type="string">
            <text:p>00BD</text:p>
          </table:table-cell>
          <table:table-cell table:formula="of:=DEC2HEX([.J1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90" calcext:value-type="float">
            <text:p>190</text:p>
          </table:table-cell>
          <table:table-cell table:formula="of:=SUM([.A194] *64;[.B194] *32;[.C194] *16;[.D194] *8;[.E194] * 4;[.F194] * 2;[.G194] * 1)" office:value-type="float" office:value="0" calcext:value-type="float">
            <text:p>0</text:p>
          </table:table-cell>
          <table:table-cell table:formula="of:=DEC2HEX([.I194];4)" office:value-type="string" office:string-value="00BE" calcext:value-type="string">
            <text:p>00BE</text:p>
          </table:table-cell>
          <table:table-cell table:formula="of:=DEC2HEX([.J1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191" calcext:value-type="float">
            <text:p>191</text:p>
          </table:table-cell>
          <table:table-cell table:formula="of:=SUM([.A195] *64;[.B195] *32;[.C195] *16;[.D195] *8;[.E195] * 4;[.F195] * 2;[.G195] * 1)" office:value-type="float" office:value="0" calcext:value-type="float">
            <text:p>0</text:p>
          </table:table-cell>
          <table:table-cell table:formula="of:=DEC2HEX([.I195];4)" office:value-type="string" office:string-value="00BF" calcext:value-type="string">
            <text:p>00BF</text:p>
          </table:table-cell>
          <table:table-cell table:formula="of:=DEC2HEX([.J1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float" office:value="192" calcext:value-type="float">
            <text:p>192</text:p>
          </table:table-cell>
          <table:table-cell table:formula="of:=SUM([.A196] *64;[.B196] *32;[.C196] *16;[.D196] *8;[.E196] * 4;[.F196] * 2;[.G196] * 1)" office:value-type="float" office:value="1" calcext:value-type="float">
            <text:p>1</text:p>
          </table:table-cell>
          <table:table-cell table:formula="of:=DEC2HEX([.I196];4)" office:value-type="string" office:string-value="00C0" calcext:value-type="string">
            <text:p>00C0</text:p>
          </table:table-cell>
          <table:table-cell table:formula="of:=DEC2HEX([.J196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.7</text:p>
          </table:table-cell>
          <table:table-cell office:value-type="float" office:value="193" calcext:value-type="float">
            <text:p>193</text:p>
          </table:table-cell>
          <table:table-cell table:formula="of:=SUM([.A197] *64;[.B197] *32;[.C197] *16;[.D197] *8;[.E197] * 4;[.F197] * 2;[.G197] * 1)" office:value-type="float" office:value="10" calcext:value-type="float">
            <text:p>10</text:p>
          </table:table-cell>
          <table:table-cell table:formula="of:=DEC2HEX([.I197];4)" office:value-type="string" office:string-value="00C1" calcext:value-type="string">
            <text:p>00C1</text:p>
          </table:table-cell>
          <table:table-cell table:formula="of:=DEC2HEX([.J19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3.7</text:p>
          </table:table-cell>
          <table:table-cell office:value-type="float" office:value="194" calcext:value-type="float">
            <text:p>194</text:p>
          </table:table-cell>
          <table:table-cell table:formula="of:=SUM([.A198] *64;[.B198] *32;[.C198] *16;[.D198] *8;[.E198] * 4;[.F198] * 2;[.G198] * 1)" office:value-type="float" office:value="4" calcext:value-type="float">
            <text:p>4</text:p>
          </table:table-cell>
          <table:table-cell table:formula="of:=DEC2HEX([.I198];4)" office:value-type="string" office:string-value="00C2" calcext:value-type="string">
            <text:p>00C2</text:p>
          </table:table-cell>
          <table:table-cell table:formula="of:=DEC2HEX([.J19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7</text:p>
          </table:table-cell>
          <table:table-cell office:value-type="float" office:value="195" calcext:value-type="float">
            <text:p>195</text:p>
          </table:table-cell>
          <table:table-cell table:formula="of:=SUM([.A199] *64;[.B199] *32;[.C199] *16;[.D199] *8;[.E199] * 4;[.F199] * 2;[.G199] * 1)" office:value-type="float" office:value="0" calcext:value-type="float">
            <text:p>0</text:p>
          </table:table-cell>
          <table:table-cell table:formula="of:=DEC2HEX([.I199];4)" office:value-type="string" office:string-value="00C3" calcext:value-type="string">
            <text:p>00C3</text:p>
          </table:table-cell>
          <table:table-cell table:formula="of:=DEC2HEX([.J1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7</text:p>
          </table:table-cell>
          <table:table-cell office:value-type="float" office:value="196" calcext:value-type="float">
            <text:p>196</text:p>
          </table:table-cell>
          <table:table-cell table:formula="of:=SUM([.A200] *64;[.B200] *32;[.C200] *16;[.D200] *8;[.E200] * 4;[.F200] * 2;[.G200] * 1)" office:value-type="float" office:value="0" calcext:value-type="float">
            <text:p>0</text:p>
          </table:table-cell>
          <table:table-cell table:formula="of:=DEC2HEX([.I200];4)" office:value-type="string" office:string-value="00C4" calcext:value-type="string">
            <text:p>00C4</text:p>
          </table:table-cell>
          <table:table-cell table:formula="of:=DEC2HEX([.J2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7</text:p>
          </table:table-cell>
          <table:table-cell office:value-type="float" office:value="197" calcext:value-type="float">
            <text:p>197</text:p>
          </table:table-cell>
          <table:table-cell table:formula="of:=SUM([.A201] *64;[.B201] *32;[.C201] *16;[.D201] *8;[.E201] * 4;[.F201] * 2;[.G201] * 1)" office:value-type="float" office:value="0" calcext:value-type="float">
            <text:p>0</text:p>
          </table:table-cell>
          <table:table-cell table:formula="of:=DEC2HEX([.I201];4)" office:value-type="string" office:string-value="00C5" calcext:value-type="string">
            <text:p>00C5</text:p>
          </table:table-cell>
          <table:table-cell table:formula="of:=DEC2HEX([.J2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7</text:p>
          </table:table-cell>
          <table:table-cell office:value-type="float" office:value="198" calcext:value-type="float">
            <text:p>198</text:p>
          </table:table-cell>
          <table:table-cell table:formula="of:=SUM([.A202] *64;[.B202] *32;[.C202] *16;[.D202] *8;[.E202] * 4;[.F202] * 2;[.G202] * 1)" office:value-type="float" office:value="0" calcext:value-type="float">
            <text:p>0</text:p>
          </table:table-cell>
          <table:table-cell table:formula="of:=DEC2HEX([.I202];4)" office:value-type="string" office:string-value="00C6" calcext:value-type="string">
            <text:p>00C6</text:p>
          </table:table-cell>
          <table:table-cell table:formula="of:=DEC2HEX([.J2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7</text:p>
          </table:table-cell>
          <table:table-cell office:value-type="float" office:value="199" calcext:value-type="float">
            <text:p>199</text:p>
          </table:table-cell>
          <table:table-cell table:formula="of:=SUM([.A203] *64;[.B203] *32;[.C203] *16;[.D203] *8;[.E203] * 4;[.F203] * 2;[.G203] * 1)" office:value-type="float" office:value="0" calcext:value-type="float">
            <text:p>0</text:p>
          </table:table-cell>
          <table:table-cell table:formula="of:=DEC2HEX([.I203];4)" office:value-type="string" office:string-value="00C7" calcext:value-type="string">
            <text:p>00C7</text:p>
          </table:table-cell>
          <table:table-cell table:formula="of:=DEC2HEX([.J2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9.7</text:p>
          </table:table-cell>
          <table:table-cell office:value-type="float" office:value="200" calcext:value-type="float">
            <text:p>200</text:p>
          </table:table-cell>
          <table:table-cell table:formula="of:=SUM([.A204] *64;[.B204] *32;[.C204] *16;[.D204] *8;[.E204] * 4;[.F204] * 2;[.G204] * 1)" office:value-type="float" office:value="2" calcext:value-type="float">
            <text:p>2</text:p>
          </table:table-cell>
          <table:table-cell table:formula="of:=DEC2HEX([.I204];4)" office:value-type="string" office:string-value="00C8" calcext:value-type="string">
            <text:p>00C8</text:p>
          </table:table-cell>
          <table:table-cell table:formula="of:=DEC2HEX([.J20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7</text:p>
          </table:table-cell>
          <table:table-cell office:value-type="float" office:value="201" calcext:value-type="float">
            <text:p>201</text:p>
          </table:table-cell>
          <table:table-cell table:formula="of:=SUM([.A205] *64;[.B205] *32;[.C205] *16;[.D205] *8;[.E205] * 4;[.F205] * 2;[.G205] * 1)" office:value-type="float" office:value="0" calcext:value-type="float">
            <text:p>0</text:p>
          </table:table-cell>
          <table:table-cell table:formula="of:=DEC2HEX([.I205];4)" office:value-type="string" office:string-value="00C9" calcext:value-type="string">
            <text:p>00C9</text:p>
          </table:table-cell>
          <table:table-cell table:formula="of:=DEC2HEX([.J2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7</text:p>
          </table:table-cell>
          <table:table-cell office:value-type="float" office:value="202" calcext:value-type="float">
            <text:p>202</text:p>
          </table:table-cell>
          <table:table-cell table:formula="of:=SUM([.A206] *64;[.B206] *32;[.C206] *16;[.D206] *8;[.E206] * 4;[.F206] * 2;[.G206] * 1)" office:value-type="float" office:value="0" calcext:value-type="float">
            <text:p>0</text:p>
          </table:table-cell>
          <table:table-cell table:formula="of:=DEC2HEX([.I206];4)" office:value-type="string" office:string-value="00CA" calcext:value-type="string">
            <text:p>00CA</text:p>
          </table:table-cell>
          <table:table-cell table:formula="of:=DEC2HEX([.J2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7</text:p>
          </table:table-cell>
          <table:table-cell office:value-type="float" office:value="203" calcext:value-type="float">
            <text:p>203</text:p>
          </table:table-cell>
          <table:table-cell table:formula="of:=SUM([.A207] *64;[.B207] *32;[.C207] *16;[.D207] *8;[.E207] * 4;[.F207] * 2;[.G207] * 1)" office:value-type="float" office:value="0" calcext:value-type="float">
            <text:p>0</text:p>
          </table:table-cell>
          <table:table-cell table:formula="of:=DEC2HEX([.I207];4)" office:value-type="string" office:string-value="00CB" calcext:value-type="string">
            <text:p>00CB</text:p>
          </table:table-cell>
          <table:table-cell table:formula="of:=DEC2HEX([.J2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7</text:p>
          </table:table-cell>
          <table:table-cell office:value-type="float" office:value="204" calcext:value-type="float">
            <text:p>204</text:p>
          </table:table-cell>
          <table:table-cell table:formula="of:=SUM([.A208] *64;[.B208] *32;[.C208] *16;[.D208] *8;[.E208] * 4;[.F208] * 2;[.G208] * 1)" office:value-type="float" office:value="0" calcext:value-type="float">
            <text:p>0</text:p>
          </table:table-cell>
          <table:table-cell table:formula="of:=DEC2HEX([.I208];4)" office:value-type="string" office:string-value="00CC" calcext:value-type="string">
            <text:p>00CC</text:p>
          </table:table-cell>
          <table:table-cell table:formula="of:=DEC2HEX([.J2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7</text:p>
          </table:table-cell>
          <table:table-cell office:value-type="float" office:value="205" calcext:value-type="float">
            <text:p>205</text:p>
          </table:table-cell>
          <table:table-cell table:formula="of:=SUM([.A209] *64;[.B209] *32;[.C209] *16;[.D209] *8;[.E209] * 4;[.F209] * 2;[.G209] * 1)" office:value-type="float" office:value="0" calcext:value-type="float">
            <text:p>0</text:p>
          </table:table-cell>
          <table:table-cell table:formula="of:=DEC2HEX([.I209];4)" office:value-type="string" office:string-value="00CD" calcext:value-type="string">
            <text:p>00CD</text:p>
          </table:table-cell>
          <table:table-cell table:formula="of:=DEC2HEX([.J2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float" office:value="206" calcext:value-type="float">
            <text:p>206</text:p>
          </table:table-cell>
          <table:table-cell table:formula="of:=SUM([.A210] *64;[.B210] *32;[.C210] *16;[.D210] *8;[.E210] * 4;[.F210] * 2;[.G210] * 1)" office:value-type="float" office:value="1" calcext:value-type="float">
            <text:p>1</text:p>
          </table:table-cell>
          <table:table-cell table:formula="of:=DEC2HEX([.I210];4)" office:value-type="string" office:string-value="00CE" calcext:value-type="string">
            <text:p>00CE</text:p>
          </table:table-cell>
          <table:table-cell table:formula="of:=DEC2HEX([.J21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6.7</text:p>
          </table:table-cell>
          <table:table-cell office:value-type="float" office:value="207" calcext:value-type="float">
            <text:p>207</text:p>
          </table:table-cell>
          <table:table-cell table:formula="of:=SUM([.A211] *64;[.B211] *32;[.C211] *16;[.D211] *8;[.E211] * 4;[.F211] * 2;[.G211] * 1)" office:value-type="float" office:value="10" calcext:value-type="float">
            <text:p>10</text:p>
          </table:table-cell>
          <table:table-cell table:formula="of:=DEC2HEX([.I211];4)" office:value-type="string" office:string-value="00CF" calcext:value-type="string">
            <text:p>00CF</text:p>
          </table:table-cell>
          <table:table-cell table:formula="of:=DEC2HEX([.J21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7</text:p>
          </table:table-cell>
          <table:table-cell office:value-type="float" office:value="208" calcext:value-type="float">
            <text:p>208</text:p>
          </table:table-cell>
          <table:table-cell table:formula="of:=SUM([.A212] *64;[.B212] *32;[.C212] *16;[.D212] *8;[.E212] * 4;[.F212] * 2;[.G212] * 1)" office:value-type="float" office:value="0" calcext:value-type="float">
            <text:p>0</text:p>
          </table:table-cell>
          <table:table-cell table:formula="of:=DEC2HEX([.I212];4)" office:value-type="string" office:string-value="00D0" calcext:value-type="string">
            <text:p>00D0</text:p>
          </table:table-cell>
          <table:table-cell table:formula="of:=DEC2HEX([.J2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7</text:p>
          </table:table-cell>
          <table:table-cell office:value-type="float" office:value="209" calcext:value-type="float">
            <text:p>209</text:p>
          </table:table-cell>
          <table:table-cell table:formula="of:=SUM([.A213] *64;[.B213] *32;[.C213] *16;[.D213] *8;[.E213] * 4;[.F213] * 2;[.G213] * 1)" office:value-type="float" office:value="0" calcext:value-type="float">
            <text:p>0</text:p>
          </table:table-cell>
          <table:table-cell table:formula="of:=DEC2HEX([.I213];4)" office:value-type="string" office:string-value="00D1" calcext:value-type="string">
            <text:p>00D1</text:p>
          </table:table-cell>
          <table:table-cell table:formula="of:=DEC2HEX([.J2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7</text:p>
          </table:table-cell>
          <table:table-cell office:value-type="float" office:value="210" calcext:value-type="float">
            <text:p>210</text:p>
          </table:table-cell>
          <table:table-cell table:formula="of:=SUM([.A214] *64;[.B214] *32;[.C214] *16;[.D214] *8;[.E214] * 4;[.F214] * 2;[.G214] * 1)" office:value-type="float" office:value="0" calcext:value-type="float">
            <text:p>0</text:p>
          </table:table-cell>
          <table:table-cell table:formula="of:=DEC2HEX([.I214];4)" office:value-type="string" office:string-value="00D2" calcext:value-type="string">
            <text:p>00D2</text:p>
          </table:table-cell>
          <table:table-cell table:formula="of:=DEC2HEX([.J2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7</text:p>
          </table:table-cell>
          <table:table-cell office:value-type="float" office:value="211" calcext:value-type="float">
            <text:p>211</text:p>
          </table:table-cell>
          <table:table-cell table:formula="of:=SUM([.A215] *64;[.B215] *32;[.C215] *16;[.D215] *8;[.E215] * 4;[.F215] * 2;[.G215] * 1)" office:value-type="float" office:value="0" calcext:value-type="float">
            <text:p>0</text:p>
          </table:table-cell>
          <table:table-cell table:formula="of:=DEC2HEX([.I215];4)" office:value-type="string" office:string-value="00D3" calcext:value-type="string">
            <text:p>00D3</text:p>
          </table:table-cell>
          <table:table-cell table:formula="of:=DEC2HEX([.J2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7</text:p>
          </table:table-cell>
          <table:table-cell office:value-type="float" office:value="212" calcext:value-type="float">
            <text:p>212</text:p>
          </table:table-cell>
          <table:table-cell table:formula="of:=SUM([.A216] *64;[.B216] *32;[.C216] *16;[.D216] *8;[.E216] * 4;[.F216] * 2;[.G216] * 1)" office:value-type="float" office:value="0" calcext:value-type="float">
            <text:p>0</text:p>
          </table:table-cell>
          <table:table-cell table:formula="of:=DEC2HEX([.I216];4)" office:value-type="string" office:string-value="00D4" calcext:value-type="string">
            <text:p>00D4</text:p>
          </table:table-cell>
          <table:table-cell table:formula="of:=DEC2HEX([.J2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7</text:p>
          </table:table-cell>
          <table:table-cell office:value-type="float" office:value="213" calcext:value-type="float">
            <text:p>213</text:p>
          </table:table-cell>
          <table:table-cell table:formula="of:=SUM([.A217] *64;[.B217] *32;[.C217] *16;[.D217] *8;[.E217] * 4;[.F217] * 2;[.G217] * 1)" office:value-type="float" office:value="0" calcext:value-type="float">
            <text:p>0</text:p>
          </table:table-cell>
          <table:table-cell table:formula="of:=DEC2HEX([.I217];4)" office:value-type="string" office:string-value="00D5" calcext:value-type="string">
            <text:p>00D5</text:p>
          </table:table-cell>
          <table:table-cell table:formula="of:=DEC2HEX([.J2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3.7</text:p>
          </table:table-cell>
          <table:table-cell office:value-type="float" office:value="214" calcext:value-type="float">
            <text:p>214</text:p>
          </table:table-cell>
          <table:table-cell table:formula="of:=SUM([.A218] *64;[.B218] *32;[.C218] *16;[.D218] *8;[.E218] * 4;[.F218] * 2;[.G218] * 1)" office:value-type="float" office:value="2" calcext:value-type="float">
            <text:p>2</text:p>
          </table:table-cell>
          <table:table-cell table:formula="of:=DEC2HEX([.I218];4)" office:value-type="string" office:string-value="00D6" calcext:value-type="string">
            <text:p>00D6</text:p>
          </table:table-cell>
          <table:table-cell table:formula="of:=DEC2HEX([.J21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7</text:p>
          </table:table-cell>
          <table:table-cell office:value-type="float" office:value="215" calcext:value-type="float">
            <text:p>215</text:p>
          </table:table-cell>
          <table:table-cell table:formula="of:=SUM([.A219] *64;[.B219] *32;[.C219] *16;[.D219] *8;[.E219] * 4;[.F219] * 2;[.G219] * 1)" office:value-type="float" office:value="0" calcext:value-type="float">
            <text:p>0</text:p>
          </table:table-cell>
          <table:table-cell table:formula="of:=DEC2HEX([.I219];4)" office:value-type="string" office:string-value="00D7" calcext:value-type="string">
            <text:p>00D7</text:p>
          </table:table-cell>
          <table:table-cell table:formula="of:=DEC2HEX([.J2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7</text:p>
          </table:table-cell>
          <table:table-cell office:value-type="float" office:value="216" calcext:value-type="float">
            <text:p>216</text:p>
          </table:table-cell>
          <table:table-cell table:formula="of:=SUM([.A220] *64;[.B220] *32;[.C220] *16;[.D220] *8;[.E220] * 4;[.F220] * 2;[.G220] * 1)" office:value-type="float" office:value="0" calcext:value-type="float">
            <text:p>0</text:p>
          </table:table-cell>
          <table:table-cell table:formula="of:=DEC2HEX([.I220];4)" office:value-type="string" office:string-value="00D8" calcext:value-type="string">
            <text:p>00D8</text:p>
          </table:table-cell>
          <table:table-cell table:formula="of:=DEC2HEX([.J2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7</text:p>
          </table:table-cell>
          <table:table-cell office:value-type="float" office:value="217" calcext:value-type="float">
            <text:p>217</text:p>
          </table:table-cell>
          <table:table-cell table:formula="of:=SUM([.A221] *64;[.B221] *32;[.C221] *16;[.D221] *8;[.E221] * 4;[.F221] * 2;[.G221] * 1)" office:value-type="float" office:value="0" calcext:value-type="float">
            <text:p>0</text:p>
          </table:table-cell>
          <table:table-cell table:formula="of:=DEC2HEX([.I221];4)" office:value-type="string" office:string-value="00D9" calcext:value-type="string">
            <text:p>00D9</text:p>
          </table:table-cell>
          <table:table-cell table:formula="of:=DEC2HEX([.J2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7</text:p>
          </table:table-cell>
          <table:table-cell office:value-type="float" office:value="218" calcext:value-type="float">
            <text:p>218</text:p>
          </table:table-cell>
          <table:table-cell table:formula="of:=SUM([.A222] *64;[.B222] *32;[.C222] *16;[.D222] *8;[.E222] * 4;[.F222] * 2;[.G222] * 1)" office:value-type="float" office:value="0" calcext:value-type="float">
            <text:p>0</text:p>
          </table:table-cell>
          <table:table-cell table:formula="of:=DEC2HEX([.I222];4)" office:value-type="string" office:string-value="00DA" calcext:value-type="string">
            <text:p>00DA</text:p>
          </table:table-cell>
          <table:table-cell table:formula="of:=DEC2HEX([.J2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7</text:p>
          </table:table-cell>
          <table:table-cell office:value-type="float" office:value="219" calcext:value-type="float">
            <text:p>219</text:p>
          </table:table-cell>
          <table:table-cell table:formula="of:=SUM([.A223] *64;[.B223] *32;[.C223] *16;[.D223] *8;[.E223] * 4;[.F223] * 2;[.G223] * 1)" office:value-type="float" office:value="0" calcext:value-type="float">
            <text:p>0</text:p>
          </table:table-cell>
          <table:table-cell table:formula="of:=DEC2HEX([.I223];4)" office:value-type="string" office:string-value="00DB" calcext:value-type="string">
            <text:p>00DB</text:p>
          </table:table-cell>
          <table:table-cell table:formula="of:=DEC2HEX([.J2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float" office:value="220" calcext:value-type="float">
            <text:p>220</text:p>
          </table:table-cell>
          <table:table-cell table:formula="of:=SUM([.A224] *64;[.B224] *32;[.C224] *16;[.D224] *8;[.E224] * 4;[.F224] * 2;[.G224] * 1)" office:value-type="float" office:value="1" calcext:value-type="float">
            <text:p>1</text:p>
          </table:table-cell>
          <table:table-cell table:formula="of:=DEC2HEX([.I224];4)" office:value-type="string" office:string-value="00DC" calcext:value-type="string">
            <text:p>00DC</text:p>
          </table:table-cell>
          <table:table-cell table:formula="of:=DEC2HEX([.J224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30.7</text:p>
          </table:table-cell>
          <table:table-cell office:value-type="float" office:value="221" calcext:value-type="float">
            <text:p>221</text:p>
          </table:table-cell>
          <table:table-cell table:formula="of:=SUM([.A225] *64;[.B225] *32;[.C225] *16;[.D225] *8;[.E225] * 4;[.F225] * 2;[.G225] * 1)" office:value-type="float" office:value="10" calcext:value-type="float">
            <text:p>10</text:p>
          </table:table-cell>
          <table:table-cell table:formula="of:=DEC2HEX([.I225];4)" office:value-type="string" office:string-value="00DD" calcext:value-type="string">
            <text:p>00DD</text:p>
          </table:table-cell>
          <table:table-cell table:formula="of:=DEC2HEX([.J225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31.7</text:p>
          </table:table-cell>
          <table:table-cell office:value-type="float" office:value="222" calcext:value-type="float">
            <text:p>222</text:p>
          </table:table-cell>
          <table:table-cell table:formula="of:=SUM([.A226] *64;[.B226] *32;[.C226] *16;[.D226] *8;[.E226] * 4;[.F226] * 2;[.G226] * 1)" office:value-type="float" office:value="4" calcext:value-type="float">
            <text:p>4</text:p>
          </table:table-cell>
          <table:table-cell table:formula="of:=DEC2HEX([.I226];4)" office:value-type="string" office:string-value="00DE" calcext:value-type="string">
            <text:p>00DE</text:p>
          </table:table-cell>
          <table:table-cell table:formula="of:=DEC2HEX([.J226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23" calcext:value-type="float">
            <text:p>223</text:p>
          </table:table-cell>
          <table:table-cell table:formula="of:=SUM([.A227] *64;[.B227] *32;[.C227] *16;[.D227] *8;[.E227] * 4;[.F227] * 2;[.G227] * 1)" office:value-type="float" office:value="0" calcext:value-type="float">
            <text:p>0</text:p>
          </table:table-cell>
          <table:table-cell table:formula="of:=DEC2HEX([.I227];4)" office:value-type="string" office:string-value="00DF" calcext:value-type="string">
            <text:p>00DF</text:p>
          </table:table-cell>
          <table:table-cell table:formula="of:=DEC2HEX([.J2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8</text:p>
          </table:table-cell>
          <table:table-cell office:value-type="float" office:value="224" calcext:value-type="float">
            <text:p>224</text:p>
          </table:table-cell>
          <table:table-cell table:formula="of:=SUM([.A228] *64;[.B228] *32;[.C228] *16;[.D228] *8;[.E228] * 4;[.F228] * 2;[.G228] * 1)" office:value-type="float" office:value="0" calcext:value-type="float">
            <text:p>0</text:p>
          </table:table-cell>
          <table:table-cell table:formula="of:=DEC2HEX([.I228];4)" office:value-type="string" office:string-value="00E0" calcext:value-type="string">
            <text:p>00E0</text:p>
          </table:table-cell>
          <table:table-cell table:formula="of:=DEC2HEX([.J2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8</text:p>
          </table:table-cell>
          <table:table-cell office:value-type="float" office:value="225" calcext:value-type="float">
            <text:p>225</text:p>
          </table:table-cell>
          <table:table-cell table:formula="of:=SUM([.A229] *64;[.B229] *32;[.C229] *16;[.D229] *8;[.E229] * 4;[.F229] * 2;[.G229] * 1)" office:value-type="float" office:value="0" calcext:value-type="float">
            <text:p>0</text:p>
          </table:table-cell>
          <table:table-cell table:formula="of:=DEC2HEX([.I229];4)" office:value-type="string" office:string-value="00E1" calcext:value-type="string">
            <text:p>00E1</text:p>
          </table:table-cell>
          <table:table-cell table:formula="of:=DEC2HEX([.J2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8</text:p>
          </table:table-cell>
          <table:table-cell office:value-type="float" office:value="226" calcext:value-type="float">
            <text:p>226</text:p>
          </table:table-cell>
          <table:table-cell table:formula="of:=SUM([.A230] *64;[.B230] *32;[.C230] *16;[.D230] *8;[.E230] * 4;[.F230] * 2;[.G230] * 1)" office:value-type="float" office:value="0" calcext:value-type="float">
            <text:p>0</text:p>
          </table:table-cell>
          <table:table-cell table:formula="of:=DEC2HEX([.I230];4)" office:value-type="string" office:string-value="00E2" calcext:value-type="string">
            <text:p>00E2</text:p>
          </table:table-cell>
          <table:table-cell table:formula="of:=DEC2HEX([.J2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8</text:p>
          </table:table-cell>
          <table:table-cell office:value-type="float" office:value="227" calcext:value-type="float">
            <text:p>227</text:p>
          </table:table-cell>
          <table:table-cell table:formula="of:=SUM([.A231] *64;[.B231] *32;[.C231] *16;[.D231] *8;[.E231] * 4;[.F231] * 2;[.G231] * 1)" office:value-type="float" office:value="0" calcext:value-type="float">
            <text:p>0</text:p>
          </table:table-cell>
          <table:table-cell table:formula="of:=DEC2HEX([.I231];4)" office:value-type="string" office:string-value="00E3" calcext:value-type="string">
            <text:p>00E3</text:p>
          </table:table-cell>
          <table:table-cell table:formula="of:=DEC2HEX([.J2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8</text:p>
          </table:table-cell>
          <table:table-cell office:value-type="float" office:value="228" calcext:value-type="float">
            <text:p>228</text:p>
          </table:table-cell>
          <table:table-cell table:formula="of:=SUM([.A232] *64;[.B232] *32;[.C232] *16;[.D232] *8;[.E232] * 4;[.F232] * 2;[.G232] * 1)" office:value-type="float" office:value="0" calcext:value-type="float">
            <text:p>0</text:p>
          </table:table-cell>
          <table:table-cell table:formula="of:=DEC2HEX([.I232];4)" office:value-type="string" office:string-value="00E4" calcext:value-type="string">
            <text:p>00E4</text:p>
          </table:table-cell>
          <table:table-cell table:formula="of:=DEC2HEX([.J2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formula="of:=SUM([.A233] *64;[.B233] *32;[.C233] *16;[.D233] *8;[.E233] * 4;[.F233] * 2;[.G233] * 1)" office:value-type="float" office:value="2" calcext:value-type="float">
            <text:p>2</text:p>
          </table:table-cell>
          <table:table-cell table:formula="of:=DEC2HEX([.I233];4)" office:value-type="string" office:string-value="00E5" calcext:value-type="string">
            <text:p>00E5</text:p>
          </table:table-cell>
          <table:table-cell table:formula="of:=DEC2HEX([.J233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8</text:p>
          </table:table-cell>
          <table:table-cell office:value-type="float" office:value="230" calcext:value-type="float">
            <text:p>230</text:p>
          </table:table-cell>
          <table:table-cell table:formula="of:=SUM([.A234] *64;[.B234] *32;[.C234] *16;[.D234] *8;[.E234] * 4;[.F234] * 2;[.G234] * 1)" office:value-type="float" office:value="0" calcext:value-type="float">
            <text:p>0</text:p>
          </table:table-cell>
          <table:table-cell table:formula="of:=DEC2HEX([.I234];4)" office:value-type="string" office:string-value="00E6" calcext:value-type="string">
            <text:p>00E6</text:p>
          </table:table-cell>
          <table:table-cell table:formula="of:=DEC2HEX([.J2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8</text:p>
          </table:table-cell>
          <table:table-cell office:value-type="float" office:value="231" calcext:value-type="float">
            <text:p>231</text:p>
          </table:table-cell>
          <table:table-cell table:formula="of:=SUM([.A235] *64;[.B235] *32;[.C235] *16;[.D235] *8;[.E235] * 4;[.F235] * 2;[.G235] * 1)" office:value-type="float" office:value="0" calcext:value-type="float">
            <text:p>0</text:p>
          </table:table-cell>
          <table:table-cell table:formula="of:=DEC2HEX([.I235];4)" office:value-type="string" office:string-value="00E7" calcext:value-type="string">
            <text:p>00E7</text:p>
          </table:table-cell>
          <table:table-cell table:formula="of:=DEC2HEX([.J2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8</text:p>
          </table:table-cell>
          <table:table-cell office:value-type="float" office:value="232" calcext:value-type="float">
            <text:p>232</text:p>
          </table:table-cell>
          <table:table-cell table:formula="of:=SUM([.A236] *64;[.B236] *32;[.C236] *16;[.D236] *8;[.E236] * 4;[.F236] * 2;[.G236] * 1)" office:value-type="float" office:value="0" calcext:value-type="float">
            <text:p>0</text:p>
          </table:table-cell>
          <table:table-cell table:formula="of:=DEC2HEX([.I236];4)" office:value-type="string" office:string-value="00E8" calcext:value-type="string">
            <text:p>00E8</text:p>
          </table:table-cell>
          <table:table-cell table:formula="of:=DEC2HEX([.J2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8</text:p>
          </table:table-cell>
          <table:table-cell office:value-type="float" office:value="233" calcext:value-type="float">
            <text:p>233</text:p>
          </table:table-cell>
          <table:table-cell table:formula="of:=SUM([.A237] *64;[.B237] *32;[.C237] *16;[.D237] *8;[.E237] * 4;[.F237] * 2;[.G237] * 1)" office:value-type="float" office:value="0" calcext:value-type="float">
            <text:p>0</text:p>
          </table:table-cell>
          <table:table-cell table:formula="of:=DEC2HEX([.I237];4)" office:value-type="string" office:string-value="00E9" calcext:value-type="string">
            <text:p>00E9</text:p>
          </table:table-cell>
          <table:table-cell table:formula="of:=DEC2HEX([.J2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8</text:p>
          </table:table-cell>
          <table:table-cell office:value-type="float" office:value="234" calcext:value-type="float">
            <text:p>234</text:p>
          </table:table-cell>
          <table:table-cell table:formula="of:=SUM([.A238] *64;[.B238] *32;[.C238] *16;[.D238] *8;[.E238] * 4;[.F238] * 2;[.G238] * 1)" office:value-type="float" office:value="0" calcext:value-type="float">
            <text:p>0</text:p>
          </table:table-cell>
          <table:table-cell table:formula="of:=DEC2HEX([.I238];4)" office:value-type="string" office:string-value="00EA" calcext:value-type="string">
            <text:p>00EA</text:p>
          </table:table-cell>
          <table:table-cell table:formula="of:=DEC2HEX([.J2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float" office:value="235" calcext:value-type="float">
            <text:p>235</text:p>
          </table:table-cell>
          <table:table-cell table:formula="of:=SUM([.A239] *64;[.B239] *32;[.C239] *16;[.D239] *8;[.E239] * 4;[.F239] * 2;[.G239] * 1)" office:value-type="float" office:value="1" calcext:value-type="float">
            <text:p>1</text:p>
          </table:table-cell>
          <table:table-cell table:formula="of:=DEC2HEX([.I239];4)" office:value-type="string" office:string-value="00EB" calcext:value-type="string">
            <text:p>00EB</text:p>
          </table:table-cell>
          <table:table-cell table:formula="of:=DEC2HEX([.J23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3.8</text:p>
          </table:table-cell>
          <table:table-cell office:value-type="float" office:value="236" calcext:value-type="float">
            <text:p>236</text:p>
          </table:table-cell>
          <table:table-cell table:formula="of:=SUM([.A240] *64;[.B240] *32;[.C240] *16;[.D240] *8;[.E240] * 4;[.F240] * 2;[.G240] * 1)" office:value-type="float" office:value="10" calcext:value-type="float">
            <text:p>10</text:p>
          </table:table-cell>
          <table:table-cell table:formula="of:=DEC2HEX([.I240];4)" office:value-type="string" office:string-value="00EC" calcext:value-type="string">
            <text:p>00EC</text:p>
          </table:table-cell>
          <table:table-cell table:formula="of:=DEC2HEX([.J240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8</text:p>
          </table:table-cell>
          <table:table-cell office:value-type="float" office:value="237" calcext:value-type="float">
            <text:p>237</text:p>
          </table:table-cell>
          <table:table-cell table:formula="of:=SUM([.A241] *64;[.B241] *32;[.C241] *16;[.D241] *8;[.E241] * 4;[.F241] * 2;[.G241] * 1)" office:value-type="float" office:value="0" calcext:value-type="float">
            <text:p>0</text:p>
          </table:table-cell>
          <table:table-cell table:formula="of:=DEC2HEX([.I241];4)" office:value-type="string" office:string-value="00ED" calcext:value-type="string">
            <text:p>00ED</text:p>
          </table:table-cell>
          <table:table-cell table:formula="of:=DEC2HEX([.J2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8</text:p>
          </table:table-cell>
          <table:table-cell office:value-type="float" office:value="238" calcext:value-type="float">
            <text:p>238</text:p>
          </table:table-cell>
          <table:table-cell table:formula="of:=SUM([.A242] *64;[.B242] *32;[.C242] *16;[.D242] *8;[.E242] * 4;[.F242] * 2;[.G242] * 1)" office:value-type="float" office:value="0" calcext:value-type="float">
            <text:p>0</text:p>
          </table:table-cell>
          <table:table-cell table:formula="of:=DEC2HEX([.I242];4)" office:value-type="string" office:string-value="00EE" calcext:value-type="string">
            <text:p>00EE</text:p>
          </table:table-cell>
          <table:table-cell table:formula="of:=DEC2HEX([.J2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8</text:p>
          </table:table-cell>
          <table:table-cell office:value-type="float" office:value="239" calcext:value-type="float">
            <text:p>239</text:p>
          </table:table-cell>
          <table:table-cell table:formula="of:=SUM([.A243] *64;[.B243] *32;[.C243] *16;[.D243] *8;[.E243] * 4;[.F243] * 2;[.G243] * 1)" office:value-type="float" office:value="0" calcext:value-type="float">
            <text:p>0</text:p>
          </table:table-cell>
          <table:table-cell table:formula="of:=DEC2HEX([.I243];4)" office:value-type="string" office:string-value="00EF" calcext:value-type="string">
            <text:p>00EF</text:p>
          </table:table-cell>
          <table:table-cell table:formula="of:=DEC2HEX([.J2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8</text:p>
          </table:table-cell>
          <table:table-cell office:value-type="float" office:value="240" calcext:value-type="float">
            <text:p>240</text:p>
          </table:table-cell>
          <table:table-cell table:formula="of:=SUM([.A244] *64;[.B244] *32;[.C244] *16;[.D244] *8;[.E244] * 4;[.F244] * 2;[.G244] * 1)" office:value-type="float" office:value="0" calcext:value-type="float">
            <text:p>0</text:p>
          </table:table-cell>
          <table:table-cell table:formula="of:=DEC2HEX([.I244];4)" office:value-type="string" office:string-value="00F0" calcext:value-type="string">
            <text:p>00F0</text:p>
          </table:table-cell>
          <table:table-cell table:formula="of:=DEC2HEX([.J2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8</text:p>
          </table:table-cell>
          <table:table-cell office:value-type="float" office:value="241" calcext:value-type="float">
            <text:p>241</text:p>
          </table:table-cell>
          <table:table-cell table:formula="of:=SUM([.A245] *64;[.B245] *32;[.C245] *16;[.D245] *8;[.E245] * 4;[.F245] * 2;[.G245] * 1)" office:value-type="float" office:value="0" calcext:value-type="float">
            <text:p>0</text:p>
          </table:table-cell>
          <table:table-cell table:formula="of:=DEC2HEX([.I245];4)" office:value-type="string" office:string-value="00F1" calcext:value-type="string">
            <text:p>00F1</text:p>
          </table:table-cell>
          <table:table-cell table:formula="of:=DEC2HEX([.J2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8</text:p>
          </table:table-cell>
          <table:table-cell office:value-type="float" office:value="242" calcext:value-type="float">
            <text:p>242</text:p>
          </table:table-cell>
          <table:table-cell table:formula="of:=SUM([.A246] *64;[.B246] *32;[.C246] *16;[.D246] *8;[.E246] * 4;[.F246] * 2;[.G246] * 1)" office:value-type="float" office:value="0" calcext:value-type="float">
            <text:p>0</text:p>
          </table:table-cell>
          <table:table-cell table:formula="of:=DEC2HEX([.I246];4)" office:value-type="string" office:string-value="00F2" calcext:value-type="string">
            <text:p>00F2</text:p>
          </table:table-cell>
          <table:table-cell table:formula="of:=DEC2HEX([.J2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0.8</text:p>
          </table:table-cell>
          <table:table-cell office:value-type="float" office:value="243" calcext:value-type="float">
            <text:p>243</text:p>
          </table:table-cell>
          <table:table-cell table:formula="of:=SUM([.A247] *64;[.B247] *32;[.C247] *16;[.D247] *8;[.E247] * 4;[.F247] * 2;[.G247] * 1)" office:value-type="float" office:value="2" calcext:value-type="float">
            <text:p>2</text:p>
          </table:table-cell>
          <table:table-cell table:formula="of:=DEC2HEX([.I247];4)" office:value-type="string" office:string-value="00F3" calcext:value-type="string">
            <text:p>00F3</text:p>
          </table:table-cell>
          <table:table-cell table:formula="of:=DEC2HEX([.J247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8</text:p>
          </table:table-cell>
          <table:table-cell office:value-type="float" office:value="244" calcext:value-type="float">
            <text:p>244</text:p>
          </table:table-cell>
          <table:table-cell table:formula="of:=SUM([.A248] *64;[.B248] *32;[.C248] *16;[.D248] *8;[.E248] * 4;[.F248] * 2;[.G248] * 1)" office:value-type="float" office:value="0" calcext:value-type="float">
            <text:p>0</text:p>
          </table:table-cell>
          <table:table-cell table:formula="of:=DEC2HEX([.I248];4)" office:value-type="string" office:string-value="00F4" calcext:value-type="string">
            <text:p>00F4</text:p>
          </table:table-cell>
          <table:table-cell table:formula="of:=DEC2HEX([.J2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8</text:p>
          </table:table-cell>
          <table:table-cell office:value-type="float" office:value="245" calcext:value-type="float">
            <text:p>245</text:p>
          </table:table-cell>
          <table:table-cell table:formula="of:=SUM([.A249] *64;[.B249] *32;[.C249] *16;[.D249] *8;[.E249] * 4;[.F249] * 2;[.G249] * 1)" office:value-type="float" office:value="0" calcext:value-type="float">
            <text:p>0</text:p>
          </table:table-cell>
          <table:table-cell table:formula="of:=DEC2HEX([.I249];4)" office:value-type="string" office:string-value="00F5" calcext:value-type="string">
            <text:p>00F5</text:p>
          </table:table-cell>
          <table:table-cell table:formula="of:=DEC2HEX([.J2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8</text:p>
          </table:table-cell>
          <table:table-cell office:value-type="float" office:value="246" calcext:value-type="float">
            <text:p>246</text:p>
          </table:table-cell>
          <table:table-cell table:formula="of:=SUM([.A250] *64;[.B250] *32;[.C250] *16;[.D250] *8;[.E250] * 4;[.F250] * 2;[.G250] * 1)" office:value-type="float" office:value="0" calcext:value-type="float">
            <text:p>0</text:p>
          </table:table-cell>
          <table:table-cell table:formula="of:=DEC2HEX([.I250];4)" office:value-type="string" office:string-value="00F6" calcext:value-type="string">
            <text:p>00F6</text:p>
          </table:table-cell>
          <table:table-cell table:formula="of:=DEC2HEX([.J2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8</text:p>
          </table:table-cell>
          <table:table-cell office:value-type="float" office:value="247" calcext:value-type="float">
            <text:p>247</text:p>
          </table:table-cell>
          <table:table-cell table:formula="of:=SUM([.A251] *64;[.B251] *32;[.C251] *16;[.D251] *8;[.E251] * 4;[.F251] * 2;[.G251] * 1)" office:value-type="float" office:value="0" calcext:value-type="float">
            <text:p>0</text:p>
          </table:table-cell>
          <table:table-cell table:formula="of:=DEC2HEX([.I251];4)" office:value-type="string" office:string-value="00F7" calcext:value-type="string">
            <text:p>00F7</text:p>
          </table:table-cell>
          <table:table-cell table:formula="of:=DEC2HEX([.J2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8</text:p>
          </table:table-cell>
          <table:table-cell office:value-type="float" office:value="248" calcext:value-type="float">
            <text:p>248</text:p>
          </table:table-cell>
          <table:table-cell table:formula="of:=SUM([.A252] *64;[.B252] *32;[.C252] *16;[.D252] *8;[.E252] * 4;[.F252] * 2;[.G252] * 1)" office:value-type="float" office:value="0" calcext:value-type="float">
            <text:p>0</text:p>
          </table:table-cell>
          <table:table-cell table:formula="of:=DEC2HEX([.I252];4)" office:value-type="string" office:string-value="00F8" calcext:value-type="string">
            <text:p>00F8</text:p>
          </table:table-cell>
          <table:table-cell table:formula="of:=DEC2HEX([.J2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6.8</text:p>
          </table:table-cell>
          <table:table-cell office:value-type="float" office:value="249" calcext:value-type="float">
            <text:p>249</text:p>
          </table:table-cell>
          <table:table-cell table:formula="of:=SUM([.A253] *64;[.B253] *32;[.C253] *16;[.D253] *8;[.E253] * 4;[.F253] * 2;[.G253] * 1)" office:value-type="float" office:value="1" calcext:value-type="float">
            <text:p>1</text:p>
          </table:table-cell>
          <table:table-cell table:formula="of:=DEC2HEX([.I253];4)" office:value-type="string" office:string-value="00F9" calcext:value-type="string">
            <text:p>00F9</text:p>
          </table:table-cell>
          <table:table-cell table:formula="of:=DEC2HEX([.J253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7.8</text:p>
          </table:table-cell>
          <table:table-cell office:value-type="float" office:value="250" calcext:value-type="float">
            <text:p>250</text:p>
          </table:table-cell>
          <table:table-cell table:formula="of:=SUM([.A254] *64;[.B254] *32;[.C254] *16;[.D254] *8;[.E254] * 4;[.F254] * 2;[.G254] * 1)" office:value-type="float" office:value="10" calcext:value-type="float">
            <text:p>10</text:p>
          </table:table-cell>
          <table:table-cell table:formula="of:=DEC2HEX([.I254];4)" office:value-type="string" office:string-value="00FA" calcext:value-type="string">
            <text:p>00FA</text:p>
          </table:table-cell>
          <table:table-cell table:formula="of:=DEC2HEX([.J254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8.8</text:p>
          </table:table-cell>
          <table:table-cell office:value-type="float" office:value="251" calcext:value-type="float">
            <text:p>251</text:p>
          </table:table-cell>
          <table:table-cell table:formula="of:=SUM([.A255] *64;[.B255] *32;[.C255] *16;[.D255] *8;[.E255] * 4;[.F255] * 2;[.G255] * 1)" office:value-type="float" office:value="4" calcext:value-type="float">
            <text:p>4</text:p>
          </table:table-cell>
          <table:table-cell table:formula="of:=DEC2HEX([.I255];4)" office:value-type="string" office:string-value="00FB" calcext:value-type="string">
            <text:p>00FB</text:p>
          </table:table-cell>
          <table:table-cell table:formula="of:=DEC2HEX([.J25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8</text:p>
          </table:table-cell>
          <table:table-cell office:value-type="float" office:value="252" calcext:value-type="float">
            <text:p>252</text:p>
          </table:table-cell>
          <table:table-cell table:formula="of:=SUM([.A256] *64;[.B256] *32;[.C256] *16;[.D256] *8;[.E256] * 4;[.F256] * 2;[.G256] * 1)" office:value-type="float" office:value="0" calcext:value-type="float">
            <text:p>0</text:p>
          </table:table-cell>
          <table:table-cell table:formula="of:=DEC2HEX([.I256];4)" office:value-type="string" office:string-value="00FC" calcext:value-type="string">
            <text:p>00FC</text:p>
          </table:table-cell>
          <table:table-cell table:formula="of:=DEC2HEX([.J2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8</text:p>
          </table:table-cell>
          <table:table-cell office:value-type="float" office:value="253" calcext:value-type="float">
            <text:p>253</text:p>
          </table:table-cell>
          <table:table-cell table:formula="of:=SUM([.A257] *64;[.B257] *32;[.C257] *16;[.D257] *8;[.E257] * 4;[.F257] * 2;[.G257] * 1)" office:value-type="float" office:value="0" calcext:value-type="float">
            <text:p>0</text:p>
          </table:table-cell>
          <table:table-cell table:formula="of:=DEC2HEX([.I257];4)" office:value-type="string" office:string-value="00FD" calcext:value-type="string">
            <text:p>00FD</text:p>
          </table:table-cell>
          <table:table-cell table:formula="of:=DEC2HEX([.J2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8</text:p>
          </table:table-cell>
          <table:table-cell office:value-type="float" office:value="254" calcext:value-type="float">
            <text:p>254</text:p>
          </table:table-cell>
          <table:table-cell table:formula="of:=SUM([.A258] *64;[.B258] *32;[.C258] *16;[.D258] *8;[.E258] * 4;[.F258] * 2;[.G258] * 1)" office:value-type="float" office:value="0" calcext:value-type="float">
            <text:p>0</text:p>
          </table:table-cell>
          <table:table-cell table:formula="of:=DEC2HEX([.I258];4)" office:value-type="string" office:string-value="00FE" calcext:value-type="string">
            <text:p>00FE</text:p>
          </table:table-cell>
          <table:table-cell table:formula="of:=DEC2HEX([.J2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55" calcext:value-type="float">
            <text:p>255</text:p>
          </table:table-cell>
          <table:table-cell table:formula="of:=SUM([.A259] *64;[.B259] *32;[.C259] *16;[.D259] *8;[.E259] * 4;[.F259] * 2;[.G259] * 1)" office:value-type="float" office:value="0" calcext:value-type="float">
            <text:p>0</text:p>
          </table:table-cell>
          <table:table-cell table:formula="of:=DEC2HEX([.I259];4)" office:value-type="string" office:string-value="00FF" calcext:value-type="string">
            <text:p>00FF</text:p>
          </table:table-cell>
          <table:table-cell table:formula="of:=DEC2HEX([.J2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9</text:p>
          </table:table-cell>
          <table:table-cell office:value-type="float" office:value="256" calcext:value-type="float">
            <text:p>256</text:p>
          </table:table-cell>
          <table:table-cell table:formula="of:=SUM([.A260] *64;[.B260] *32;[.C260] *16;[.D260] *8;[.E260] * 4;[.F260] * 2;[.G260] * 1)" office:value-type="float" office:value="0" calcext:value-type="float">
            <text:p>0</text:p>
          </table:table-cell>
          <table:table-cell table:formula="of:=DEC2HEX([.I260];4)" office:value-type="string" office:string-value="0100" calcext:value-type="string">
            <text:p>0100</text:p>
          </table:table-cell>
          <table:table-cell table:formula="of:=DEC2HEX([.J2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9</text:p>
          </table:table-cell>
          <table:table-cell office:value-type="float" office:value="257" calcext:value-type="float">
            <text:p>257</text:p>
          </table:table-cell>
          <table:table-cell table:formula="of:=SUM([.A261] *64;[.B261] *32;[.C261] *16;[.D261] *8;[.E261] * 4;[.F261] * 2;[.G261] * 1)" office:value-type="float" office:value="0" calcext:value-type="float">
            <text:p>0</text:p>
          </table:table-cell>
          <table:table-cell table:formula="of:=DEC2HEX([.I261];4)" office:value-type="string" office:string-value="0101" calcext:value-type="string">
            <text:p>0101</text:p>
          </table:table-cell>
          <table:table-cell table:formula="of:=DEC2HEX([.J2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3.9</text:p>
          </table:table-cell>
          <table:table-cell office:value-type="float" office:value="258" calcext:value-type="float">
            <text:p>258</text:p>
          </table:table-cell>
          <table:table-cell table:formula="of:=SUM([.A262] *64;[.B262] *32;[.C262] *16;[.D262] *8;[.E262] * 4;[.F262] * 2;[.G262] * 1)" office:value-type="float" office:value="2" calcext:value-type="float">
            <text:p>2</text:p>
          </table:table-cell>
          <table:table-cell table:formula="of:=DEC2HEX([.I262];4)" office:value-type="string" office:string-value="0102" calcext:value-type="string">
            <text:p>0102</text:p>
          </table:table-cell>
          <table:table-cell table:formula="of:=DEC2HEX([.J26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9</text:p>
          </table:table-cell>
          <table:table-cell office:value-type="float" office:value="259" calcext:value-type="float">
            <text:p>259</text:p>
          </table:table-cell>
          <table:table-cell table:formula="of:=SUM([.A263] *64;[.B263] *32;[.C263] *16;[.D263] *8;[.E263] * 4;[.F263] * 2;[.G263] * 1)" office:value-type="float" office:value="0" calcext:value-type="float">
            <text:p>0</text:p>
          </table:table-cell>
          <table:table-cell table:formula="of:=DEC2HEX([.I263];4)" office:value-type="string" office:string-value="0103" calcext:value-type="string">
            <text:p>0103</text:p>
          </table:table-cell>
          <table:table-cell table:formula="of:=DEC2HEX([.J2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9</text:p>
          </table:table-cell>
          <table:table-cell office:value-type="float" office:value="260" calcext:value-type="float">
            <text:p>260</text:p>
          </table:table-cell>
          <table:table-cell table:formula="of:=SUM([.A264] *64;[.B264] *32;[.C264] *16;[.D264] *8;[.E264] * 4;[.F264] * 2;[.G264] * 1)" office:value-type="float" office:value="0" calcext:value-type="float">
            <text:p>0</text:p>
          </table:table-cell>
          <table:table-cell table:formula="of:=DEC2HEX([.I264];4)" office:value-type="string" office:string-value="0104" calcext:value-type="string">
            <text:p>0104</text:p>
          </table:table-cell>
          <table:table-cell table:formula="of:=DEC2HEX([.J2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9</text:p>
          </table:table-cell>
          <table:table-cell office:value-type="float" office:value="261" calcext:value-type="float">
            <text:p>261</text:p>
          </table:table-cell>
          <table:table-cell table:formula="of:=SUM([.A265] *64;[.B265] *32;[.C265] *16;[.D265] *8;[.E265] * 4;[.F265] * 2;[.G265] * 1)" office:value-type="float" office:value="0" calcext:value-type="float">
            <text:p>0</text:p>
          </table:table-cell>
          <table:table-cell table:formula="of:=DEC2HEX([.I265];4)" office:value-type="string" office:string-value="0105" calcext:value-type="string">
            <text:p>0105</text:p>
          </table:table-cell>
          <table:table-cell table:formula="of:=DEC2HEX([.J2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9</text:p>
          </table:table-cell>
          <table:table-cell office:value-type="float" office:value="262" calcext:value-type="float">
            <text:p>262</text:p>
          </table:table-cell>
          <table:table-cell table:formula="of:=SUM([.A266] *64;[.B266] *32;[.C266] *16;[.D266] *8;[.E266] * 4;[.F266] * 2;[.G266] * 1)" office:value-type="float" office:value="0" calcext:value-type="float">
            <text:p>0</text:p>
          </table:table-cell>
          <table:table-cell table:formula="of:=DEC2HEX([.I266];4)" office:value-type="string" office:string-value="0106" calcext:value-type="string">
            <text:p>0106</text:p>
          </table:table-cell>
          <table:table-cell table:formula="of:=DEC2HEX([.J2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9</text:p>
          </table:table-cell>
          <table:table-cell office:value-type="float" office:value="263" calcext:value-type="float">
            <text:p>263</text:p>
          </table:table-cell>
          <table:table-cell table:formula="of:=SUM([.A267] *64;[.B267] *32;[.C267] *16;[.D267] *8;[.E267] * 4;[.F267] * 2;[.G267] * 1)" office:value-type="float" office:value="0" calcext:value-type="float">
            <text:p>0</text:p>
          </table:table-cell>
          <table:table-cell table:formula="of:=DEC2HEX([.I267];4)" office:value-type="string" office:string-value="0107" calcext:value-type="string">
            <text:p>0107</text:p>
          </table:table-cell>
          <table:table-cell table:formula="of:=DEC2HEX([.J2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float" office:value="264" calcext:value-type="float">
            <text:p>264</text:p>
          </table:table-cell>
          <table:table-cell table:formula="of:=SUM([.A268] *64;[.B268] *32;[.C268] *16;[.D268] *8;[.E268] * 4;[.F268] * 2;[.G268] * 1)" office:value-type="float" office:value="1" calcext:value-type="float">
            <text:p>1</text:p>
          </table:table-cell>
          <table:table-cell table:formula="of:=DEC2HEX([.I268];4)" office:value-type="string" office:string-value="0108" calcext:value-type="string">
            <text:p>0108</text:p>
          </table:table-cell>
          <table:table-cell table:formula="of:=DEC2HEX([.J26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0.9</text:p>
          </table:table-cell>
          <table:table-cell office:value-type="float" office:value="265" calcext:value-type="float">
            <text:p>265</text:p>
          </table:table-cell>
          <table:table-cell table:formula="of:=SUM([.A269] *64;[.B269] *32;[.C269] *16;[.D269] *8;[.E269] * 4;[.F269] * 2;[.G269] * 1)" office:value-type="float" office:value="8" calcext:value-type="float">
            <text:p>8</text:p>
          </table:table-cell>
          <table:table-cell table:formula="of:=DEC2HEX([.I269];4)" office:value-type="string" office:string-value="0109" calcext:value-type="string">
            <text:p>0109</text:p>
          </table:table-cell>
          <table:table-cell table:formula="of:=DEC2HEX([.J26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9</text:p>
          </table:table-cell>
          <table:table-cell office:value-type="float" office:value="266" calcext:value-type="float">
            <text:p>266</text:p>
          </table:table-cell>
          <table:table-cell table:formula="of:=SUM([.A270] *64;[.B270] *32;[.C270] *16;[.D270] *8;[.E270] * 4;[.F270] * 2;[.G270] * 1)" office:value-type="float" office:value="0" calcext:value-type="float">
            <text:p>0</text:p>
          </table:table-cell>
          <table:table-cell table:formula="of:=DEC2HEX([.I270];4)" office:value-type="string" office:string-value="010A" calcext:value-type="string">
            <text:p>010A</text:p>
          </table:table-cell>
          <table:table-cell table:formula="of:=DEC2HEX([.J2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9</text:p>
          </table:table-cell>
          <table:table-cell office:value-type="float" office:value="267" calcext:value-type="float">
            <text:p>267</text:p>
          </table:table-cell>
          <table:table-cell table:formula="of:=SUM([.A271] *64;[.B271] *32;[.C271] *16;[.D271] *8;[.E271] * 4;[.F271] * 2;[.G271] * 1)" office:value-type="float" office:value="0" calcext:value-type="float">
            <text:p>0</text:p>
          </table:table-cell>
          <table:table-cell table:formula="of:=DEC2HEX([.I271];4)" office:value-type="string" office:string-value="010B" calcext:value-type="string">
            <text:p>010B</text:p>
          </table:table-cell>
          <table:table-cell table:formula="of:=DEC2HEX([.J2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9</text:p>
          </table:table-cell>
          <table:table-cell office:value-type="float" office:value="268" calcext:value-type="float">
            <text:p>268</text:p>
          </table:table-cell>
          <table:table-cell table:formula="of:=SUM([.A272] *64;[.B272] *32;[.C272] *16;[.D272] *8;[.E272] * 4;[.F272] * 2;[.G272] * 1)" office:value-type="float" office:value="0" calcext:value-type="float">
            <text:p>0</text:p>
          </table:table-cell>
          <table:table-cell table:formula="of:=DEC2HEX([.I272];4)" office:value-type="string" office:string-value="010C" calcext:value-type="string">
            <text:p>010C</text:p>
          </table:table-cell>
          <table:table-cell table:formula="of:=DEC2HEX([.J2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9</text:p>
          </table:table-cell>
          <table:table-cell office:value-type="float" office:value="269" calcext:value-type="float">
            <text:p>269</text:p>
          </table:table-cell>
          <table:table-cell table:formula="of:=SUM([.A273] *64;[.B273] *32;[.C273] *16;[.D273] *8;[.E273] * 4;[.F273] * 2;[.G273] * 1)" office:value-type="float" office:value="0" calcext:value-type="float">
            <text:p>0</text:p>
          </table:table-cell>
          <table:table-cell table:formula="of:=DEC2HEX([.I273];4)" office:value-type="string" office:string-value="010D" calcext:value-type="string">
            <text:p>010D</text:p>
          </table:table-cell>
          <table:table-cell table:formula="of:=DEC2HEX([.J2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9</text:p>
          </table:table-cell>
          <table:table-cell office:value-type="float" office:value="270" calcext:value-type="float">
            <text:p>270</text:p>
          </table:table-cell>
          <table:table-cell table:formula="of:=SUM([.A274] *64;[.B274] *32;[.C274] *16;[.D274] *8;[.E274] * 4;[.F274] * 2;[.G274] * 1)" office:value-type="float" office:value="0" calcext:value-type="float">
            <text:p>0</text:p>
          </table:table-cell>
          <table:table-cell table:formula="of:=DEC2HEX([.I274];4)" office:value-type="string" office:string-value="010E" calcext:value-type="string">
            <text:p>010E</text:p>
          </table:table-cell>
          <table:table-cell table:formula="of:=DEC2HEX([.J2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9</text:p>
          </table:table-cell>
          <table:table-cell office:value-type="float" office:value="271" calcext:value-type="float">
            <text:p>271</text:p>
          </table:table-cell>
          <table:table-cell table:formula="of:=SUM([.A275] *64;[.B275] *32;[.C275] *16;[.D275] *8;[.E275] * 4;[.F275] * 2;[.G275] * 1)" office:value-type="float" office:value="0" calcext:value-type="float">
            <text:p>0</text:p>
          </table:table-cell>
          <table:table-cell table:formula="of:=DEC2HEX([.I275];4)" office:value-type="string" office:string-value="010F" calcext:value-type="string">
            <text:p>010F</text:p>
          </table:table-cell>
          <table:table-cell table:formula="of:=DEC2HEX([.J2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7.9</text:p>
          </table:table-cell>
          <table:table-cell office:value-type="float" office:value="272" calcext:value-type="float">
            <text:p>272</text:p>
          </table:table-cell>
          <table:table-cell table:formula="of:=SUM([.A276] *64;[.B276] *32;[.C276] *16;[.D276] *8;[.E276] * 4;[.F276] * 2;[.G276] * 1)" office:value-type="float" office:value="2" calcext:value-type="float">
            <text:p>2</text:p>
          </table:table-cell>
          <table:table-cell table:formula="of:=DEC2HEX([.I276];4)" office:value-type="string" office:string-value="0110" calcext:value-type="string">
            <text:p>0110</text:p>
          </table:table-cell>
          <table:table-cell table:formula="of:=DEC2HEX([.J27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9</text:p>
          </table:table-cell>
          <table:table-cell office:value-type="float" office:value="273" calcext:value-type="float">
            <text:p>273</text:p>
          </table:table-cell>
          <table:table-cell table:formula="of:=SUM([.A277] *64;[.B277] *32;[.C277] *16;[.D277] *8;[.E277] * 4;[.F277] * 2;[.G277] * 1)" office:value-type="float" office:value="0" calcext:value-type="float">
            <text:p>0</text:p>
          </table:table-cell>
          <table:table-cell table:formula="of:=DEC2HEX([.I277];4)" office:value-type="string" office:string-value="0111" calcext:value-type="string">
            <text:p>0111</text:p>
          </table:table-cell>
          <table:table-cell table:formula="of:=DEC2HEX([.J2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9</text:p>
          </table:table-cell>
          <table:table-cell office:value-type="float" office:value="274" calcext:value-type="float">
            <text:p>274</text:p>
          </table:table-cell>
          <table:table-cell table:formula="of:=SUM([.A278] *64;[.B278] *32;[.C278] *16;[.D278] *8;[.E278] * 4;[.F278] * 2;[.G278] * 1)" office:value-type="float" office:value="0" calcext:value-type="float">
            <text:p>0</text:p>
          </table:table-cell>
          <table:table-cell table:formula="of:=DEC2HEX([.I278];4)" office:value-type="string" office:string-value="0112" calcext:value-type="string">
            <text:p>0112</text:p>
          </table:table-cell>
          <table:table-cell table:formula="of:=DEC2HEX([.J2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9</text:p>
          </table:table-cell>
          <table:table-cell office:value-type="float" office:value="275" calcext:value-type="float">
            <text:p>275</text:p>
          </table:table-cell>
          <table:table-cell table:formula="of:=SUM([.A279] *64;[.B279] *32;[.C279] *16;[.D279] *8;[.E279] * 4;[.F279] * 2;[.G279] * 1)" office:value-type="float" office:value="0" calcext:value-type="float">
            <text:p>0</text:p>
          </table:table-cell>
          <table:table-cell table:formula="of:=DEC2HEX([.I279];4)" office:value-type="string" office:string-value="0113" calcext:value-type="string">
            <text:p>0113</text:p>
          </table:table-cell>
          <table:table-cell table:formula="of:=DEC2HEX([.J2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9</text:p>
          </table:table-cell>
          <table:table-cell office:value-type="float" office:value="276" calcext:value-type="float">
            <text:p>276</text:p>
          </table:table-cell>
          <table:table-cell table:formula="of:=SUM([.A280] *64;[.B280] *32;[.C280] *16;[.D280] *8;[.E280] * 4;[.F280] * 2;[.G280] * 1)" office:value-type="float" office:value="0" calcext:value-type="float">
            <text:p>0</text:p>
          </table:table-cell>
          <table:table-cell table:formula="of:=DEC2HEX([.I280];4)" office:value-type="string" office:string-value="0114" calcext:value-type="string">
            <text:p>0114</text:p>
          </table:table-cell>
          <table:table-cell table:formula="of:=DEC2HEX([.J2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9</text:p>
          </table:table-cell>
          <table:table-cell office:value-type="float" office:value="277" calcext:value-type="float">
            <text:p>277</text:p>
          </table:table-cell>
          <table:table-cell table:formula="of:=SUM([.A281] *64;[.B281] *32;[.C281] *16;[.D281] *8;[.E281] * 4;[.F281] * 2;[.G281] * 1)" office:value-type="float" office:value="0" calcext:value-type="float">
            <text:p>0</text:p>
          </table:table-cell>
          <table:table-cell table:formula="of:=DEC2HEX([.I281];4)" office:value-type="string" office:string-value="0115" calcext:value-type="string">
            <text:p>0115</text:p>
          </table:table-cell>
          <table:table-cell table:formula="of:=DEC2HEX([.J2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3.9</text:p>
          </table:table-cell>
          <table:table-cell office:value-type="float" office:value="278" calcext:value-type="float">
            <text:p>278</text:p>
          </table:table-cell>
          <table:table-cell table:formula="of:=SUM([.A282] *64;[.B282] *32;[.C282] *16;[.D282] *8;[.E282] * 4;[.F282] * 2;[.G282] * 1)" office:value-type="float" office:value="1" calcext:value-type="float">
            <text:p>1</text:p>
          </table:table-cell>
          <table:table-cell table:formula="of:=DEC2HEX([.I282];4)" office:value-type="string" office:string-value="0116" calcext:value-type="string">
            <text:p>0116</text:p>
          </table:table-cell>
          <table:table-cell table:formula="of:=DEC2HEX([.J28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4.9</text:p>
          </table:table-cell>
          <table:table-cell office:value-type="float" office:value="279" calcext:value-type="float">
            <text:p>279</text:p>
          </table:table-cell>
          <table:table-cell table:formula="of:=SUM([.A283] *64;[.B283] *32;[.C283] *16;[.D283] *8;[.E283] * 4;[.F283] * 2;[.G283] * 1)" office:value-type="float" office:value="8" calcext:value-type="float">
            <text:p>8</text:p>
          </table:table-cell>
          <table:table-cell table:formula="of:=DEC2HEX([.I283];4)" office:value-type="string" office:string-value="0117" calcext:value-type="string">
            <text:p>0117</text:p>
          </table:table-cell>
          <table:table-cell table:formula="of:=DEC2HEX([.J28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5.9</text:p>
          </table:table-cell>
          <table:table-cell office:value-type="float" office:value="280" calcext:value-type="float">
            <text:p>280</text:p>
          </table:table-cell>
          <table:table-cell table:formula="of:=SUM([.A284] *64;[.B284] *32;[.C284] *16;[.D284] *8;[.E284] * 4;[.F284] * 2;[.G284] * 1)" office:value-type="float" office:value="4" calcext:value-type="float">
            <text:p>4</text:p>
          </table:table-cell>
          <table:table-cell table:formula="of:=DEC2HEX([.I284];4)" office:value-type="string" office:string-value="0118" calcext:value-type="string">
            <text:p>0118</text:p>
          </table:table-cell>
          <table:table-cell table:formula="of:=DEC2HEX([.J28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9</text:p>
          </table:table-cell>
          <table:table-cell office:value-type="float" office:value="281" calcext:value-type="float">
            <text:p>281</text:p>
          </table:table-cell>
          <table:table-cell table:formula="of:=SUM([.A285] *64;[.B285] *32;[.C285] *16;[.D285] *8;[.E285] * 4;[.F285] * 2;[.G285] * 1)" office:value-type="float" office:value="0" calcext:value-type="float">
            <text:p>0</text:p>
          </table:table-cell>
          <table:table-cell table:formula="of:=DEC2HEX([.I285];4)" office:value-type="string" office:string-value="0119" calcext:value-type="string">
            <text:p>0119</text:p>
          </table:table-cell>
          <table:table-cell table:formula="of:=DEC2HEX([.J2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9</text:p>
          </table:table-cell>
          <table:table-cell office:value-type="float" office:value="282" calcext:value-type="float">
            <text:p>282</text:p>
          </table:table-cell>
          <table:table-cell table:formula="of:=SUM([.A286] *64;[.B286] *32;[.C286] *16;[.D286] *8;[.E286] * 4;[.F286] * 2;[.G286] * 1)" office:value-type="float" office:value="0" calcext:value-type="float">
            <text:p>0</text:p>
          </table:table-cell>
          <table:table-cell table:formula="of:=DEC2HEX([.I286];4)" office:value-type="string" office:string-value="011A" calcext:value-type="string">
            <text:p>011A</text:p>
          </table:table-cell>
          <table:table-cell table:formula="of:=DEC2HEX([.J2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9</text:p>
          </table:table-cell>
          <table:table-cell office:value-type="float" office:value="283" calcext:value-type="float">
            <text:p>283</text:p>
          </table:table-cell>
          <table:table-cell table:formula="of:=SUM([.A287] *64;[.B287] *32;[.C287] *16;[.D287] *8;[.E287] * 4;[.F287] * 2;[.G287] * 1)" office:value-type="float" office:value="0" calcext:value-type="float">
            <text:p>0</text:p>
          </table:table-cell>
          <table:table-cell table:formula="of:=DEC2HEX([.I287];4)" office:value-type="string" office:string-value="011B" calcext:value-type="string">
            <text:p>011B</text:p>
          </table:table-cell>
          <table:table-cell table:formula="of:=DEC2HEX([.J2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9</text:p>
          </table:table-cell>
          <table:table-cell office:value-type="float" office:value="284" calcext:value-type="float">
            <text:p>284</text:p>
          </table:table-cell>
          <table:table-cell table:formula="of:=SUM([.A288] *64;[.B288] *32;[.C288] *16;[.D288] *8;[.E288] * 4;[.F288] * 2;[.G288] * 1)" office:value-type="float" office:value="0" calcext:value-type="float">
            <text:p>0</text:p>
          </table:table-cell>
          <table:table-cell table:formula="of:=DEC2HEX([.I288];4)" office:value-type="string" office:string-value="011C" calcext:value-type="string">
            <text:p>011C</text:p>
          </table:table-cell>
          <table:table-cell table:formula="of:=DEC2HEX([.J2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9</text:p>
          </table:table-cell>
          <table:table-cell office:value-type="float" office:value="285" calcext:value-type="float">
            <text:p>285</text:p>
          </table:table-cell>
          <table:table-cell table:formula="of:=SUM([.A289] *64;[.B289] *32;[.C289] *16;[.D289] *8;[.E289] * 4;[.F289] * 2;[.G289] * 1)" office:value-type="float" office:value="0" calcext:value-type="float">
            <text:p>0</text:p>
          </table:table-cell>
          <table:table-cell table:formula="of:=DEC2HEX([.I289];4)" office:value-type="string" office:string-value="011D" calcext:value-type="string">
            <text:p>011D</text:p>
          </table:table-cell>
          <table:table-cell table:formula="of:=DEC2HEX([.J2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86" calcext:value-type="float">
            <text:p>286</text:p>
          </table:table-cell>
          <table:table-cell table:formula="of:=SUM([.A290] *64;[.B290] *32;[.C290] *16;[.D290] *8;[.E290] * 4;[.F290] * 2;[.G290] * 1)" office:value-type="float" office:value="0" calcext:value-type="float">
            <text:p>0</text:p>
          </table:table-cell>
          <table:table-cell table:formula="of:=DEC2HEX([.I290];4)" office:value-type="string" office:string-value="011E" calcext:value-type="string">
            <text:p>011E</text:p>
          </table:table-cell>
          <table:table-cell table:formula="of:=DEC2HEX([.J2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287" calcext:value-type="float">
            <text:p>287</text:p>
          </table:table-cell>
          <table:table-cell table:formula="of:=SUM([.A291] *64;[.B291] *32;[.C291] *16;[.D291] *8;[.E291] * 4;[.F291] * 2;[.G291] * 1)" office:value-type="float" office:value="0" calcext:value-type="float">
            <text:p>0</text:p>
          </table:table-cell>
          <table:table-cell table:formula="of:=DEC2HEX([.I291];4)" office:value-type="string" office:string-value="011F" calcext:value-type="string">
            <text:p>011F</text:p>
          </table:table-cell>
          <table:table-cell table:formula="of:=DEC2HEX([.J2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.10</text:p>
          </table:table-cell>
          <table:table-cell office:value-type="float" office:value="288" calcext:value-type="float">
            <text:p>288</text:p>
          </table:table-cell>
          <table:table-cell table:formula="of:=SUM([.A292] *64;[.B292] *32;[.C292] *16;[.D292] *8;[.E292] * 4;[.F292] * 2;[.G292] * 1)" office:value-type="float" office:value="2" calcext:value-type="float">
            <text:p>2</text:p>
          </table:table-cell>
          <table:table-cell table:formula="of:=DEC2HEX([.I292];4)" office:value-type="string" office:string-value="0120" calcext:value-type="string">
            <text:p>0120</text:p>
          </table:table-cell>
          <table:table-cell table:formula="of:=DEC2HEX([.J29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0</text:p>
          </table:table-cell>
          <table:table-cell office:value-type="float" office:value="289" calcext:value-type="float">
            <text:p>289</text:p>
          </table:table-cell>
          <table:table-cell table:formula="of:=SUM([.A293] *64;[.B293] *32;[.C293] *16;[.D293] *8;[.E293] * 4;[.F293] * 2;[.G293] * 1)" office:value-type="float" office:value="0" calcext:value-type="float">
            <text:p>0</text:p>
          </table:table-cell>
          <table:table-cell table:formula="of:=DEC2HEX([.I293];4)" office:value-type="string" office:string-value="0121" calcext:value-type="string">
            <text:p>0121</text:p>
          </table:table-cell>
          <table:table-cell table:formula="of:=DEC2HEX([.J2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0</text:p>
          </table:table-cell>
          <table:table-cell office:value-type="float" office:value="290" calcext:value-type="float">
            <text:p>290</text:p>
          </table:table-cell>
          <table:table-cell table:formula="of:=SUM([.A294] *64;[.B294] *32;[.C294] *16;[.D294] *8;[.E294] * 4;[.F294] * 2;[.G294] * 1)" office:value-type="float" office:value="0" calcext:value-type="float">
            <text:p>0</text:p>
          </table:table-cell>
          <table:table-cell table:formula="of:=DEC2HEX([.I294];4)" office:value-type="string" office:string-value="0122" calcext:value-type="string">
            <text:p>0122</text:p>
          </table:table-cell>
          <table:table-cell table:formula="of:=DEC2HEX([.J2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0</text:p>
          </table:table-cell>
          <table:table-cell office:value-type="float" office:value="291" calcext:value-type="float">
            <text:p>291</text:p>
          </table:table-cell>
          <table:table-cell table:formula="of:=SUM([.A295] *64;[.B295] *32;[.C295] *16;[.D295] *8;[.E295] * 4;[.F295] * 2;[.G295] * 1)" office:value-type="float" office:value="0" calcext:value-type="float">
            <text:p>0</text:p>
          </table:table-cell>
          <table:table-cell table:formula="of:=DEC2HEX([.I295];4)" office:value-type="string" office:string-value="0123" calcext:value-type="string">
            <text:p>0123</text:p>
          </table:table-cell>
          <table:table-cell table:formula="of:=DEC2HEX([.J2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0</text:p>
          </table:table-cell>
          <table:table-cell office:value-type="float" office:value="292" calcext:value-type="float">
            <text:p>292</text:p>
          </table:table-cell>
          <table:table-cell table:formula="of:=SUM([.A296] *64;[.B296] *32;[.C296] *16;[.D296] *8;[.E296] * 4;[.F296] * 2;[.G296] * 1)" office:value-type="float" office:value="0" calcext:value-type="float">
            <text:p>0</text:p>
          </table:table-cell>
          <table:table-cell table:formula="of:=DEC2HEX([.I296];4)" office:value-type="string" office:string-value="0124" calcext:value-type="string">
            <text:p>0124</text:p>
          </table:table-cell>
          <table:table-cell table:formula="of:=DEC2HEX([.J2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0</text:p>
          </table:table-cell>
          <table:table-cell office:value-type="float" office:value="293" calcext:value-type="float">
            <text:p>293</text:p>
          </table:table-cell>
          <table:table-cell table:formula="of:=SUM([.A297] *64;[.B297] *32;[.C297] *16;[.D297] *8;[.E297] * 4;[.F297] * 2;[.G297] * 1)" office:value-type="float" office:value="0" calcext:value-type="float">
            <text:p>0</text:p>
          </table:table-cell>
          <table:table-cell table:formula="of:=DEC2HEX([.I297];4)" office:value-type="string" office:string-value="0125" calcext:value-type="string">
            <text:p>0125</text:p>
          </table:table-cell>
          <table:table-cell table:formula="of:=DEC2HEX([.J2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office:value-type="float" office:value="294" calcext:value-type="float">
            <text:p>294</text:p>
          </table:table-cell>
          <table:table-cell table:formula="of:=SUM([.A298] *64;[.B298] *32;[.C298] *16;[.D298] *8;[.E298] * 4;[.F298] * 2;[.G298] * 1)" office:value-type="float" office:value="1" calcext:value-type="float">
            <text:p>1</text:p>
          </table:table-cell>
          <table:table-cell table:formula="of:=DEC2HEX([.I298];4)" office:value-type="string" office:string-value="0126" calcext:value-type="string">
            <text:p>0126</text:p>
          </table:table-cell>
          <table:table-cell table:formula="of:=DEC2HEX([.J29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8.10</text:p>
          </table:table-cell>
          <table:table-cell office:value-type="float" office:value="295" calcext:value-type="float">
            <text:p>295</text:p>
          </table:table-cell>
          <table:table-cell table:formula="of:=SUM([.A299] *64;[.B299] *32;[.C299] *16;[.D299] *8;[.E299] * 4;[.F299] * 2;[.G299] * 1)" office:value-type="float" office:value="8" calcext:value-type="float">
            <text:p>8</text:p>
          </table:table-cell>
          <table:table-cell table:formula="of:=DEC2HEX([.I299];4)" office:value-type="string" office:string-value="0127" calcext:value-type="string">
            <text:p>0127</text:p>
          </table:table-cell>
          <table:table-cell table:formula="of:=DEC2HEX([.J29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0</text:p>
          </table:table-cell>
          <table:table-cell office:value-type="float" office:value="296" calcext:value-type="float">
            <text:p>296</text:p>
          </table:table-cell>
          <table:table-cell table:formula="of:=SUM([.A300] *64;[.B300] *32;[.C300] *16;[.D300] *8;[.E300] * 4;[.F300] * 2;[.G300] * 1)" office:value-type="float" office:value="0" calcext:value-type="float">
            <text:p>0</text:p>
          </table:table-cell>
          <table:table-cell table:formula="of:=DEC2HEX([.I300];4)" office:value-type="string" office:string-value="0128" calcext:value-type="string">
            <text:p>0128</text:p>
          </table:table-cell>
          <table:table-cell table:formula="of:=DEC2HEX([.J3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0</text:p>
          </table:table-cell>
          <table:table-cell office:value-type="float" office:value="297" calcext:value-type="float">
            <text:p>297</text:p>
          </table:table-cell>
          <table:table-cell table:formula="of:=SUM([.A301] *64;[.B301] *32;[.C301] *16;[.D301] *8;[.E301] * 4;[.F301] * 2;[.G301] * 1)" office:value-type="float" office:value="0" calcext:value-type="float">
            <text:p>0</text:p>
          </table:table-cell>
          <table:table-cell table:formula="of:=DEC2HEX([.I301];4)" office:value-type="string" office:string-value="0129" calcext:value-type="string">
            <text:p>0129</text:p>
          </table:table-cell>
          <table:table-cell table:formula="of:=DEC2HEX([.J3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0</text:p>
          </table:table-cell>
          <table:table-cell office:value-type="float" office:value="298" calcext:value-type="float">
            <text:p>298</text:p>
          </table:table-cell>
          <table:table-cell table:formula="of:=SUM([.A302] *64;[.B302] *32;[.C302] *16;[.D302] *8;[.E302] * 4;[.F302] * 2;[.G302] * 1)" office:value-type="float" office:value="0" calcext:value-type="float">
            <text:p>0</text:p>
          </table:table-cell>
          <table:table-cell table:formula="of:=DEC2HEX([.I302];4)" office:value-type="string" office:string-value="012A" calcext:value-type="string">
            <text:p>012A</text:p>
          </table:table-cell>
          <table:table-cell table:formula="of:=DEC2HEX([.J3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0</text:p>
          </table:table-cell>
          <table:table-cell office:value-type="float" office:value="299" calcext:value-type="float">
            <text:p>299</text:p>
          </table:table-cell>
          <table:table-cell table:formula="of:=SUM([.A303] *64;[.B303] *32;[.C303] *16;[.D303] *8;[.E303] * 4;[.F303] * 2;[.G303] * 1)" office:value-type="float" office:value="0" calcext:value-type="float">
            <text:p>0</text:p>
          </table:table-cell>
          <table:table-cell table:formula="of:=DEC2HEX([.I303];4)" office:value-type="string" office:string-value="012B" calcext:value-type="string">
            <text:p>012B</text:p>
          </table:table-cell>
          <table:table-cell table:formula="of:=DEC2HEX([.J3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0</text:p>
          </table:table-cell>
          <table:table-cell office:value-type="float" office:value="300" calcext:value-type="float">
            <text:p>300</text:p>
          </table:table-cell>
          <table:table-cell table:formula="of:=SUM([.A304] *64;[.B304] *32;[.C304] *16;[.D304] *8;[.E304] * 4;[.F304] * 2;[.G304] * 1)" office:value-type="float" office:value="0" calcext:value-type="float">
            <text:p>0</text:p>
          </table:table-cell>
          <table:table-cell table:formula="of:=DEC2HEX([.I304];4)" office:value-type="string" office:string-value="012C" calcext:value-type="string">
            <text:p>012C</text:p>
          </table:table-cell>
          <table:table-cell table:formula="of:=DEC2HEX([.J3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0</text:p>
          </table:table-cell>
          <table:table-cell office:value-type="float" office:value="301" calcext:value-type="float">
            <text:p>301</text:p>
          </table:table-cell>
          <table:table-cell table:formula="of:=SUM([.A305] *64;[.B305] *32;[.C305] *16;[.D305] *8;[.E305] * 4;[.F305] * 2;[.G305] * 1)" office:value-type="float" office:value="0" calcext:value-type="float">
            <text:p>0</text:p>
          </table:table-cell>
          <table:table-cell table:formula="of:=DEC2HEX([.I305];4)" office:value-type="string" office:string-value="012D" calcext:value-type="string">
            <text:p>012D</text:p>
          </table:table-cell>
          <table:table-cell table:formula="of:=DEC2HEX([.J3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5.10</text:p>
          </table:table-cell>
          <table:table-cell office:value-type="float" office:value="302" calcext:value-type="float">
            <text:p>302</text:p>
          </table:table-cell>
          <table:table-cell table:formula="of:=SUM([.A306] *64;[.B306] *32;[.C306] *16;[.D306] *8;[.E306] * 4;[.F306] * 2;[.G306] * 1)" office:value-type="float" office:value="2" calcext:value-type="float">
            <text:p>2</text:p>
          </table:table-cell>
          <table:table-cell table:formula="of:=DEC2HEX([.I306];4)" office:value-type="string" office:string-value="012E" calcext:value-type="string">
            <text:p>012E</text:p>
          </table:table-cell>
          <table:table-cell table:formula="of:=DEC2HEX([.J30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0</text:p>
          </table:table-cell>
          <table:table-cell office:value-type="float" office:value="303" calcext:value-type="float">
            <text:p>303</text:p>
          </table:table-cell>
          <table:table-cell table:formula="of:=SUM([.A307] *64;[.B307] *32;[.C307] *16;[.D307] *8;[.E307] * 4;[.F307] * 2;[.G307] * 1)" office:value-type="float" office:value="0" calcext:value-type="float">
            <text:p>0</text:p>
          </table:table-cell>
          <table:table-cell table:formula="of:=DEC2HEX([.I307];4)" office:value-type="string" office:string-value="012F" calcext:value-type="string">
            <text:p>012F</text:p>
          </table:table-cell>
          <table:table-cell table:formula="of:=DEC2HEX([.J3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0</text:p>
          </table:table-cell>
          <table:table-cell office:value-type="float" office:value="304" calcext:value-type="float">
            <text:p>304</text:p>
          </table:table-cell>
          <table:table-cell table:formula="of:=SUM([.A308] *64;[.B308] *32;[.C308] *16;[.D308] *8;[.E308] * 4;[.F308] * 2;[.G308] * 1)" office:value-type="float" office:value="0" calcext:value-type="float">
            <text:p>0</text:p>
          </table:table-cell>
          <table:table-cell table:formula="of:=DEC2HEX([.I308];4)" office:value-type="string" office:string-value="0130" calcext:value-type="string">
            <text:p>0130</text:p>
          </table:table-cell>
          <table:table-cell table:formula="of:=DEC2HEX([.J3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0</text:p>
          </table:table-cell>
          <table:table-cell office:value-type="float" office:value="305" calcext:value-type="float">
            <text:p>305</text:p>
          </table:table-cell>
          <table:table-cell table:formula="of:=SUM([.A309] *64;[.B309] *32;[.C309] *16;[.D309] *8;[.E309] * 4;[.F309] * 2;[.G309] * 1)" office:value-type="float" office:value="0" calcext:value-type="float">
            <text:p>0</text:p>
          </table:table-cell>
          <table:table-cell table:formula="of:=DEC2HEX([.I309];4)" office:value-type="string" office:string-value="0131" calcext:value-type="string">
            <text:p>0131</text:p>
          </table:table-cell>
          <table:table-cell table:formula="of:=DEC2HEX([.J3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0</text:p>
          </table:table-cell>
          <table:table-cell office:value-type="float" office:value="306" calcext:value-type="float">
            <text:p>306</text:p>
          </table:table-cell>
          <table:table-cell table:formula="of:=SUM([.A310] *64;[.B310] *32;[.C310] *16;[.D310] *8;[.E310] * 4;[.F310] * 2;[.G310] * 1)" office:value-type="float" office:value="0" calcext:value-type="float">
            <text:p>0</text:p>
          </table:table-cell>
          <table:table-cell table:formula="of:=DEC2HEX([.I310];4)" office:value-type="string" office:string-value="0132" calcext:value-type="string">
            <text:p>0132</text:p>
          </table:table-cell>
          <table:table-cell table:formula="of:=DEC2HEX([.J3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0</text:p>
          </table:table-cell>
          <table:table-cell office:value-type="float" office:value="307" calcext:value-type="float">
            <text:p>307</text:p>
          </table:table-cell>
          <table:table-cell table:formula="of:=SUM([.A311] *64;[.B311] *32;[.C311] *16;[.D311] *8;[.E311] * 4;[.F311] * 2;[.G311] * 1)" office:value-type="float" office:value="0" calcext:value-type="float">
            <text:p>0</text:p>
          </table:table-cell>
          <table:table-cell table:formula="of:=DEC2HEX([.I311];4)" office:value-type="string" office:string-value="0133" calcext:value-type="string">
            <text:p>0133</text:p>
          </table:table-cell>
          <table:table-cell table:formula="of:=DEC2HEX([.J3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1.10</text:p>
          </table:table-cell>
          <table:table-cell office:value-type="float" office:value="308" calcext:value-type="float">
            <text:p>308</text:p>
          </table:table-cell>
          <table:table-cell table:formula="of:=SUM([.A312] *64;[.B312] *32;[.C312] *16;[.D312] *8;[.E312] * 4;[.F312] * 2;[.G312] * 1)" office:value-type="float" office:value="1" calcext:value-type="float">
            <text:p>1</text:p>
          </table:table-cell>
          <table:table-cell table:formula="of:=DEC2HEX([.I312];4)" office:value-type="string" office:string-value="0134" calcext:value-type="string">
            <text:p>0134</text:p>
          </table:table-cell>
          <table:table-cell table:formula="of:=DEC2HEX([.J31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22.10</text:p>
          </table:table-cell>
          <table:table-cell office:value-type="float" office:value="309" calcext:value-type="float">
            <text:p>309</text:p>
          </table:table-cell>
          <table:table-cell table:formula="of:=SUM([.A313] *64;[.B313] *32;[.C313] *16;[.D313] *8;[.E313] * 4;[.F313] * 2;[.G313] * 1)" office:value-type="float" office:value="8" calcext:value-type="float">
            <text:p>8</text:p>
          </table:table-cell>
          <table:table-cell table:formula="of:=DEC2HEX([.I313];4)" office:value-type="string" office:string-value="0135" calcext:value-type="string">
            <text:p>0135</text:p>
          </table:table-cell>
          <table:table-cell table:formula="of:=DEC2HEX([.J31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3.10</text:p>
          </table:table-cell>
          <table:table-cell office:value-type="float" office:value="310" calcext:value-type="float">
            <text:p>310</text:p>
          </table:table-cell>
          <table:table-cell table:formula="of:=SUM([.A314] *64;[.B314] *32;[.C314] *16;[.D314] *8;[.E314] * 4;[.F314] * 2;[.G314] * 1)" office:value-type="float" office:value="4" calcext:value-type="float">
            <text:p>4</text:p>
          </table:table-cell>
          <table:table-cell table:formula="of:=DEC2HEX([.I314];4)" office:value-type="string" office:string-value="0136" calcext:value-type="string">
            <text:p>0136</text:p>
          </table:table-cell>
          <table:table-cell table:formula="of:=DEC2HEX([.J31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0</text:p>
          </table:table-cell>
          <table:table-cell office:value-type="float" office:value="311" calcext:value-type="float">
            <text:p>311</text:p>
          </table:table-cell>
          <table:table-cell table:formula="of:=SUM([.A315] *64;[.B315] *32;[.C315] *16;[.D315] *8;[.E315] * 4;[.F315] * 2;[.G315] * 1)" office:value-type="float" office:value="0" calcext:value-type="float">
            <text:p>0</text:p>
          </table:table-cell>
          <table:table-cell table:formula="of:=DEC2HEX([.I315];4)" office:value-type="string" office:string-value="0137" calcext:value-type="string">
            <text:p>0137</text:p>
          </table:table-cell>
          <table:table-cell table:formula="of:=DEC2HEX([.J3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0</text:p>
          </table:table-cell>
          <table:table-cell office:value-type="float" office:value="312" calcext:value-type="float">
            <text:p>312</text:p>
          </table:table-cell>
          <table:table-cell table:formula="of:=SUM([.A316] *64;[.B316] *32;[.C316] *16;[.D316] *8;[.E316] * 4;[.F316] * 2;[.G316] * 1)" office:value-type="float" office:value="0" calcext:value-type="float">
            <text:p>0</text:p>
          </table:table-cell>
          <table:table-cell table:formula="of:=DEC2HEX([.I316];4)" office:value-type="string" office:string-value="0138" calcext:value-type="string">
            <text:p>0138</text:p>
          </table:table-cell>
          <table:table-cell table:formula="of:=DEC2HEX([.J3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6.10</text:p>
          </table:table-cell>
          <table:table-cell office:value-type="float" office:value="313" calcext:value-type="float">
            <text:p>313</text:p>
          </table:table-cell>
          <table:table-cell table:formula="of:=SUM([.A317] *64;[.B317] *32;[.C317] *16;[.D317] *8;[.E317] * 4;[.F317] * 2;[.G317] * 1)" office:value-type="float" office:value="0" calcext:value-type="float">
            <text:p>0</text:p>
          </table:table-cell>
          <table:table-cell table:formula="of:=DEC2HEX([.I317];4)" office:value-type="string" office:string-value="0139" calcext:value-type="string">
            <text:p>0139</text:p>
          </table:table-cell>
          <table:table-cell table:formula="of:=DEC2HEX([.J3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0</text:p>
          </table:table-cell>
          <table:table-cell office:value-type="float" office:value="314" calcext:value-type="float">
            <text:p>314</text:p>
          </table:table-cell>
          <table:table-cell table:formula="of:=SUM([.A318] *64;[.B318] *32;[.C318] *16;[.D318] *8;[.E318] * 4;[.F318] * 2;[.G318] * 1)" office:value-type="float" office:value="0" calcext:value-type="float">
            <text:p>0</text:p>
          </table:table-cell>
          <table:table-cell table:formula="of:=DEC2HEX([.I318];4)" office:value-type="string" office:string-value="013A" calcext:value-type="string">
            <text:p>013A</text:p>
          </table:table-cell>
          <table:table-cell table:formula="of:=DEC2HEX([.J3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0</text:p>
          </table:table-cell>
          <table:table-cell office:value-type="float" office:value="315" calcext:value-type="float">
            <text:p>315</text:p>
          </table:table-cell>
          <table:table-cell table:formula="of:=SUM([.A319] *64;[.B319] *32;[.C319] *16;[.D319] *8;[.E319] * 4;[.F319] * 2;[.G319] * 1)" office:value-type="float" office:value="0" calcext:value-type="float">
            <text:p>0</text:p>
          </table:table-cell>
          <table:table-cell table:formula="of:=DEC2HEX([.I319];4)" office:value-type="string" office:string-value="013B" calcext:value-type="string">
            <text:p>013B</text:p>
          </table:table-cell>
          <table:table-cell table:formula="of:=DEC2HEX([.J3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9.10</text:p>
          </table:table-cell>
          <table:table-cell office:value-type="float" office:value="316" calcext:value-type="float">
            <text:p>316</text:p>
          </table:table-cell>
          <table:table-cell table:formula="of:=SUM([.A320] *64;[.B320] *32;[.C320] *16;[.D320] *8;[.E320] * 4;[.F320] * 2;[.G320] * 1)" office:value-type="float" office:value="2" calcext:value-type="float">
            <text:p>2</text:p>
          </table:table-cell>
          <table:table-cell table:formula="of:=DEC2HEX([.I320];4)" office:value-type="string" office:string-value="013C" calcext:value-type="string">
            <text:p>013C</text:p>
          </table:table-cell>
          <table:table-cell table:formula="of:=DEC2HEX([.J32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0</text:p>
          </table:table-cell>
          <table:table-cell office:value-type="float" office:value="317" calcext:value-type="float">
            <text:p>317</text:p>
          </table:table-cell>
          <table:table-cell table:formula="of:=SUM([.A321] *64;[.B321] *32;[.C321] *16;[.D321] *8;[.E321] * 4;[.F321] * 2;[.G321] * 1)" office:value-type="float" office:value="0" calcext:value-type="float">
            <text:p>0</text:p>
          </table:table-cell>
          <table:table-cell table:formula="of:=DEC2HEX([.I321];4)" office:value-type="string" office:string-value="013D" calcext:value-type="string">
            <text:p>013D</text:p>
          </table:table-cell>
          <table:table-cell table:formula="of:=DEC2HEX([.J3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0</text:p>
          </table:table-cell>
          <table:table-cell office:value-type="float" office:value="318" calcext:value-type="float">
            <text:p>318</text:p>
          </table:table-cell>
          <table:table-cell table:formula="of:=SUM([.A322] *64;[.B322] *32;[.C322] *16;[.D322] *8;[.E322] * 4;[.F322] * 2;[.G322] * 1)" office:value-type="float" office:value="0" calcext:value-type="float">
            <text:p>0</text:p>
          </table:table-cell>
          <table:table-cell table:formula="of:=DEC2HEX([.I322];4)" office:value-type="string" office:string-value="013E" calcext:value-type="string">
            <text:p>013E</text:p>
          </table:table-cell>
          <table:table-cell table:formula="of:=DEC2HEX([.J3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19" calcext:value-type="float">
            <text:p>319</text:p>
          </table:table-cell>
          <table:table-cell table:formula="of:=SUM([.A323] *64;[.B323] *32;[.C323] *16;[.D323] *8;[.E323] * 4;[.F323] * 2;[.G323] * 1)" office:value-type="float" office:value="0" calcext:value-type="float">
            <text:p>0</text:p>
          </table:table-cell>
          <table:table-cell table:formula="of:=DEC2HEX([.I323];4)" office:value-type="string" office:string-value="013F" calcext:value-type="string">
            <text:p>013F</text:p>
          </table:table-cell>
          <table:table-cell table:formula="of:=DEC2HEX([.J3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11</text:p>
          </table:table-cell>
          <table:table-cell office:value-type="float" office:value="320" calcext:value-type="float">
            <text:p>320</text:p>
          </table:table-cell>
          <table:table-cell table:formula="of:=SUM([.A324] *64;[.B324] *32;[.C324] *16;[.D324] *8;[.E324] * 4;[.F324] * 2;[.G324] * 1)" office:value-type="float" office:value="0" calcext:value-type="float">
            <text:p>0</text:p>
          </table:table-cell>
          <table:table-cell table:formula="of:=DEC2HEX([.I324];4)" office:value-type="string" office:string-value="0140" calcext:value-type="string">
            <text:p>0140</text:p>
          </table:table-cell>
          <table:table-cell table:formula="of:=DEC2HEX([.J3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.11</text:p>
          </table:table-cell>
          <table:table-cell office:value-type="float" office:value="321" calcext:value-type="float">
            <text:p>321</text:p>
          </table:table-cell>
          <table:table-cell table:formula="of:=SUM([.A325] *64;[.B325] *32;[.C325] *16;[.D325] *8;[.E325] * 4;[.F325] * 2;[.G325] * 1)" office:value-type="float" office:value="0" calcext:value-type="float">
            <text:p>0</text:p>
          </table:table-cell>
          <table:table-cell table:formula="of:=DEC2HEX([.I325];4)" office:value-type="string" office:string-value="0141" calcext:value-type="string">
            <text:p>0141</text:p>
          </table:table-cell>
          <table:table-cell table:formula="of:=DEC2HEX([.J3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.11</text:p>
          </table:table-cell>
          <table:table-cell office:value-type="float" office:value="322" calcext:value-type="float">
            <text:p>322</text:p>
          </table:table-cell>
          <table:table-cell table:formula="of:=SUM([.A326] *64;[.B326] *32;[.C326] *16;[.D326] *8;[.E326] * 4;[.F326] * 2;[.G326] * 1)" office:value-type="float" office:value="0" calcext:value-type="float">
            <text:p>0</text:p>
          </table:table-cell>
          <table:table-cell table:formula="of:=DEC2HEX([.I326];4)" office:value-type="string" office:string-value="0142" calcext:value-type="string">
            <text:p>0142</text:p>
          </table:table-cell>
          <table:table-cell table:formula="of:=DEC2HEX([.J3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4.11</text:p>
          </table:table-cell>
          <table:table-cell office:value-type="float" office:value="323" calcext:value-type="float">
            <text:p>323</text:p>
          </table:table-cell>
          <table:table-cell table:formula="of:=SUM([.A327] *64;[.B327] *32;[.C327] *16;[.D327] *8;[.E327] * 4;[.F327] * 2;[.G327] * 1)" office:value-type="float" office:value="1" calcext:value-type="float">
            <text:p>1</text:p>
          </table:table-cell>
          <table:table-cell table:formula="of:=DEC2HEX([.I327];4)" office:value-type="string" office:string-value="0143" calcext:value-type="string">
            <text:p>0143</text:p>
          </table:table-cell>
          <table:table-cell table:formula="of:=DEC2HEX([.J32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5.11</text:p>
          </table:table-cell>
          <table:table-cell office:value-type="float" office:value="324" calcext:value-type="float">
            <text:p>324</text:p>
          </table:table-cell>
          <table:table-cell table:formula="of:=SUM([.A328] *64;[.B328] *32;[.C328] *16;[.D328] *8;[.E328] * 4;[.F328] * 2;[.G328] * 1)" office:value-type="float" office:value="8" calcext:value-type="float">
            <text:p>8</text:p>
          </table:table-cell>
          <table:table-cell table:formula="of:=DEC2HEX([.I328];4)" office:value-type="string" office:string-value="0144" calcext:value-type="string">
            <text:p>0144</text:p>
          </table:table-cell>
          <table:table-cell table:formula="of:=DEC2HEX([.J32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1</text:p>
          </table:table-cell>
          <table:table-cell office:value-type="float" office:value="325" calcext:value-type="float">
            <text:p>325</text:p>
          </table:table-cell>
          <table:table-cell table:formula="of:=SUM([.A329] *64;[.B329] *32;[.C329] *16;[.D329] *8;[.E329] * 4;[.F329] * 2;[.G329] * 1)" office:value-type="float" office:value="0" calcext:value-type="float">
            <text:p>0</text:p>
          </table:table-cell>
          <table:table-cell table:formula="of:=DEC2HEX([.I329];4)" office:value-type="string" office:string-value="0145" calcext:value-type="string">
            <text:p>0145</text:p>
          </table:table-cell>
          <table:table-cell table:formula="of:=DEC2HEX([.J3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1</text:p>
          </table:table-cell>
          <table:table-cell office:value-type="float" office:value="326" calcext:value-type="float">
            <text:p>326</text:p>
          </table:table-cell>
          <table:table-cell table:formula="of:=SUM([.A330] *64;[.B330] *32;[.C330] *16;[.D330] *8;[.E330] * 4;[.F330] * 2;[.G330] * 1)" office:value-type="float" office:value="0" calcext:value-type="float">
            <text:p>0</text:p>
          </table:table-cell>
          <table:table-cell table:formula="of:=DEC2HEX([.I330];4)" office:value-type="string" office:string-value="0146" calcext:value-type="string">
            <text:p>0146</text:p>
          </table:table-cell>
          <table:table-cell table:formula="of:=DEC2HEX([.J3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1</text:p>
          </table:table-cell>
          <table:table-cell office:value-type="float" office:value="327" calcext:value-type="float">
            <text:p>327</text:p>
          </table:table-cell>
          <table:table-cell table:formula="of:=SUM([.A331] *64;[.B331] *32;[.C331] *16;[.D331] *8;[.E331] * 4;[.F331] * 2;[.G331] * 1)" office:value-type="float" office:value="0" calcext:value-type="float">
            <text:p>0</text:p>
          </table:table-cell>
          <table:table-cell table:formula="of:=DEC2HEX([.I331];4)" office:value-type="string" office:string-value="0147" calcext:value-type="string">
            <text:p>0147</text:p>
          </table:table-cell>
          <table:table-cell table:formula="of:=DEC2HEX([.J3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1</text:p>
          </table:table-cell>
          <table:table-cell office:value-type="float" office:value="328" calcext:value-type="float">
            <text:p>328</text:p>
          </table:table-cell>
          <table:table-cell table:formula="of:=SUM([.A332] *64;[.B332] *32;[.C332] *16;[.D332] *8;[.E332] * 4;[.F332] * 2;[.G332] * 1)" office:value-type="float" office:value="0" calcext:value-type="float">
            <text:p>0</text:p>
          </table:table-cell>
          <table:table-cell table:formula="of:=DEC2HEX([.I332];4)" office:value-type="string" office:string-value="0148" calcext:value-type="string">
            <text:p>0148</text:p>
          </table:table-cell>
          <table:table-cell table:formula="of:=DEC2HEX([.J3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0.11</text:p>
          </table:table-cell>
          <table:table-cell office:value-type="float" office:value="329" calcext:value-type="float">
            <text:p>329</text:p>
          </table:table-cell>
          <table:table-cell table:formula="of:=SUM([.A333] *64;[.B333] *32;[.C333] *16;[.D333] *8;[.E333] * 4;[.F333] * 2;[.G333] * 1)" office:value-type="float" office:value="0" calcext:value-type="float">
            <text:p>0</text:p>
          </table:table-cell>
          <table:table-cell table:formula="of:=DEC2HEX([.I333];4)" office:value-type="string" office:string-value="0149" calcext:value-type="string">
            <text:p>0149</text:p>
          </table:table-cell>
          <table:table-cell table:formula="of:=DEC2HEX([.J3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1</text:p>
          </table:table-cell>
          <table:table-cell office:value-type="float" office:value="330" calcext:value-type="float">
            <text:p>330</text:p>
          </table:table-cell>
          <table:table-cell table:formula="of:=SUM([.A334] *64;[.B334] *32;[.C334] *16;[.D334] *8;[.E334] * 4;[.F334] * 2;[.G334] * 1)" office:value-type="float" office:value="0" calcext:value-type="float">
            <text:p>0</text:p>
          </table:table-cell>
          <table:table-cell table:formula="of:=DEC2HEX([.I334];4)" office:value-type="string" office:string-value="014A" calcext:value-type="string">
            <text:p>014A</text:p>
          </table:table-cell>
          <table:table-cell table:formula="of:=DEC2HEX([.J3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2.11</text:p>
          </table:table-cell>
          <table:table-cell office:value-type="float" office:value="331" calcext:value-type="float">
            <text:p>331</text:p>
          </table:table-cell>
          <table:table-cell table:formula="of:=SUM([.A335] *64;[.B335] *32;[.C335] *16;[.D335] *8;[.E335] * 4;[.F335] * 2;[.G335] * 1)" office:value-type="float" office:value="2" calcext:value-type="float">
            <text:p>2</text:p>
          </table:table-cell>
          <table:table-cell table:formula="of:=DEC2HEX([.I335];4)" office:value-type="string" office:string-value="014B" calcext:value-type="string">
            <text:p>014B</text:p>
          </table:table-cell>
          <table:table-cell table:formula="of:=DEC2HEX([.J33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1</text:p>
          </table:table-cell>
          <table:table-cell office:value-type="float" office:value="332" calcext:value-type="float">
            <text:p>332</text:p>
          </table:table-cell>
          <table:table-cell table:formula="of:=SUM([.A336] *64;[.B336] *32;[.C336] *16;[.D336] *8;[.E336] * 4;[.F336] * 2;[.G336] * 1)" office:value-type="float" office:value="0" calcext:value-type="float">
            <text:p>0</text:p>
          </table:table-cell>
          <table:table-cell table:formula="of:=DEC2HEX([.I336];4)" office:value-type="string" office:string-value="014C" calcext:value-type="string">
            <text:p>014C</text:p>
          </table:table-cell>
          <table:table-cell table:formula="of:=DEC2HEX([.J3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1</text:p>
          </table:table-cell>
          <table:table-cell office:value-type="float" office:value="333" calcext:value-type="float">
            <text:p>333</text:p>
          </table:table-cell>
          <table:table-cell table:formula="of:=SUM([.A337] *64;[.B337] *32;[.C337] *16;[.D337] *8;[.E337] * 4;[.F337] * 2;[.G337] * 1)" office:value-type="float" office:value="0" calcext:value-type="float">
            <text:p>0</text:p>
          </table:table-cell>
          <table:table-cell table:formula="of:=DEC2HEX([.I337];4)" office:value-type="string" office:string-value="014D" calcext:value-type="string">
            <text:p>014D</text:p>
          </table:table-cell>
          <table:table-cell table:formula="of:=DEC2HEX([.J3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1</text:p>
          </table:table-cell>
          <table:table-cell office:value-type="float" office:value="334" calcext:value-type="float">
            <text:p>334</text:p>
          </table:table-cell>
          <table:table-cell table:formula="of:=SUM([.A338] *64;[.B338] *32;[.C338] *16;[.D338] *8;[.E338] * 4;[.F338] * 2;[.G338] * 1)" office:value-type="float" office:value="0" calcext:value-type="float">
            <text:p>0</text:p>
          </table:table-cell>
          <table:table-cell table:formula="of:=DEC2HEX([.I338];4)" office:value-type="string" office:string-value="014E" calcext:value-type="string">
            <text:p>014E</text:p>
          </table:table-cell>
          <table:table-cell table:formula="of:=DEC2HEX([.J3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6.11</text:p>
          </table:table-cell>
          <table:table-cell office:value-type="float" office:value="335" calcext:value-type="float">
            <text:p>335</text:p>
          </table:table-cell>
          <table:table-cell table:formula="of:=SUM([.A339] *64;[.B339] *32;[.C339] *16;[.D339] *8;[.E339] * 4;[.F339] * 2;[.G339] * 1)" office:value-type="float" office:value="0" calcext:value-type="float">
            <text:p>0</text:p>
          </table:table-cell>
          <table:table-cell table:formula="of:=DEC2HEX([.I339];4)" office:value-type="string" office:string-value="014F" calcext:value-type="string">
            <text:p>014F</text:p>
          </table:table-cell>
          <table:table-cell table:formula="of:=DEC2HEX([.J3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7.11</text:p>
          </table:table-cell>
          <table:table-cell office:value-type="float" office:value="336" calcext:value-type="float">
            <text:p>336</text:p>
          </table:table-cell>
          <table:table-cell table:formula="of:=SUM([.A340] *64;[.B340] *32;[.C340] *16;[.D340] *8;[.E340] * 4;[.F340] * 2;[.G340] * 1)" office:value-type="float" office:value="0" calcext:value-type="float">
            <text:p>0</text:p>
          </table:table-cell>
          <table:table-cell table:formula="of:=DEC2HEX([.I340];4)" office:value-type="string" office:string-value="0150" calcext:value-type="string">
            <text:p>0150</text:p>
          </table:table-cell>
          <table:table-cell table:formula="of:=DEC2HEX([.J3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18.11</text:p>
          </table:table-cell>
          <table:table-cell office:value-type="float" office:value="337" calcext:value-type="float">
            <text:p>337</text:p>
          </table:table-cell>
          <table:table-cell table:formula="of:=SUM([.A341] *64;[.B341] *32;[.C341] *16;[.D341] *8;[.E341] * 4;[.F341] * 2;[.G341] * 1)" office:value-type="float" office:value="1" calcext:value-type="float">
            <text:p>1</text:p>
          </table:table-cell>
          <table:table-cell table:formula="of:=DEC2HEX([.I341];4)" office:value-type="string" office:string-value="0151" calcext:value-type="string">
            <text:p>0151</text:p>
          </table:table-cell>
          <table:table-cell table:formula="of:=DEC2HEX([.J34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9.11</text:p>
          </table:table-cell>
          <table:table-cell office:value-type="float" office:value="338" calcext:value-type="float">
            <text:p>338</text:p>
          </table:table-cell>
          <table:table-cell table:formula="of:=SUM([.A342] *64;[.B342] *32;[.C342] *16;[.D342] *8;[.E342] * 4;[.F342] * 2;[.G342] * 1)" office:value-type="float" office:value="8" calcext:value-type="float">
            <text:p>8</text:p>
          </table:table-cell>
          <table:table-cell table:formula="of:=DEC2HEX([.I342];4)" office:value-type="string" office:string-value="0152" calcext:value-type="string">
            <text:p>0152</text:p>
          </table:table-cell>
          <table:table-cell table:formula="of:=DEC2HEX([.J34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1</text:p>
          </table:table-cell>
          <table:table-cell office:value-type="float" office:value="339" calcext:value-type="float">
            <text:p>339</text:p>
          </table:table-cell>
          <table:table-cell table:formula="of:=SUM([.A343] *64;[.B343] *32;[.C343] *16;[.D343] *8;[.E343] * 4;[.F343] * 2;[.G343] * 1)" office:value-type="float" office:value="0" calcext:value-type="float">
            <text:p>0</text:p>
          </table:table-cell>
          <table:table-cell table:formula="of:=DEC2HEX([.I343];4)" office:value-type="string" office:string-value="0153" calcext:value-type="string">
            <text:p>0153</text:p>
          </table:table-cell>
          <table:table-cell table:formula="of:=DEC2HEX([.J3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1</text:p>
          </table:table-cell>
          <table:table-cell office:value-type="float" office:value="340" calcext:value-type="float">
            <text:p>340</text:p>
          </table:table-cell>
          <table:table-cell table:formula="of:=SUM([.A344] *64;[.B344] *32;[.C344] *16;[.D344] *8;[.E344] * 4;[.F344] * 2;[.G344] * 1)" office:value-type="float" office:value="0" calcext:value-type="float">
            <text:p>0</text:p>
          </table:table-cell>
          <table:table-cell table:formula="of:=DEC2HEX([.I344];4)" office:value-type="string" office:string-value="0154" calcext:value-type="string">
            <text:p>0154</text:p>
          </table:table-cell>
          <table:table-cell table:formula="of:=DEC2HEX([.J3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1</text:p>
          </table:table-cell>
          <table:table-cell office:value-type="float" office:value="341" calcext:value-type="float">
            <text:p>341</text:p>
          </table:table-cell>
          <table:table-cell table:formula="of:=SUM([.A345] *64;[.B345] *32;[.C345] *16;[.D345] *8;[.E345] * 4;[.F345] * 2;[.G345] * 1)" office:value-type="float" office:value="0" calcext:value-type="float">
            <text:p>0</text:p>
          </table:table-cell>
          <table:table-cell table:formula="of:=DEC2HEX([.I345];4)" office:value-type="string" office:string-value="0155" calcext:value-type="string">
            <text:p>0155</text:p>
          </table:table-cell>
          <table:table-cell table:formula="of:=DEC2HEX([.J3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1</text:p>
          </table:table-cell>
          <table:table-cell office:value-type="float" office:value="342" calcext:value-type="float">
            <text:p>342</text:p>
          </table:table-cell>
          <table:table-cell table:formula="of:=SUM([.A346] *64;[.B346] *32;[.C346] *16;[.D346] *8;[.E346] * 4;[.F346] * 2;[.G346] * 1)" office:value-type="float" office:value="0" calcext:value-type="float">
            <text:p>0</text:p>
          </table:table-cell>
          <table:table-cell table:formula="of:=DEC2HEX([.I346];4)" office:value-type="string" office:string-value="0156" calcext:value-type="string">
            <text:p>0156</text:p>
          </table:table-cell>
          <table:table-cell table:formula="of:=DEC2HEX([.J3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1</text:p>
          </table:table-cell>
          <table:table-cell office:value-type="float" office:value="343" calcext:value-type="float">
            <text:p>343</text:p>
          </table:table-cell>
          <table:table-cell table:formula="of:=SUM([.A347] *64;[.B347] *32;[.C347] *16;[.D347] *8;[.E347] * 4;[.F347] * 2;[.G347] * 1)" office:value-type="float" office:value="0" calcext:value-type="float">
            <text:p>0</text:p>
          </table:table-cell>
          <table:table-cell table:formula="of:=DEC2HEX([.I347];4)" office:value-type="string" office:string-value="0157" calcext:value-type="string">
            <text:p>0157</text:p>
          </table:table-cell>
          <table:table-cell table:formula="of:=DEC2HEX([.J3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8" table:content-validation-name="val1"/>
          <table:table-cell office:value-type="string" calcext:value-type="string">
            <text:p>25.11</text:p>
          </table:table-cell>
          <table:table-cell office:value-type="float" office:value="344" calcext:value-type="float">
            <text:p>344</text:p>
          </table:table-cell>
          <table:table-cell table:formula="of:=SUM([.A348] *64;[.B348] *32;[.C348] *16;[.D348] *8;[.E348] * 4;[.F348] * 2;[.G348] * 1)" office:value-type="float" office:value="4" calcext:value-type="float">
            <text:p>4</text:p>
          </table:table-cell>
          <table:table-cell table:formula="of:=DEC2HEX([.I348];4)" office:value-type="string" office:string-value="0158" calcext:value-type="string">
            <text:p>0158</text:p>
          </table:table-cell>
          <table:table-cell table:formula="of:=DEC2HEX([.J34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6.11</text:p>
          </table:table-cell>
          <table:table-cell office:value-type="float" office:value="345" calcext:value-type="float">
            <text:p>345</text:p>
          </table:table-cell>
          <table:table-cell table:formula="of:=SUM([.A349] *64;[.B349] *32;[.C349] *16;[.D349] *8;[.E349] * 4;[.F349] * 2;[.G349] * 1)" office:value-type="float" office:value="2" calcext:value-type="float">
            <text:p>2</text:p>
          </table:table-cell>
          <table:table-cell table:formula="of:=DEC2HEX([.I349];4)" office:value-type="string" office:string-value="0159" calcext:value-type="string">
            <text:p>0159</text:p>
          </table:table-cell>
          <table:table-cell table:formula="of:=DEC2HEX([.J34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1</text:p>
          </table:table-cell>
          <table:table-cell office:value-type="float" office:value="346" calcext:value-type="float">
            <text:p>346</text:p>
          </table:table-cell>
          <table:table-cell table:formula="of:=SUM([.A350] *64;[.B350] *32;[.C350] *16;[.D350] *8;[.E350] * 4;[.F350] * 2;[.G350] * 1)" office:value-type="float" office:value="0" calcext:value-type="float">
            <text:p>0</text:p>
          </table:table-cell>
          <table:table-cell table:formula="of:=DEC2HEX([.I350];4)" office:value-type="string" office:string-value="015A" calcext:value-type="string">
            <text:p>015A</text:p>
          </table:table-cell>
          <table:table-cell table:formula="of:=DEC2HEX([.J3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1</text:p>
          </table:table-cell>
          <table:table-cell office:value-type="float" office:value="347" calcext:value-type="float">
            <text:p>347</text:p>
          </table:table-cell>
          <table:table-cell table:formula="of:=SUM([.A351] *64;[.B351] *32;[.C351] *16;[.D351] *8;[.E351] * 4;[.F351] * 2;[.G351] * 1)" office:value-type="float" office:value="0" calcext:value-type="float">
            <text:p>0</text:p>
          </table:table-cell>
          <table:table-cell table:formula="of:=DEC2HEX([.I351];4)" office:value-type="string" office:string-value="015B" calcext:value-type="string">
            <text:p>015B</text:p>
          </table:table-cell>
          <table:table-cell table:formula="of:=DEC2HEX([.J3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1</text:p>
          </table:table-cell>
          <table:table-cell office:value-type="float" office:value="348" calcext:value-type="float">
            <text:p>348</text:p>
          </table:table-cell>
          <table:table-cell table:formula="of:=SUM([.A352] *64;[.B352] *32;[.C352] *16;[.D352] *8;[.E352] * 4;[.F352] * 2;[.G352] * 1)" office:value-type="float" office:value="0" calcext:value-type="float">
            <text:p>0</text:p>
          </table:table-cell>
          <table:table-cell table:formula="of:=DEC2HEX([.I352];4)" office:value-type="string" office:string-value="015C" calcext:value-type="string">
            <text:p>015C</text:p>
          </table:table-cell>
          <table:table-cell table:formula="of:=DEC2HEX([.J3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1</text:p>
          </table:table-cell>
          <table:table-cell office:value-type="float" office:value="349" calcext:value-type="float">
            <text:p>349</text:p>
          </table:table-cell>
          <table:table-cell table:formula="of:=SUM([.A353] *64;[.B353] *32;[.C353] *16;[.D353] *8;[.E353] * 4;[.F353] * 2;[.G353] * 1)" office:value-type="float" office:value="0" calcext:value-type="float">
            <text:p>0</text:p>
          </table:table-cell>
          <table:table-cell table:formula="of:=DEC2HEX([.I353];4)" office:value-type="string" office:string-value="015D" calcext:value-type="string">
            <text:p>015D</text:p>
          </table:table-cell>
          <table:table-cell table:formula="of:=DEC2HEX([.J3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50" calcext:value-type="float">
            <text:p>350</text:p>
          </table:table-cell>
          <table:table-cell table:formula="of:=SUM([.A354] *64;[.B354] *32;[.C354] *16;[.D354] *8;[.E354] * 4;[.F354] * 2;[.G354] * 1)" office:value-type="float" office:value="0" calcext:value-type="float">
            <text:p>0</text:p>
          </table:table-cell>
          <table:table-cell table:formula="of:=DEC2HEX([.I354];4)" office:value-type="string" office:string-value="015E" calcext:value-type="string">
            <text:p>015E</text:p>
          </table:table-cell>
          <table:table-cell table:formula="of:=DEC2HEX([.J3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51" calcext:value-type="float">
            <text:p>351</text:p>
          </table:table-cell>
          <table:table-cell table:formula="of:=SUM([.A355] *64;[.B355] *32;[.C355] *16;[.D355] *8;[.E355] * 4;[.F355] * 2;[.G355] * 1)" office:value-type="float" office:value="0" calcext:value-type="float">
            <text:p>0</text:p>
          </table:table-cell>
          <table:table-cell table:formula="of:=DEC2HEX([.I355];4)" office:value-type="string" office:string-value="015F" calcext:value-type="string">
            <text:p>015F</text:p>
          </table:table-cell>
          <table:table-cell table:formula="of:=DEC2HEX([.J3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.12</text:p>
          </table:table-cell>
          <table:table-cell office:value-type="float" office:value="352" calcext:value-type="float">
            <text:p>352</text:p>
          </table:table-cell>
          <table:table-cell table:formula="of:=SUM([.A356] *64;[.B356] *32;[.C356] *16;[.D356] *8;[.E356] * 4;[.F356] * 2;[.G356] * 1)" office:value-type="float" office:value="0" calcext:value-type="float">
            <text:p>0</text:p>
          </table:table-cell>
          <table:table-cell table:formula="of:=DEC2HEX([.I356];4)" office:value-type="string" office:string-value="0160" calcext:value-type="string">
            <text:p>0160</text:p>
          </table:table-cell>
          <table:table-cell table:formula="of:=DEC2HEX([.J3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 office:value-type="float" office:value="1" calcext:value-type="float">
            <text:p>1</text:p>
          </table:table-cell>
          <table:table-cell office:value-type="string" calcext:value-type="string">
            <text:p>2.12</text:p>
          </table:table-cell>
          <table:table-cell office:value-type="float" office:value="353" calcext:value-type="float">
            <text:p>353</text:p>
          </table:table-cell>
          <table:table-cell table:formula="of:=SUM([.A357] *64;[.B357] *32;[.C357] *16;[.D357] *8;[.E357] * 4;[.F357] * 2;[.G357] * 1)" office:value-type="float" office:value="1" calcext:value-type="float">
            <text:p>1</text:p>
          </table:table-cell>
          <table:table-cell table:formula="of:=DEC2HEX([.I357];4)" office:value-type="string" office:string-value="0161" calcext:value-type="string">
            <text:p>0161</text:p>
          </table:table-cell>
          <table:table-cell table:formula="of:=DEC2HEX([.J35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3.12</text:p>
          </table:table-cell>
          <table:table-cell office:value-type="float" office:value="354" calcext:value-type="float">
            <text:p>354</text:p>
          </table:table-cell>
          <table:table-cell table:formula="of:=SUM([.A358] *64;[.B358] *32;[.C358] *16;[.D358] *8;[.E358] * 4;[.F358] * 2;[.G358] * 1)" office:value-type="float" office:value="8" calcext:value-type="float">
            <text:p>8</text:p>
          </table:table-cell>
          <table:table-cell table:formula="of:=DEC2HEX([.I358];4)" office:value-type="string" office:string-value="0162" calcext:value-type="string">
            <text:p>0162</text:p>
          </table:table-cell>
          <table:table-cell table:formula="of:=DEC2HEX([.J35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4.12</text:p>
          </table:table-cell>
          <table:table-cell office:value-type="float" office:value="355" calcext:value-type="float">
            <text:p>355</text:p>
          </table:table-cell>
          <table:table-cell table:formula="of:=SUM([.A359] *64;[.B359] *32;[.C359] *16;[.D359] *8;[.E359] * 4;[.F359] * 2;[.G359] * 1)" office:value-type="float" office:value="0" calcext:value-type="float">
            <text:p>0</text:p>
          </table:table-cell>
          <table:table-cell table:formula="of:=DEC2HEX([.I359];4)" office:value-type="string" office:string-value="0163" calcext:value-type="string">
            <text:p>0163</text:p>
          </table:table-cell>
          <table:table-cell table:formula="of:=DEC2HEX([.J3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5.12</text:p>
          </table:table-cell>
          <table:table-cell office:value-type="float" office:value="356" calcext:value-type="float">
            <text:p>356</text:p>
          </table:table-cell>
          <table:table-cell table:formula="of:=SUM([.A360] *64;[.B360] *32;[.C360] *16;[.D360] *8;[.E360] * 4;[.F360] * 2;[.G360] * 1)" office:value-type="float" office:value="0" calcext:value-type="float">
            <text:p>0</text:p>
          </table:table-cell>
          <table:table-cell table:formula="of:=DEC2HEX([.I360];4)" office:value-type="string" office:string-value="0164" calcext:value-type="string">
            <text:p>0164</text:p>
          </table:table-cell>
          <table:table-cell table:formula="of:=DEC2HEX([.J3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6.12</text:p>
          </table:table-cell>
          <table:table-cell office:value-type="float" office:value="357" calcext:value-type="float">
            <text:p>357</text:p>
          </table:table-cell>
          <table:table-cell table:formula="of:=SUM([.A361] *64;[.B361] *32;[.C361] *16;[.D361] *8;[.E361] * 4;[.F361] * 2;[.G361] * 1)" office:value-type="float" office:value="0" calcext:value-type="float">
            <text:p>0</text:p>
          </table:table-cell>
          <table:table-cell table:formula="of:=DEC2HEX([.I361];4)" office:value-type="string" office:string-value="0165" calcext:value-type="string">
            <text:p>0165</text:p>
          </table:table-cell>
          <table:table-cell table:formula="of:=DEC2HEX([.J3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7.12</text:p>
          </table:table-cell>
          <table:table-cell office:value-type="float" office:value="358" calcext:value-type="float">
            <text:p>358</text:p>
          </table:table-cell>
          <table:table-cell table:formula="of:=SUM([.A362] *64;[.B362] *32;[.C362] *16;[.D362] *8;[.E362] * 4;[.F362] * 2;[.G362] * 1)" office:value-type="float" office:value="0" calcext:value-type="float">
            <text:p>0</text:p>
          </table:table-cell>
          <table:table-cell table:formula="of:=DEC2HEX([.I362];4)" office:value-type="string" office:string-value="0166" calcext:value-type="string">
            <text:p>0166</text:p>
          </table:table-cell>
          <table:table-cell table:formula="of:=DEC2HEX([.J3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8.12</text:p>
          </table:table-cell>
          <table:table-cell office:value-type="float" office:value="359" calcext:value-type="float">
            <text:p>359</text:p>
          </table:table-cell>
          <table:table-cell table:formula="of:=SUM([.A363] *64;[.B363] *32;[.C363] *16;[.D363] *8;[.E363] * 4;[.F363] * 2;[.G363] * 1)" office:value-type="float" office:value="0" calcext:value-type="float">
            <text:p>0</text:p>
          </table:table-cell>
          <table:table-cell table:formula="of:=DEC2HEX([.I363];4)" office:value-type="string" office:string-value="0167" calcext:value-type="string">
            <text:p>0167</text:p>
          </table:table-cell>
          <table:table-cell table:formula="of:=DEC2HEX([.J3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9.12</text:p>
          </table:table-cell>
          <table:table-cell office:value-type="float" office:value="360" calcext:value-type="float">
            <text:p>360</text:p>
          </table:table-cell>
          <table:table-cell table:formula="of:=SUM([.A364] *64;[.B364] *32;[.C364] *16;[.D364] *8;[.E364] * 4;[.F364] * 2;[.G364] * 1)" office:value-type="float" office:value="0" calcext:value-type="float">
            <text:p>0</text:p>
          </table:table-cell>
          <table:table-cell table:formula="of:=DEC2HEX([.I364];4)" office:value-type="string" office:string-value="0168" calcext:value-type="string">
            <text:p>0168</text:p>
          </table:table-cell>
          <table:table-cell table:formula="of:=DEC2HEX([.J3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0.12</text:p>
          </table:table-cell>
          <table:table-cell office:value-type="float" office:value="361" calcext:value-type="float">
            <text:p>361</text:p>
          </table:table-cell>
          <table:table-cell table:formula="of:=SUM([.A365] *64;[.B365] *32;[.C365] *16;[.D365] *8;[.E365] * 4;[.F365] * 2;[.G365] * 1)" office:value-type="float" office:value="2" calcext:value-type="float">
            <text:p>2</text:p>
          </table:table-cell>
          <table:table-cell table:formula="of:=DEC2HEX([.I365];4)" office:value-type="string" office:string-value="0169" calcext:value-type="string">
            <text:p>0169</text:p>
          </table:table-cell>
          <table:table-cell table:formula="of:=DEC2HEX([.J36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1.12</text:p>
          </table:table-cell>
          <table:table-cell office:value-type="float" office:value="362" calcext:value-type="float">
            <text:p>362</text:p>
          </table:table-cell>
          <table:table-cell table:formula="of:=SUM([.A366] *64;[.B366] *32;[.C366] *16;[.D366] *8;[.E366] * 4;[.F366] * 2;[.G366] * 1)" office:value-type="float" office:value="0" calcext:value-type="float">
            <text:p>0</text:p>
          </table:table-cell>
          <table:table-cell table:formula="of:=DEC2HEX([.I366];4)" office:value-type="string" office:string-value="016A" calcext:value-type="string">
            <text:p>016A</text:p>
          </table:table-cell>
          <table:table-cell table:formula="of:=DEC2HEX([.J3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2.12</text:p>
          </table:table-cell>
          <table:table-cell office:value-type="float" office:value="363" calcext:value-type="float">
            <text:p>363</text:p>
          </table:table-cell>
          <table:table-cell table:formula="of:=SUM([.A367] *64;[.B367] *32;[.C367] *16;[.D367] *8;[.E367] * 4;[.F367] * 2;[.G367] * 1)" office:value-type="float" office:value="0" calcext:value-type="float">
            <text:p>0</text:p>
          </table:table-cell>
          <table:table-cell table:formula="of:=DEC2HEX([.I367];4)" office:value-type="string" office:string-value="016B" calcext:value-type="string">
            <text:p>016B</text:p>
          </table:table-cell>
          <table:table-cell table:formula="of:=DEC2HEX([.J3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3.12</text:p>
          </table:table-cell>
          <table:table-cell office:value-type="float" office:value="364" calcext:value-type="float">
            <text:p>364</text:p>
          </table:table-cell>
          <table:table-cell table:formula="of:=SUM([.A368] *64;[.B368] *32;[.C368] *16;[.D368] *8;[.E368] * 4;[.F368] * 2;[.G368] * 1)" office:value-type="float" office:value="0" calcext:value-type="float">
            <text:p>0</text:p>
          </table:table-cell>
          <table:table-cell table:formula="of:=DEC2HEX([.I368];4)" office:value-type="string" office:string-value="016C" calcext:value-type="string">
            <text:p>016C</text:p>
          </table:table-cell>
          <table:table-cell table:formula="of:=DEC2HEX([.J3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4.12</text:p>
          </table:table-cell>
          <table:table-cell office:value-type="float" office:value="365" calcext:value-type="float">
            <text:p>365</text:p>
          </table:table-cell>
          <table:table-cell table:formula="of:=SUM([.A369] *64;[.B369] *32;[.C369] *16;[.D369] *8;[.E369] * 4;[.F369] * 2;[.G369] * 1)" office:value-type="float" office:value="0" calcext:value-type="float">
            <text:p>0</text:p>
          </table:table-cell>
          <table:table-cell table:formula="of:=DEC2HEX([.I369];4)" office:value-type="string" office:string-value="016D" calcext:value-type="string">
            <text:p>016D</text:p>
          </table:table-cell>
          <table:table-cell table:formula="of:=DEC2HEX([.J3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5.12</text:p>
          </table:table-cell>
          <table:table-cell office:value-type="float" office:value="366" calcext:value-type="float">
            <text:p>366</text:p>
          </table:table-cell>
          <table:table-cell table:formula="of:=SUM([.A370] *64;[.B370] *32;[.C370] *16;[.D370] *8;[.E370] * 4;[.F370] * 2;[.G370] * 1)" office:value-type="float" office:value="0" calcext:value-type="float">
            <text:p>0</text:p>
          </table:table-cell>
          <table:table-cell table:formula="of:=DEC2HEX([.I370];4)" office:value-type="string" office:string-value="016E" calcext:value-type="string">
            <text:p>016E</text:p>
          </table:table-cell>
          <table:table-cell table:formula="of:=DEC2HEX([.J3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16.12</text:p>
          </table:table-cell>
          <table:table-cell office:value-type="float" office:value="367" calcext:value-type="float">
            <text:p>367</text:p>
          </table:table-cell>
          <table:table-cell table:formula="of:=SUM([.A371] *64;[.B371] *32;[.C371] *16;[.D371] *8;[.E371] * 4;[.F371] * 2;[.G371] * 1)" office:value-type="float" office:value="2" calcext:value-type="float">
            <text:p>2</text:p>
          </table:table-cell>
          <table:table-cell table:formula="of:=DEC2HEX([.I371];4)" office:value-type="string" office:string-value="016F" calcext:value-type="string">
            <text:p>016F</text:p>
          </table:table-cell>
          <table:table-cell table:formula="of:=DEC2HEX([.J37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8" table:content-validation-name="val1"/>
          <table:table-cell office:value-type="string" calcext:value-type="string">
            <text:p>17.12</text:p>
          </table:table-cell>
          <table:table-cell office:value-type="float" office:value="368" calcext:value-type="float">
            <text:p>368</text:p>
          </table:table-cell>
          <table:table-cell table:formula="of:=SUM([.A372] *64;[.B372] *32;[.C372] *16;[.D372] *8;[.E372] * 4;[.F372] * 2;[.G372] * 1)" office:value-type="float" office:value="8" calcext:value-type="float">
            <text:p>8</text:p>
          </table:table-cell>
          <table:table-cell table:formula="of:=DEC2HEX([.I372];4)" office:value-type="string" office:string-value="0170" calcext:value-type="string">
            <text:p>0170</text:p>
          </table:table-cell>
          <table:table-cell table:formula="of:=DEC2HEX([.J37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8.12</text:p>
          </table:table-cell>
          <table:table-cell office:value-type="float" office:value="369" calcext:value-type="float">
            <text:p>369</text:p>
          </table:table-cell>
          <table:table-cell table:formula="of:=SUM([.A373] *64;[.B373] *32;[.C373] *16;[.D373] *8;[.E373] * 4;[.F373] * 2;[.G373] * 1)" office:value-type="float" office:value="0" calcext:value-type="float">
            <text:p>0</text:p>
          </table:table-cell>
          <table:table-cell table:formula="of:=DEC2HEX([.I373];4)" office:value-type="string" office:string-value="0171" calcext:value-type="string">
            <text:p>0171</text:p>
          </table:table-cell>
          <table:table-cell table:formula="of:=DEC2HEX([.J3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19.12</text:p>
          </table:table-cell>
          <table:table-cell office:value-type="float" office:value="370" calcext:value-type="float">
            <text:p>370</text:p>
          </table:table-cell>
          <table:table-cell table:formula="of:=SUM([.A374] *64;[.B374] *32;[.C374] *16;[.D374] *8;[.E374] * 4;[.F374] * 2;[.G374] * 1)" office:value-type="float" office:value="0" calcext:value-type="float">
            <text:p>0</text:p>
          </table:table-cell>
          <table:table-cell table:formula="of:=DEC2HEX([.I374];4)" office:value-type="string" office:string-value="0172" calcext:value-type="string">
            <text:p>0172</text:p>
          </table:table-cell>
          <table:table-cell table:formula="of:=DEC2HEX([.J3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0.12</text:p>
          </table:table-cell>
          <table:table-cell office:value-type="float" office:value="371" calcext:value-type="float">
            <text:p>371</text:p>
          </table:table-cell>
          <table:table-cell table:formula="of:=SUM([.A375] *64;[.B375] *32;[.C375] *16;[.D375] *8;[.E375] * 4;[.F375] * 2;[.G375] * 1)" office:value-type="float" office:value="0" calcext:value-type="float">
            <text:p>0</text:p>
          </table:table-cell>
          <table:table-cell table:formula="of:=DEC2HEX([.I375];4)" office:value-type="string" office:string-value="0173" calcext:value-type="string">
            <text:p>0173</text:p>
          </table:table-cell>
          <table:table-cell table:formula="of:=DEC2HEX([.J3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1.12</text:p>
          </table:table-cell>
          <table:table-cell office:value-type="float" office:value="372" calcext:value-type="float">
            <text:p>372</text:p>
          </table:table-cell>
          <table:table-cell table:formula="of:=SUM([.A376] *64;[.B376] *32;[.C376] *16;[.D376] *8;[.E376] * 4;[.F376] * 2;[.G376] * 1)" office:value-type="float" office:value="0" calcext:value-type="float">
            <text:p>0</text:p>
          </table:table-cell>
          <table:table-cell table:formula="of:=DEC2HEX([.I376];4)" office:value-type="string" office:string-value="0174" calcext:value-type="string">
            <text:p>0174</text:p>
          </table:table-cell>
          <table:table-cell table:formula="of:=DEC2HEX([.J3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2.12</text:p>
          </table:table-cell>
          <table:table-cell office:value-type="float" office:value="373" calcext:value-type="float">
            <text:p>373</text:p>
          </table:table-cell>
          <table:table-cell table:formula="of:=SUM([.A377] *64;[.B377] *32;[.C377] *16;[.D377] *8;[.E377] * 4;[.F377] * 2;[.G377] * 1)" office:value-type="float" office:value="0" calcext:value-type="float">
            <text:p>0</text:p>
          </table:table-cell>
          <table:table-cell table:formula="of:=DEC2HEX([.I377];4)" office:value-type="string" office:string-value="0175" calcext:value-type="string">
            <text:p>0175</text:p>
          </table:table-cell>
          <table:table-cell table:formula="of:=DEC2HEX([.J3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3.12</text:p>
          </table:table-cell>
          <table:table-cell office:value-type="float" office:value="374" calcext:value-type="float">
            <text:p>374</text:p>
          </table:table-cell>
          <table:table-cell table:formula="of:=SUM([.A378] *64;[.B378] *32;[.C378] *16;[.D378] *8;[.E378] * 4;[.F378] * 2;[.G378] * 1)" office:value-type="float" office:value="0" calcext:value-type="float">
            <text:p>0</text:p>
          </table:table-cell>
          <table:table-cell table:formula="of:=DEC2HEX([.I378];4)" office:value-type="string" office:string-value="0176" calcext:value-type="string">
            <text:p>0176</text:p>
          </table:table-cell>
          <table:table-cell table:formula="of:=DEC2HEX([.J3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4.12</text:p>
          </table:table-cell>
          <table:table-cell office:value-type="float" office:value="375" calcext:value-type="float">
            <text:p>375</text:p>
          </table:table-cell>
          <table:table-cell table:formula="of:=SUM([.A379] *64;[.B379] *32;[.C379] *16;[.D379] *8;[.E379] * 4;[.F379] * 2;[.G379] * 1)" office:value-type="float" office:value="0" calcext:value-type="float">
            <text:p>0</text:p>
          </table:table-cell>
          <table:table-cell table:formula="of:=DEC2HEX([.I379];4)" office:value-type="string" office:string-value="0177" calcext:value-type="string">
            <text:p>0177</text:p>
          </table:table-cell>
          <table:table-cell table:formula="of:=DEC2HEX([.J3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5.12</text:p>
          </table:table-cell>
          <table:table-cell office:value-type="float" office:value="376" calcext:value-type="float">
            <text:p>376</text:p>
          </table:table-cell>
          <table:table-cell table:formula="of:=SUM([.A380] *64;[.B380] *32;[.C380] *16;[.D380] *8;[.E380] * 4;[.F380] * 2;[.G380] * 1)" office:value-type="float" office:value="0" calcext:value-type="float">
            <text:p>0</text:p>
          </table:table-cell>
          <table:table-cell table:formula="of:=DEC2HEX([.I380];4)" office:value-type="string" office:string-value="0178" calcext:value-type="string">
            <text:p>0178</text:p>
          </table:table-cell>
          <table:table-cell table:formula="of:=DEC2HEX([.J3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8" table:content-validation-name="val1"/>
          <table:table-cell office:value-type="string" calcext:value-type="string">
            <text:p>26.12</text:p>
          </table:table-cell>
          <table:table-cell office:value-type="float" office:value="377" calcext:value-type="float">
            <text:p>377</text:p>
          </table:table-cell>
          <table:table-cell table:formula="of:=SUM([.A381] *64;[.B381] *32;[.C381] *16;[.D381] *8;[.E381] * 4;[.F381] * 2;[.G381] * 1)" office:value-type="float" office:value="2" calcext:value-type="float">
            <text:p>2</text:p>
          </table:table-cell>
          <table:table-cell table:formula="of:=DEC2HEX([.I381];4)" office:value-type="string" office:string-value="0179" calcext:value-type="string">
            <text:p>0179</text:p>
          </table:table-cell>
          <table:table-cell table:formula="of:=DEC2HEX([.J38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7.12</text:p>
          </table:table-cell>
          <table:table-cell office:value-type="float" office:value="378" calcext:value-type="float">
            <text:p>378</text:p>
          </table:table-cell>
          <table:table-cell table:formula="of:=SUM([.A382] *64;[.B382] *32;[.C382] *16;[.D382] *8;[.E382] * 4;[.F382] * 2;[.G382] * 1)" office:value-type="float" office:value="0" calcext:value-type="float">
            <text:p>0</text:p>
          </table:table-cell>
          <table:table-cell table:formula="of:=DEC2HEX([.I382];4)" office:value-type="string" office:string-value="017A" calcext:value-type="string">
            <text:p>017A</text:p>
          </table:table-cell>
          <table:table-cell table:formula="of:=DEC2HEX([.J3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8.12</text:p>
          </table:table-cell>
          <table:table-cell office:value-type="float" office:value="379" calcext:value-type="float">
            <text:p>379</text:p>
          </table:table-cell>
          <table:table-cell table:formula="of:=SUM([.A383] *64;[.B383] *32;[.C383] *16;[.D383] *8;[.E383] * 4;[.F383] * 2;[.G383] * 1)" office:value-type="float" office:value="0" calcext:value-type="float">
            <text:p>0</text:p>
          </table:table-cell>
          <table:table-cell table:formula="of:=DEC2HEX([.I383];4)" office:value-type="string" office:string-value="017B" calcext:value-type="string">
            <text:p>017B</text:p>
          </table:table-cell>
          <table:table-cell table:formula="of:=DEC2HEX([.J3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29.12</text:p>
          </table:table-cell>
          <table:table-cell office:value-type="float" office:value="380" calcext:value-type="float">
            <text:p>380</text:p>
          </table:table-cell>
          <table:table-cell table:formula="of:=SUM([.A384] *64;[.B384] *32;[.C384] *16;[.D384] *8;[.E384] * 4;[.F384] * 2;[.G384] * 1)" office:value-type="float" office:value="0" calcext:value-type="float">
            <text:p>0</text:p>
          </table:table-cell>
          <table:table-cell table:formula="of:=DEC2HEX([.I384];4)" office:value-type="string" office:string-value="017C" calcext:value-type="string">
            <text:p>017C</text:p>
          </table:table-cell>
          <table:table-cell table:formula="of:=DEC2HEX([.J3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0.12</text:p>
          </table:table-cell>
          <table:table-cell office:value-type="float" office:value="381" calcext:value-type="float">
            <text:p>381</text:p>
          </table:table-cell>
          <table:table-cell table:formula="of:=SUM([.A385] *64;[.B385] *32;[.C385] *16;[.D385] *8;[.E385] * 4;[.F385] * 2;[.G385] * 1)" office:value-type="float" office:value="0" calcext:value-type="float">
            <text:p>0</text:p>
          </table:table-cell>
          <table:table-cell table:formula="of:=DEC2HEX([.I385];4)" office:value-type="string" office:string-value="017D" calcext:value-type="string">
            <text:p>017D</text:p>
          </table:table-cell>
          <table:table-cell table:formula="of:=DEC2HEX([.J3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8" table:content-validation-name="val1"/>
          <table:table-cell office:value-type="string" calcext:value-type="string">
            <text:p>31.12</text:p>
          </table:table-cell>
          <table:table-cell office:value-type="float" office:value="382" calcext:value-type="float">
            <text:p>382</text:p>
          </table:table-cell>
          <table:table-cell table:formula="of:=SUM([.A386] *64;[.B386] *32;[.C386] *16;[.D386] *8;[.E386] * 4;[.F386] * 2;[.G386] * 1)" office:value-type="float" office:value="0" calcext:value-type="float">
            <text:p>0</text:p>
          </table:table-cell>
          <table:table-cell table:formula="of:=DEC2HEX([.I386];4)" office:value-type="string" office:string-value="017E" calcext:value-type="string">
            <text:p>017E</text:p>
          </table:table-cell>
          <table:table-cell table:formula="of:=DEC2HEX([.J3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5"/>
          <table:table-cell table:style-name="ce29" table:content-validation-name="val1"/>
          <table:table-cell table:style-name="ce36" office:value-type="string" calcext:value-type="string">
            <text:p>Füllbyte (Inhalt egal)</text:p>
          </table:table-cell>
          <table:table-cell office:value-type="float" office:value="383" calcext:value-type="float">
            <text:p>383</text:p>
          </table:table-cell>
          <table:table-cell table:formula="of:=SUM([.A387] *64;[.B387] *32;[.C387] *16;[.D387] *8;[.E387] * 4;[.F387] * 2;[.G387] * 1)" office:value-type="float" office:value="0" calcext:value-type="float">
            <text:p>0</text:p>
          </table:table-cell>
          <table:table-cell table:formula="of:=DEC2HEX([.I387];4)" office:value-type="string" office:string-value="017F" calcext:value-type="string">
            <text:p>017F</text:p>
          </table:table-cell>
          <table:table-cell table:formula="of:=DEC2HEX([.J3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3">
            <text:p>Start Datum RTC TT.MM.JJ </text:p>
          </table:table-cell>
          <table:covered-table-cell table:number-columns-repeated="3" table:style-name="ce6"/>
          <table:table-cell table:style-name="ce14" table:content-validation-name="val2" office:value-type="date" office:date-value="2018-01-26" calcext:value-type="date" table:number-columns-spanned="3" table:number-rows-spanned="3">
            <text:p>26.01.18</text:p>
          </table:table-cell>
          <table:covered-table-cell table:style-name="ce21" table:content-validation-name="val2"/>
          <table:covered-table-cell table:style-name="ce30" table:content-validation-name="val2"/>
          <table:table-cell table:style-name="ce36" office:value-type="string" calcext:value-type="string">
            <text:p>RTC Start Tag PBCD</text:p>
          </table:table-cell>
          <table:table-cell office:value-type="float" office:value="384" calcext:value-type="float">
            <text:p>384</text:p>
          </table:table-cell>
          <table:table-cell table:formula="of:=HEX2DEC(DAY([.E388]))" office:value-type="float" office:value="38" calcext:value-type="float">
            <text:p>38</text:p>
          </table:table-cell>
          <table:table-cell table:formula="of:=DEC2HEX([.I388];4)" office:value-type="string" office:string-value="0180" calcext:value-type="string">
            <text:p>0180</text:p>
          </table:table-cell>
          <table:table-cell table:formula="of:=DEC2HEX([.J388];2)" office:value-type="string" office:string-value="26" calcext:value-type="string">
            <text:p>26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2" table:content-validation-name="val2"/>
          <table:covered-table-cell table:style-name="ce31" table:content-validation-name="val2"/>
          <table:table-cell table:style-name="ce36" office:value-type="string" calcext:value-type="string">
            <text:p>RTC Start Monat PBCD</text:p>
          </table:table-cell>
          <table:table-cell office:value-type="float" office:value="385" calcext:value-type="float">
            <text:p>385</text:p>
          </table:table-cell>
          <table:table-cell table:formula="of:=HEX2DEC(MONTH([.E388]))" office:value-type="float" office:value="1" calcext:value-type="float">
            <text:p>1</text:p>
          </table:table-cell>
          <table:table-cell table:formula="of:=DEC2HEX([.I389];4)" office:value-type="string" office:string-value="0181" calcext:value-type="string">
            <text:p>0181</text:p>
          </table:table-cell>
          <table:table-cell table:formula="of:=DEC2HEX([.J38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2" table:content-validation-name="val2"/>
          <table:covered-table-cell table:style-name="ce31" table:content-validation-name="val2"/>
          <table:table-cell table:style-name="ce36" office:value-type="string" calcext:value-type="string">
            <text:p>RTC Start Jahr 2-Stellig PBCD</text:p>
          </table:table-cell>
          <table:table-cell office:value-type="float" office:value="386" calcext:value-type="float">
            <text:p>386</text:p>
          </table:table-cell>
          <table:table-cell table:formula="of:=HEX2DEC(YEAR([.E388]) - 2000)" office:value-type="float" office:value="24" calcext:value-type="float">
            <text:p>24</text:p>
          </table:table-cell>
          <table:table-cell table:formula="of:=DEC2HEX([.I390];4)" office:value-type="string" office:string-value="0182" calcext:value-type="string">
            <text:p>0182</text:p>
          </table:table-cell>
          <table:table-cell table:formula="of:=DEC2HEX([.J390];2)" office:value-type="string" office:string-value="18" calcext:value-type="string">
            <text:p>1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tart Uhrzeit RTC HH:MM </text:p>
          </table:table-cell>
          <table:covered-table-cell table:number-columns-repeated="3" table:style-name="ce6"/>
          <table:table-cell table:style-name="ce16" table:content-validation-name="val3" office:value-type="time" office:time-value="PT20H05M00S" calcext:value-type="time" table:number-columns-spanned="3" table:number-rows-spanned="2">
            <text:p>20:05</text:p>
          </table:table-cell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RTC Start Stunde PBCD</text:p>
          </table:table-cell>
          <table:table-cell office:value-type="float" office:value="387" calcext:value-type="float">
            <text:p>387</text:p>
          </table:table-cell>
          <table:table-cell table:formula="of:=HEX2DEC(HOUR([.E391]))" office:value-type="float" office:value="32" calcext:value-type="float">
            <text:p>32</text:p>
          </table:table-cell>
          <table:table-cell table:formula="of:=DEC2HEX([.I391];4)" office:value-type="string" office:string-value="0183" calcext:value-type="string">
            <text:p>0183</text:p>
          </table:table-cell>
          <table:table-cell table:formula="of:=DEC2HEX([.J391];2)" office:value-type="string" office:string-value="20" calcext:value-type="string">
            <text:p>20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RTC Start Minute PBCD</text:p>
          </table:table-cell>
          <table:table-cell office:value-type="float" office:value="388" calcext:value-type="float">
            <text:p>388</text:p>
          </table:table-cell>
          <table:table-cell table:formula="of:=HEX2DEC(MINUTE([.E391]))" office:value-type="float" office:value="5" calcext:value-type="float">
            <text:p>5</text:p>
          </table:table-cell>
          <table:table-cell table:formula="of:=DEC2HEX([.I392];4)" office:value-type="string" office:string-value="0184" calcext:value-type="string">
            <text:p>0184</text:p>
          </table:table-cell>
          <table:table-cell table:formula="of:=DEC2HEX([.J392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Weckzeit Täglich HH:MM </text:p>
          </table:table-cell>
          <table:covered-table-cell table:number-columns-repeated="3" table:style-name="ce6"/>
          <table:table-cell table:style-name="ce16" table:content-validation-name="val4" office:value-type="time" office:time-value="PT12H00M00S" calcext:value-type="time" table:number-columns-spanned="3" table:number-rows-spanned="2">
            <text:p>12:00</text:p>
          </table:table-cell>
          <table:covered-table-cell table:style-name="ce23" table:content-validation-name="val3"/>
          <table:covered-table-cell table:style-name="ce32" table:content-validation-name="val3"/>
          <table:table-cell table:style-name="ce36" office:value-type="string" calcext:value-type="string">
            <text:p>Weckzeit Täglich Stunde PBCD</text:p>
          </table:table-cell>
          <table:table-cell office:value-type="float" office:value="389" calcext:value-type="float">
            <text:p>389</text:p>
          </table:table-cell>
          <table:table-cell table:formula="of:=HEX2DEC(HOUR([.E393]))" office:value-type="float" office:value="18" calcext:value-type="float">
            <text:p>18</text:p>
          </table:table-cell>
          <table:table-cell table:formula="of:=DEC2HEX([.I393];4)" office:value-type="string" office:string-value="0185" calcext:value-type="string">
            <text:p>0185</text:p>
          </table:table-cell>
          <table:table-cell table:formula="of:=DEC2HEX([.J393];2)" office:value-type="string" office:string-value="12" calcext:value-type="string">
            <text:p>1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Weckzeit Täglich Minute PBCD</text:p>
          </table:table-cell>
          <table:table-cell office:value-type="float" office:value="390" calcext:value-type="float">
            <text:p>390</text:p>
          </table:table-cell>
          <table:table-cell table:formula="of:=HEX2DEC(MINUTE([.E393]))" office:value-type="float" office:value="0" calcext:value-type="float">
            <text:p>0</text:p>
          </table:table-cell>
          <table:table-cell table:formula="of:=DEC2HEX([.I394];4)" office:value-type="string" office:string-value="0186" calcext:value-type="string">
            <text:p>0186</text:p>
          </table:table-cell>
          <table:table-cell table:formula="of:=DEC2HEX([.J3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chlafenszeit Täglich HH:MM </text:p>
          </table:table-cell>
          <table:covered-table-cell table:number-columns-repeated="3" table:style-name="ce6"/>
          <table:table-cell table:style-name="ce18" table:content-validation-name="val5" office:value-type="time" office:time-value="PT22H00M00S" calcext:value-type="time" table:number-columns-spanned="3" table:number-rows-spanned="2">
            <text:p>22:00</text:p>
          </table:table-cell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Schlafenszeit Täglich Stunde PBCD</text:p>
          </table:table-cell>
          <table:table-cell office:value-type="float" office:value="391" calcext:value-type="float">
            <text:p>391</text:p>
          </table:table-cell>
          <table:table-cell table:formula="of:=HEX2DEC(HOUR([.E395]))" office:value-type="float" office:value="34" calcext:value-type="float">
            <text:p>34</text:p>
          </table:table-cell>
          <table:table-cell table:formula="of:=DEC2HEX([.I395];4)" office:value-type="string" office:string-value="0187" calcext:value-type="string">
            <text:p>0187</text:p>
          </table:table-cell>
          <table:table-cell table:formula="of:=DEC2HEX([.J395];2)" office:value-type="string" office:string-value="22" calcext:value-type="string">
            <text:p>2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4" table:content-validation-name="val3"/>
          <table:covered-table-cell table:style-name="ce32" table:content-validation-name="val3"/>
          <table:table-cell table:style-name="ce36" office:value-type="string" calcext:value-type="string">
            <text:p>Schlafenszeit Täglich Minute PBCD</text:p>
          </table:table-cell>
          <table:table-cell office:value-type="float" office:value="392" calcext:value-type="float">
            <text:p>392</text:p>
          </table:table-cell>
          <table:table-cell table:formula="of:=HEX2DEC(MINUTE([.E395]))" office:value-type="float" office:value="0" calcext:value-type="float">
            <text:p>0</text:p>
          </table:table-cell>
          <table:table-cell table:formula="of:=DEC2HEX([.I396];4)" office:value-type="string" office:string-value="0188" calcext:value-type="string">
            <text:p>0188</text:p>
          </table:table-cell>
          <table:table-cell table:formula="of:=DEC2HEX([.J3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März </text:p>
          </table:table-cell>
          <table:covered-table-cell table:number-columns-repeated="3" table:style-name="ce12"/>
          <table:table-cell table:style-name="ce19" table:content-validation-name="val6" office:value-type="float" office:value="25" calcext:value-type="float" table:number-columns-spanned="3" table:number-rows-spanned="1">
            <text:p>25</text:p>
          </table:table-cell>
          <table:covered-table-cell table:style-name="ce25"/>
          <table:covered-table-cell table:style-name="ce33"/>
          <table:table-cell table:style-name="ce6" office:value-type="string" calcext:value-type="string">
            <text:p>Tag MEZ &gt; MESZ PBCD</text:p>
          </table:table-cell>
          <table:table-cell table:style-name="ce38" office:value-type="float" office:value="393" calcext:value-type="float">
            <text:p>393</text:p>
          </table:table-cell>
          <table:table-cell table:formula="of:=HEX2DEC([.E397])" office:value-type="float" office:value="37" calcext:value-type="float">
            <text:p>37</text:p>
          </table:table-cell>
          <table:table-cell table:style-name="ce38" table:formula="of:=DEC2HEX([.I397];4)" office:value-type="string" office:string-value="0189" calcext:value-type="string">
            <text:p>0189</text:p>
          </table:table-cell>
          <table:table-cell table:formula="of:=DEC2HEX([.J397];2)" office:value-type="string" office:string-value="25" calcext:value-type="string">
            <text:p>25</text:p>
          </table:table-cell>
          <table:table-cell table:style-name="ce25"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Oktober </text:p>
          </table:table-cell>
          <table:covered-table-cell table:number-columns-repeated="3" table:style-name="ce12"/>
          <table:table-cell table:style-name="ce20" table:content-validation-name="val6" office:value-type="float" office:value="28" calcext:value-type="float" table:number-columns-spanned="3" table:number-rows-spanned="1">
            <text:p>28</text:p>
          </table:table-cell>
          <table:covered-table-cell table:style-name="ce26"/>
          <table:covered-table-cell table:style-name="ce34"/>
          <table:table-cell table:style-name="ce6" office:value-type="string" calcext:value-type="string">
            <text:p>Tag MESZ &gt; MEZ PBCD</text:p>
          </table:table-cell>
          <table:table-cell table:style-name="ce38" office:value-type="float" office:value="394" calcext:value-type="float">
            <text:p>394</text:p>
          </table:table-cell>
          <table:table-cell table:formula="of:=HEX2DEC([.E398])" office:value-type="float" office:value="40" calcext:value-type="float">
            <text:p>40</text:p>
          </table:table-cell>
          <table:table-cell table:style-name="ce38" table:formula="of:=DEC2HEX([.I398];4)" office:value-type="string" office:string-value="018A" calcext:value-type="string">
            <text:p>018A</text:p>
          </table:table-cell>
          <table:table-cell table:formula="of:=DEC2HEX([.J398];2)" office:value-type="string" office:string-value="28" calcext:value-type="string">
            <text:p>28</text:p>
          </table:table-cell>
          <table:table-cell table:style-name="ce25" table:number-columns-repeated="1012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date-style style:name="N110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19:53:42.7058803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9:54:26.668464526</dc:date>
    <dc:creator>Thomas </dc:creator>
    <meta:generator>LibreOffice/4.2.8.2$Linux_X86_64 LibreOffice_project/420m0$Build-2</meta:generator>
    <meta:editing-duration>PT2H27M47S</meta:editing-duration>
    <meta:editing-cycles>77</meta:editing-cycles>
    <meta:document-statistic meta:table-count="1" meta:cell-count="2121" meta:object-count="0"/>
  </office:meta>
</office:document-meta>
</file>